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9.1484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1.461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3.959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lane</text:p>
          </table:table-cell>
          <table:table-cell office:value-type="string">
            <text:p>spec</text:p>
          </table:table-cell>
          <table:table-cell office:value-type="string">
            <text:p>sketch</text:p>
          </table:table-cell>
          <table:table-cell/>
          <table:table-cell office:value-type="string">
            <text:p>field_series</text:p>
          </table:table-cell>
          <table:table-cell office:value-type="string">
            <text:p>field_number</text:p>
          </table:table-cell>
          <table:table-cell office:value-type="string">
            <text:p>catalog_series</text:p>
          </table:table-cell>
          <table:table-cell office:value-type="string">
            <text:p>catalog_number</text:p>
          </table:table-cell>
          <table:table-cell office:value-type="string">
            <text:p>genus</text:p>
          </table:table-cell>
          <table:table-cell office:value-type="string">
            <text:p>epithet</text:p>
          </table:table-cell>
          <table:table-cell office:value-type="string">
            <text:p>country</text:p>
          </table:table-cell>
          <table:table-cell office:value-type="string">
            <text:p>island</text:p>
          </table:table-cell>
          <table:table-cell office:value-type="string">
            <text:p>paic</text:p>
          </table:table-cell>
          <table:table-cell office:value-type="string">
            <text:p>locality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tissue</text:p>
          </table:table-cell>
          <table:table-cell office:value-type="string">
            <text:p>extract</text:p>
          </table:table-cell>
          <table:table-cell office:value-type="string">
            <text:p>da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KU</text:p>
          </table:table-cell>
          <table:table-cell office:value-type="float" office:value="324366">
            <text:p>324366</text:p>
          </table:table-cell>
          <table:table-cell office:value-type="string">
            <text:p>CDS</text:p>
          </table:table-cell>
          <table:table-cell office:value-type="float" office:value="4485">
            <text:p>4485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W-338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x</text:p>
          </table:table-cell>
          <table:table-cell office:value-type="float" office:value="385">
            <text:p>385</text:p>
          </table:table-cell>
          <table:table-cell office:value-type="string">
            <text:p>KU</text:p>
          </table:table-cell>
          <table:table-cell office:value-type="float" office:value="324367">
            <text:p>324367</text:p>
          </table:table-cell>
          <table:table-cell office:value-type="string">
            <text:p>CDS</text:p>
          </table:table-cell>
          <table:table-cell office:value-type="float" office:value="4583">
            <text:p>4583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W-339-I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KU</text:p>
          </table:table-cell>
          <table:table-cell office:value-type="float" office:value="324369">
            <text:p>324369</text:p>
          </table:table-cell>
          <table:table-cell office:value-type="string">
            <text:p>CDS</text:p>
          </table:table-cell>
          <table:table-cell office:value-type="float" office:value="4658">
            <text:p>4658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X-346-H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264">
            <text:p>264</text:p>
          </table:table-cell>
          <table:table-cell office:value-type="string">
            <text:p>KU</text:p>
          </table:table-cell>
          <table:table-cell office:value-type="float" office:value="324370">
            <text:p>324370</text:p>
          </table:table-cell>
          <table:table-cell office:value-type="string">
            <text:p>CDS</text:p>
          </table:table-cell>
          <table:table-cell office:value-type="float" office:value="4659">
            <text:p>465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X-346-H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x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KU</text:p>
          </table:table-cell>
          <table:table-cell office:value-type="float" office:value="324371">
            <text:p>324371</text:p>
          </table:table-cell>
          <table:table-cell office:value-type="string">
            <text:p>CDS</text:p>
          </table:table-cell>
          <table:table-cell office:value-type="float" office:value="4660">
            <text:p>4660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X-346-I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x</text:p>
          </table:table-cell>
          <table:table-cell/>
          <table:table-cell office:value-type="float" office:value="194">
            <text:p>194</text:p>
          </table:table-cell>
          <table:table-cell office:value-type="string">
            <text:p>KU</text:p>
          </table:table-cell>
          <table:table-cell office:value-type="float" office:value="309365">
            <text:p>309365</text:p>
          </table:table-cell>
          <table:table-cell office:value-type="string">
            <text:p>RMB</text:p>
          </table:table-cell>
          <table:table-cell office:value-type="float" office:value="8043">
            <text:p>8043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Mambajao; Barangay Pandan, Sito Pamahawan</text:p>
          </table:table-cell>
          <table:table-cell table:number-columns-repeated="2"/>
          <table:table-cell office:value-type="string">
            <text:p>P-239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6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x</text:p>
          </table:table-cell>
          <table:table-cell/>
          <table:table-cell office:value-type="float" office:value="111">
            <text:p>111</text:p>
          </table:table-cell>
          <table:table-cell office:value-type="string">
            <text:p>KU</text:p>
          </table:table-cell>
          <table:table-cell office:value-type="float" office:value="309363">
            <text:p>309363</text:p>
          </table:table-cell>
          <table:table-cell office:value-type="string">
            <text:p>RMB</text:p>
          </table:table-cell>
          <table:table-cell office:value-type="float" office:value="8201">
            <text:p>8201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Mambajao; Barangay Pandan, Sito Pamahawan</text:p>
          </table:table-cell>
          <table:table-cell table:number-columns-repeated="2"/>
          <table:table-cell office:value-type="string">
            <text:p>Q-241-B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6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/>
          <table:table-cell office:value-type="float" office:value="232">
            <text:p>232</text:p>
          </table:table-cell>
          <table:table-cell office:value-type="string">
            <text:p>KU</text:p>
          </table:table-cell>
          <table:table-cell office:value-type="float" office:value="309366">
            <text:p>309366</text:p>
          </table:table-cell>
          <table:table-cell office:value-type="string">
            <text:p>RMB</text:p>
          </table:table-cell>
          <table:table-cell office:value-type="float" office:value="8220">
            <text:p>8220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Mambajao; Barangay Pandan, Sito Pamahawan</text:p>
          </table:table-cell>
          <table:table-cell table:number-columns-repeated="2"/>
          <table:table-cell office:value-type="string">
            <text:p>Q-241-D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6-1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x</text:p>
          </table:table-cell>
          <table:table-cell/>
          <table:table-cell office:value-type="float" office:value="140">
            <text:p>140</text:p>
          </table:table-cell>
          <table:table-cell office:value-type="string">
            <text:p>KU</text:p>
          </table:table-cell>
          <table:table-cell office:value-type="float" office:value="309364">
            <text:p>309364</text:p>
          </table:table-cell>
          <table:table-cell office:value-type="string">
            <text:p>RMB</text:p>
          </table:table-cell>
          <table:table-cell office:value-type="float" office:value="8232">
            <text:p>8232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Mambajao; Barangay Pandan, Sito Pamahawan</text:p>
          </table:table-cell>
          <table:table-cell table:number-columns-repeated="2"/>
          <table:table-cell office:value-type="string">
            <text:p>Q-241-E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6-1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/>
          <table:table-cell office:value-type="float" office:value="42.1">
            <text:p>42.1</text:p>
          </table:table-cell>
          <table:table-cell office:value-type="string">
            <text:p>KU</text:p>
          </table:table-cell>
          <table:table-cell office:value-type="float" office:value="305567">
            <text:p>305567</text:p>
          </table:table-cell>
          <table:table-cell office:value-type="string">
            <text:p>CDS</text:p>
          </table:table-cell>
          <table:table-cell office:value-type="float" office:value="1768">
            <text:p>1768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ebu</text:p>
          </table:table-cell>
          <table:table-cell office:value-type="string">
            <text:p>Visayan</text:p>
          </table:table-cell>
          <table:table-cell office:value-type="string">
            <text:p>Cebu Province; Municipality of Alcoy; Barangay Nug-as, CBCF field station</text:p>
          </table:table-cell>
          <table:table-cell office:value-type="float" office:value="9.71119">
            <text:p>9.71119</text:p>
          </table:table-cell>
          <table:table-cell office:value-type="float" office:value="123.44884">
            <text:p>123.44884</text:p>
          </table:table-cell>
          <table:table-cell office:value-type="string">
            <text:p>H-118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6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/>
          <table:table-cell office:value-type="float" office:value="177">
            <text:p>177</text:p>
          </table:table-cell>
          <table:table-cell office:value-type="string">
            <text:p>KU</text:p>
          </table:table-cell>
          <table:table-cell office:value-type="float" office:value="305568">
            <text:p>305568</text:p>
          </table:table-cell>
          <table:table-cell office:value-type="string">
            <text:p>CWL</text:p>
          </table:table-cell>
          <table:table-cell office:value-type="float" office:value="88">
            <text:p>88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ebu</text:p>
          </table:table-cell>
          <table:table-cell office:value-type="string">
            <text:p>Visayan</text:p>
          </table:table-cell>
          <table:table-cell office:value-type="string">
            <text:p>Cebu Province; Municipality of Alcoy; Barangay Nug-as, CBCF field station</text:p>
          </table:table-cell>
          <table:table-cell office:value-type="float" office:value="9.71368">
            <text:p>9.71368</text:p>
          </table:table-cell>
          <table:table-cell office:value-type="float" office:value="123.44672">
            <text:p>123.44672</text:p>
          </table:table-cell>
          <table:table-cell office:value-type="string">
            <text:p>I-125-6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6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x</text:p>
          </table:table-cell>
          <table:table-cell/>
          <table:table-cell office:value-type="float" office:value="83.2">
            <text:p>83.2</text:p>
          </table:table-cell>
          <table:table-cell office:value-type="string">
            <text:p>KU</text:p>
          </table:table-cell>
          <table:table-cell office:value-type="float" office:value="305569">
            <text:p>305569</text:p>
          </table:table-cell>
          <table:table-cell office:value-type="string">
            <text:p>CWL</text:p>
          </table:table-cell>
          <table:table-cell office:value-type="float" office:value="89">
            <text:p>8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ebu</text:p>
          </table:table-cell>
          <table:table-cell office:value-type="string">
            <text:p>Visayan</text:p>
          </table:table-cell>
          <table:table-cell office:value-type="string">
            <text:p>Cebu Province; Municipality of Alcoy; Barangay Nug-as, CBCF field station</text:p>
          </table:table-cell>
          <table:table-cell office:value-type="float" office:value="9.71368">
            <text:p>9.71368</text:p>
          </table:table-cell>
          <table:table-cell office:value-type="float" office:value="123.44672">
            <text:p>123.44672</text:p>
          </table:table-cell>
          <table:table-cell office:value-type="string">
            <text:p>I-125-6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6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x</text:p>
          </table:table-cell>
          <table:table-cell/>
          <table:table-cell office:value-type="float" office:value="17.2">
            <text:p>17.2</text:p>
          </table:table-cell>
          <table:table-cell office:value-type="string">
            <text:p>KU</text:p>
          </table:table-cell>
          <table:table-cell office:value-type="float" office:value="305570">
            <text:p>305570</text:p>
          </table:table-cell>
          <table:table-cell office:value-type="string">
            <text:p>CWL</text:p>
          </table:table-cell>
          <table:table-cell office:value-type="float" office:value="90">
            <text:p>90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ebu</text:p>
          </table:table-cell>
          <table:table-cell office:value-type="string">
            <text:p>Visayan</text:p>
          </table:table-cell>
          <table:table-cell office:value-type="string">
            <text:p>Cebu Province; Municipality of Alcoy; Barangay Nug-as, CBCF field station</text:p>
          </table:table-cell>
          <table:table-cell office:value-type="float" office:value="9.71205">
            <text:p>9.71205</text:p>
          </table:table-cell>
          <table:table-cell office:value-type="float" office:value="123.44303">
            <text:p>123.44303</text:p>
          </table:table-cell>
          <table:table-cell office:value-type="string">
            <text:p>I-125-6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6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x</text:p>
          </table:table-cell>
          <table:table-cell/>
          <table:table-cell office:value-type="float" office:value="318">
            <text:p>318</text:p>
          </table:table-cell>
          <table:table-cell table:number-columns-repeated="2"/>
          <table:table-cell office:value-type="string">
            <text:p>PNM/CMNH H</text:p>
          </table:table-cell>
          <table:table-cell office:value-type="float" office:value="1289">
            <text:p>128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3-H8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x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PNM/CMNH H</text:p>
          </table:table-cell>
          <table:table-cell office:value-type="float" office:value="1291">
            <text:p>1291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3-B5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x</text:p>
          </table:table-cell>
          <table:table-cell/>
          <table:table-cell office:value-type="float" office:value="132">
            <text:p>132</text:p>
          </table:table-cell>
          <table:table-cell table:number-columns-repeated="2"/>
          <table:table-cell office:value-type="string">
            <text:p>PNM/CMNH H</text:p>
          </table:table-cell>
          <table:table-cell office:value-type="float" office:value="1292">
            <text:p>1292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5-F9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x</text:p>
          </table:table-cell>
          <table:table-cell/>
          <table:table-cell office:value-type="float" office:value="62.4">
            <text:p>62.4</text:p>
          </table:table-cell>
          <table:table-cell table:number-columns-repeated="2"/>
          <table:table-cell office:value-type="string">
            <text:p>PNM/CMNH H</text:p>
          </table:table-cell>
          <table:table-cell office:value-type="float" office:value="1293">
            <text:p>1293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3-D7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x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PNM/CMNH H</text:p>
          </table:table-cell>
          <table:table-cell office:value-type="float" office:value="1298">
            <text:p>1298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4-A4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x</text:p>
          </table:table-cell>
          <table:table-cell office:value-type="float" office:value="209">
            <text:p>209</text:p>
          </table:table-cell>
          <table:table-cell office:value-type="string">
            <text:p>KU</text:p>
          </table:table-cell>
          <table:table-cell office:value-type="float" office:value="319651">
            <text:p>319651</text:p>
          </table:table-cell>
          <table:table-cell office:value-type="string">
            <text:p>RMB</text:p>
          </table:table-cell>
          <table:table-cell office:value-type="float" office:value="11229">
            <text:p>1122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La Paz, Sitio Nancy</text:p>
          </table:table-cell>
          <table:table-cell office:value-type="float" office:value="7.085">
            <text:p>7.085</text:p>
          </table:table-cell>
          <table:table-cell office:value-type="float" office:value="122.027">
            <text:p>122.027</text:p>
          </table:table-cell>
          <table:table-cell office:value-type="string">
            <text:p>V-317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x</text:p>
          </table:table-cell>
          <table:table-cell office:value-type="float" office:value="171">
            <text:p>171</text:p>
          </table:table-cell>
          <table:table-cell office:value-type="string">
            <text:p>KU</text:p>
          </table:table-cell>
          <table:table-cell office:value-type="float" office:value="319653">
            <text:p>319653</text:p>
          </table:table-cell>
          <table:table-cell office:value-type="string">
            <text:p>RMB</text:p>
          </table:table-cell>
          <table:table-cell office:value-type="float" office:value="11302">
            <text:p>11302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La Paz, Sitio Nancy</text:p>
          </table:table-cell>
          <table:table-cell office:value-type="float" office:value="7.085">
            <text:p>7.085</text:p>
          </table:table-cell>
          <table:table-cell office:value-type="float" office:value="122.027">
            <text:p>122.027</text:p>
          </table:table-cell>
          <table:table-cell office:value-type="string">
            <text:p>V-318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x</text:p>
          </table:table-cell>
          <table:table-cell/>
          <table:table-cell office:value-type="float" office:value="420">
            <text:p>420</text:p>
          </table:table-cell>
          <table:table-cell office:value-type="string">
            <text:p>KU</text:p>
          </table:table-cell>
          <table:table-cell office:value-type="float" office:value="319659">
            <text:p>319659</text:p>
          </table:table-cell>
          <table:table-cell office:value-type="string">
            <text:p>RMB</text:p>
          </table:table-cell>
          <table:table-cell office:value-type="float" office:value="11309">
            <text:p>1130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La Paz, Sitio Nancy</text:p>
          </table:table-cell>
          <table:table-cell office:value-type="float" office:value="7.085">
            <text:p>7.085</text:p>
          </table:table-cell>
          <table:table-cell office:value-type="float" office:value="122.027">
            <text:p>122.027</text:p>
          </table:table-cell>
          <table:table-cell office:value-type="string">
            <text:p>V-318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5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x</text:p>
          </table:table-cell>
          <table:table-cell/>
          <table:table-cell office:value-type="float" office:value="228">
            <text:p>228</text:p>
          </table:table-cell>
          <table:table-cell office:value-type="string">
            <text:p>KU</text:p>
          </table:table-cell>
          <table:table-cell office:value-type="float" office:value="319845">
            <text:p>319845</text:p>
          </table:table-cell>
          <table:table-cell office:value-type="string">
            <text:p>RMB</text:p>
          </table:table-cell>
          <table:table-cell office:value-type="float" office:value="11714">
            <text:p>11714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V-323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x</text:p>
          </table:table-cell>
          <table:table-cell/>
          <table:table-cell office:value-type="float" office:value="56.6">
            <text:p>56.6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16">
            <text:p>7716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G5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x</text:p>
          </table:table-cell>
          <table:table-cell/>
          <table:table-cell office:value-type="float" office:value="352">
            <text:p>352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20">
            <text:p>7720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G9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x</text:p>
          </table:table-cell>
          <table:table-cell/>
          <table:table-cell office:value-type="float" office:value="86.5">
            <text:p>86.5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22">
            <text:p>7722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H2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x</text:p>
          </table:table-cell>
          <table:table-cell/>
          <table:table-cell office:value-type="float" office:value="48.7">
            <text:p>48.7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24">
            <text:p>7724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H4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x</text:p>
          </table:table-cell>
          <table:table-cell/>
          <table:table-cell office:value-type="float" office:value="45">
            <text:p>45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25">
            <text:p>7725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H5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x</text:p>
          </table:table-cell>
          <table:table-cell/>
          <table:table-cell office:value-type="float" office:value="90.8">
            <text:p>90.8</text:p>
          </table:table-cell>
          <table:table-cell table:number-columns-repeated="2"/>
          <table:table-cell office:value-type="string">
            <text:p>SP</text:p>
          </table:table-cell>
          <table:table-cell office:value-type="float" office:value="6891">
            <text:p>6891</text:p>
          </table:table-cell>
          <table:table-cell office:value-type="string">
            <text:p>Cyrtodactylus</text:p>
          </table:table-cell>
          <table:table-cell office:value-type="string">
            <text:p>baluensis</text:p>
          </table:table-cell>
          <table:table-cell office:value-type="string">
            <text:p>Malaysia</text:p>
          </table:table-cell>
          <table:table-cell office:value-type="string">
            <text:p>Kinabalu</text:p>
          </table:table-cell>
          <table:table-cell/>
          <table:table-cell office:value-type="string">
            <text:p>Mt. Kinabalu Park; Kinabalu headquarters; ; CDS3506</text:p>
          </table:table-cell>
          <table:table-cell table:number-columns-repeated="2"/>
          <table:table-cell office:value-type="string">
            <text:p>R-270-A8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x</text:p>
          </table:table-cell>
          <table:table-cell/>
          <table:table-cell office:value-type="float" office:value="161">
            <text:p>161</text:p>
          </table:table-cell>
          <table:table-cell table:number-columns-repeated="2"/>
          <table:table-cell office:value-type="string">
            <text:p>SP</text:p>
          </table:table-cell>
          <table:table-cell office:value-type="float" office:value="6892">
            <text:p>6892</text:p>
          </table:table-cell>
          <table:table-cell office:value-type="string">
            <text:p>Cyrtodactylus</text:p>
          </table:table-cell>
          <table:table-cell office:value-type="string">
            <text:p>baluensis</text:p>
          </table:table-cell>
          <table:table-cell office:value-type="string">
            <text:p>Malaysia</text:p>
          </table:table-cell>
          <table:table-cell office:value-type="string">
            <text:p>Kinabalu</text:p>
          </table:table-cell>
          <table:table-cell/>
          <table:table-cell office:value-type="string">
            <text:p>Mt. Kinabalu Park; Kinabalu headquarters; ; CDS3507</text:p>
          </table:table-cell>
          <table:table-cell table:number-columns-repeated="2"/>
          <table:table-cell office:value-type="string">
            <text:p>R-270-A9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x</text:p>
          </table:table-cell>
          <table:table-cell/>
          <table:table-cell office:value-type="float" office:value="237">
            <text:p>237</text:p>
          </table:table-cell>
          <table:table-cell table:number-columns-repeated="2"/>
          <table:table-cell office:value-type="string">
            <text:p>SP</text:p>
          </table:table-cell>
          <table:table-cell office:value-type="float" office:value="6906">
            <text:p>6906</text:p>
          </table:table-cell>
          <table:table-cell office:value-type="string">
            <text:p>Cyrtodactylus</text:p>
          </table:table-cell>
          <table:table-cell office:value-type="string">
            <text:p>baluensis</text:p>
          </table:table-cell>
          <table:table-cell office:value-type="string">
            <text:p>Malaysia</text:p>
          </table:table-cell>
          <table:table-cell office:value-type="string">
            <text:p>Kinabalu</text:p>
          </table:table-cell>
          <table:table-cell/>
          <table:table-cell office:value-type="string">
            <text:p>Mt. Kinabalu Park; Kinabalu headquarters; ; CDS3539</text:p>
          </table:table-cell>
          <table:table-cell table:number-columns-repeated="2"/>
          <table:table-cell office:value-type="string">
            <text:p>R-270-B1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x</text:p>
          </table:table-cell>
          <table:table-cell/>
          <table:table-cell office:value-type="float" office:value="57.5">
            <text:p>57.5</text:p>
          </table:table-cell>
          <table:table-cell office:value-type="string">
            <text:p>KU</text:p>
          </table:table-cell>
          <table:table-cell office:value-type="float" office:value="326520">
            <text:p>326520</text:p>
          </table:table-cell>
          <table:table-cell office:value-type="string">
            <text:p>RMB</text:p>
          </table:table-cell>
          <table:table-cell office:value-type="float" office:value="8931">
            <text:p>8931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x</text:p>
          </table:table-cell>
          <table:table-cell/>
          <table:table-cell office:value-type="float" office:value="186">
            <text:p>186</text:p>
          </table:table-cell>
          <table:table-cell office:value-type="string">
            <text:p>KU</text:p>
          </table:table-cell>
          <table:table-cell office:value-type="float" office:value="326521">
            <text:p>326521</text:p>
          </table:table-cell>
          <table:table-cell office:value-type="string">
            <text:p>RMB</text:p>
          </table:table-cell>
          <table:table-cell office:value-type="float" office:value="8932">
            <text:p>8932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x</text:p>
          </table:table-cell>
          <table:table-cell/>
          <table:table-cell office:value-type="float" office:value="65.2">
            <text:p>65.2</text:p>
          </table:table-cell>
          <table:table-cell office:value-type="string">
            <text:p>KU</text:p>
          </table:table-cell>
          <table:table-cell office:value-type="float" office:value="326522">
            <text:p>326522</text:p>
          </table:table-cell>
          <table:table-cell office:value-type="string">
            <text:p>RMB</text:p>
          </table:table-cell>
          <table:table-cell office:value-type="float" office:value="8933">
            <text:p>8933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x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KU</text:p>
          </table:table-cell>
          <table:table-cell office:value-type="float" office:value="326523">
            <text:p>326523</text:p>
          </table:table-cell>
          <table:table-cell office:value-type="string">
            <text:p>RMB</text:p>
          </table:table-cell>
          <table:table-cell office:value-type="float" office:value="8934">
            <text:p>8934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x</text:p>
          </table:table-cell>
          <table:table-cell/>
          <table:table-cell office:value-type="float" office:value="116">
            <text:p>116</text:p>
          </table:table-cell>
          <table:table-cell office:value-type="string">
            <text:p>KU</text:p>
          </table:table-cell>
          <table:table-cell office:value-type="float" office:value="326526">
            <text:p>326526</text:p>
          </table:table-cell>
          <table:table-cell office:value-type="string">
            <text:p>RMB</text:p>
          </table:table-cell>
          <table:table-cell office:value-type="float" office:value="8937">
            <text:p>8937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x</text:p>
          </table:table-cell>
          <table:table-cell/>
          <table:table-cell office:value-type="float" office:value="140">
            <text:p>140</text:p>
          </table:table-cell>
          <table:table-cell office:value-type="string">
            <text:p>KU</text:p>
          </table:table-cell>
          <table:table-cell office:value-type="float" office:value="319657">
            <text:p>319657</text:p>
          </table:table-cell>
          <table:table-cell office:value-type="string">
            <text:p>RMB</text:p>
          </table:table-cell>
          <table:table-cell office:value-type="float" office:value="11591">
            <text:p>11591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Tulosa, Sitio Santa Clara, Cabo Negro Outpost</text:p>
          </table:table-cell>
          <table:table-cell office:value-type="float" office:value="7.108">
            <text:p>7.108</text:p>
          </table:table-cell>
          <table:table-cell office:value-type="float" office:value="122.119">
            <text:p>122.119</text:p>
          </table:table-cell>
          <table:table-cell office:value-type="string">
            <text:p>V-322-C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x</text:p>
          </table:table-cell>
          <table:table-cell/>
          <table:table-cell office:value-type="float" office:value="226">
            <text:p>226</text:p>
          </table:table-cell>
          <table:table-cell office:value-type="string">
            <text:p>KU</text:p>
          </table:table-cell>
          <table:table-cell office:value-type="float" office:value="319844">
            <text:p>319844</text:p>
          </table:table-cell>
          <table:table-cell office:value-type="string">
            <text:p>RMB</text:p>
          </table:table-cell>
          <table:table-cell office:value-type="float" office:value="11670">
            <text:p>11670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Tulosa, Sitio Santa Clara, Cabo Negro Outpost</text:p>
          </table:table-cell>
          <table:table-cell office:value-type="float" office:value="7.108">
            <text:p>7.108</text:p>
          </table:table-cell>
          <table:table-cell office:value-type="float" office:value="122.119">
            <text:p>122.119</text:p>
          </table:table-cell>
          <table:table-cell office:value-type="string">
            <text:p>V-323-C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x</text:p>
          </table:table-cell>
          <table:table-cell/>
          <table:table-cell office:value-type="float" office:value="236">
            <text:p>236</text:p>
          </table:table-cell>
          <table:table-cell office:value-type="string">
            <text:p>KU</text:p>
          </table:table-cell>
          <table:table-cell office:value-type="float" office:value="314807">
            <text:p>314807</text:p>
          </table:table-cell>
          <table:table-cell office:value-type="string">
            <text:p>RMB</text:p>
          </table:table-cell>
          <table:table-cell office:value-type="float" office:value="9207">
            <text:p>9207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S-284-H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7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x</text:p>
          </table:table-cell>
          <table:table-cell/>
          <table:table-cell office:value-type="float" office:value="29.7">
            <text:p>29.7</text:p>
          </table:table-cell>
          <table:table-cell office:value-type="string">
            <text:p>KU</text:p>
          </table:table-cell>
          <table:table-cell office:value-type="float" office:value="314836">
            <text:p>314836</text:p>
          </table:table-cell>
          <table:table-cell office:value-type="string">
            <text:p>RMB</text:p>
          </table:table-cell>
          <table:table-cell office:value-type="float" office:value="9223">
            <text:p>9223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S-285-A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7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x</text:p>
          </table:table-cell>
          <table:table-cell/>
          <table:table-cell office:value-type="float" office:value="118">
            <text:p>118</text:p>
          </table:table-cell>
          <table:table-cell office:value-type="string">
            <text:p>KU</text:p>
          </table:table-cell>
          <table:table-cell office:value-type="float" office:value="319661">
            <text:p>319661</text:p>
          </table:table-cell>
          <table:table-cell office:value-type="string">
            <text:p>RMB</text:p>
          </table:table-cell>
          <table:table-cell office:value-type="float" office:value="11746">
            <text:p>11746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V-324-B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x</text:p>
          </table:table-cell>
          <table:table-cell/>
          <table:table-cell office:value-type="float" office:value="79.1">
            <text:p>79.1</text:p>
          </table:table-cell>
          <table:table-cell office:value-type="string">
            <text:p>KU</text:p>
          </table:table-cell>
          <table:table-cell office:value-type="float" office:value="310112">
            <text:p>310112</text:p>
          </table:table-cell>
          <table:table-cell office:value-type="string">
            <text:p>RMB</text:p>
          </table:table-cell>
          <table:table-cell office:value-type="float" office:value="8416">
            <text:p>8416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3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x</text:p>
          </table:table-cell>
          <table:table-cell/>
          <table:table-cell office:value-type="float" office:value="27.8">
            <text:p>27.8</text:p>
          </table:table-cell>
          <table:table-cell office:value-type="string">
            <text:p>KU</text:p>
          </table:table-cell>
          <table:table-cell office:value-type="float" office:value="310098">
            <text:p>310098</text:p>
          </table:table-cell>
          <table:table-cell office:value-type="string">
            <text:p>RMB</text:p>
          </table:table-cell>
          <table:table-cell office:value-type="float" office:value="8417">
            <text:p>8417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3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x</text:p>
          </table:table-cell>
          <table:table-cell/>
          <table:table-cell office:value-type="float" office:value="165">
            <text:p>165</text:p>
          </table:table-cell>
          <table:table-cell office:value-type="string">
            <text:p>KU</text:p>
          </table:table-cell>
          <table:table-cell office:value-type="float" office:value="310099">
            <text:p>310099</text:p>
          </table:table-cell>
          <table:table-cell office:value-type="string">
            <text:p>RMB</text:p>
          </table:table-cell>
          <table:table-cell office:value-type="float" office:value="8418">
            <text:p>8418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3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x</text:p>
          </table:table-cell>
          <table:table-cell/>
          <table:table-cell office:value-type="float" office:value="173">
            <text:p>173</text:p>
          </table:table-cell>
          <table:table-cell office:value-type="string">
            <text:p>KU</text:p>
          </table:table-cell>
          <table:table-cell office:value-type="float" office:value="310102">
            <text:p>310102</text:p>
          </table:table-cell>
          <table:table-cell office:value-type="string">
            <text:p>RMB</text:p>
          </table:table-cell>
          <table:table-cell office:value-type="float" office:value="8444">
            <text:p>8444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4-A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x</text:p>
          </table:table-cell>
          <table:table-cell/>
          <table:table-cell office:value-type="float" office:value="85.8">
            <text:p>85.8</text:p>
          </table:table-cell>
          <table:table-cell office:value-type="string">
            <text:p>KU</text:p>
          </table:table-cell>
          <table:table-cell office:value-type="float" office:value="310103">
            <text:p>310103</text:p>
          </table:table-cell>
          <table:table-cell office:value-type="string">
            <text:p>RMB</text:p>
          </table:table-cell>
          <table:table-cell office:value-type="float" office:value="8445">
            <text:p>8445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4-A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x</text:p>
          </table:table-cell>
          <table:table-cell/>
          <table:table-cell office:value-type="float" office:value="72.6">
            <text:p>72.6</text:p>
          </table:table-cell>
          <table:table-cell office:value-type="string">
            <text:p>KU</text:p>
          </table:table-cell>
          <table:table-cell office:value-type="float" office:value="304784">
            <text:p>304784</text:p>
          </table:table-cell>
          <table:table-cell office:value-type="string">
            <text:p>RMB</text:p>
          </table:table-cell>
          <table:table-cell office:value-type="float" office:value="5905">
            <text:p>590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, Local Name "Asked"</text:p>
          </table:table-cell>
          <table:table-cell table:number-columns-repeated="2"/>
          <table:table-cell office:value-type="string">
            <text:p>H-111-A3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03-12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x</text:p>
          </table:table-cell>
          <table:table-cell/>
          <table:table-cell office:value-type="float" office:value="113">
            <text:p>113</text:p>
          </table:table-cell>
          <table:table-cell office:value-type="string">
            <text:p>KU</text:p>
          </table:table-cell>
          <table:table-cell office:value-type="float" office:value="304785">
            <text:p>304785</text:p>
          </table:table-cell>
          <table:table-cell office:value-type="string">
            <text:p>RMB</text:p>
          </table:table-cell>
          <table:table-cell office:value-type="float" office:value="5906">
            <text:p>590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, Local Name "Asked"</text:p>
          </table:table-cell>
          <table:table-cell table:number-columns-repeated="2"/>
          <table:table-cell office:value-type="string">
            <text:p>H-111-A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x</text:p>
          </table:table-cell>
          <table:table-cell/>
          <table:table-cell office:value-type="float" office:value="31.8">
            <text:p>31.8</text:p>
          </table:table-cell>
          <table:table-cell office:value-type="string">
            <text:p>KU</text:p>
          </table:table-cell>
          <table:table-cell office:value-type="float" office:value="304786">
            <text:p>304786</text:p>
          </table:table-cell>
          <table:table-cell office:value-type="string">
            <text:p>RMB</text:p>
          </table:table-cell>
          <table:table-cell office:value-type="float" office:value="5907">
            <text:p>590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, Local Name "Asked"</text:p>
          </table:table-cell>
          <table:table-cell table:number-columns-repeated="2"/>
          <table:table-cell office:value-type="string">
            <text:p>H-111-A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03-12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x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KU</text:p>
          </table:table-cell>
          <table:table-cell office:value-type="float" office:value="304634">
            <text:p>304634</text:p>
          </table:table-cell>
          <table:table-cell office:value-type="string">
            <text:p>RMB</text:p>
          </table:table-cell>
          <table:table-cell office:value-type="float" office:value="5754">
            <text:p>575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x</text:p>
          </table:table-cell>
          <table:table-cell/>
          <table:table-cell office:value-type="float" office:value="126">
            <text:p>126</text:p>
          </table:table-cell>
          <table:table-cell office:value-type="string">
            <text:p>KU</text:p>
          </table:table-cell>
          <table:table-cell office:value-type="float" office:value="304635">
            <text:p>304635</text:p>
          </table:table-cell>
          <table:table-cell office:value-type="string">
            <text:p>RMB</text:p>
          </table:table-cell>
          <table:table-cell office:value-type="float" office:value="5755">
            <text:p>575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B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x</text:p>
          </table:table-cell>
          <table:table-cell/>
          <table:table-cell office:value-type="float" office:value="164">
            <text:p>164</text:p>
          </table:table-cell>
          <table:table-cell office:value-type="string">
            <text:p>KU</text:p>
          </table:table-cell>
          <table:table-cell office:value-type="float" office:value="304637">
            <text:p>304637</text:p>
          </table:table-cell>
          <table:table-cell office:value-type="string">
            <text:p>RMB</text:p>
          </table:table-cell>
          <table:table-cell office:value-type="float" office:value="5757">
            <text:p>575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B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x</text:p>
          </table:table-cell>
          <table:table-cell/>
          <table:table-cell office:value-type="float" office:value="210">
            <text:p>210</text:p>
          </table:table-cell>
          <table:table-cell office:value-type="string">
            <text:p>KU</text:p>
          </table:table-cell>
          <table:table-cell office:value-type="float" office:value="304690">
            <text:p>304690</text:p>
          </table:table-cell>
          <table:table-cell office:value-type="string">
            <text:p>RMB</text:p>
          </table:table-cell>
          <table:table-cell office:value-type="float" office:value="5811">
            <text:p>581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H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x</text:p>
          </table:table-cell>
          <table:table-cell/>
          <table:table-cell office:value-type="float" office:value="57.9">
            <text:p>57.9</text:p>
          </table:table-cell>
          <table:table-cell office:value-type="string">
            <text:p>KU</text:p>
          </table:table-cell>
          <table:table-cell office:value-type="float" office:value="320346">
            <text:p>320346</text:p>
          </table:table-cell>
          <table:table-cell office:value-type="string">
            <text:p>CDS</text:p>
          </table:table-cell>
          <table:table-cell office:value-type="float" office:value="3751">
            <text:p>375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1-C1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x</text:p>
          </table:table-cell>
          <table:table-cell/>
          <table:table-cell office:value-type="float" office:value="14.3">
            <text:p>14.3</text:p>
          </table:table-cell>
          <table:table-cell office:value-type="string">
            <text:p>KU</text:p>
          </table:table-cell>
          <table:table-cell office:value-type="float" office:value="320347">
            <text:p>320347</text:p>
          </table:table-cell>
          <table:table-cell office:value-type="string">
            <text:p>CDS</text:p>
          </table:table-cell>
          <table:table-cell office:value-type="float" office:value="3752">
            <text:p>375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1-C2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x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KU</text:p>
          </table:table-cell>
          <table:table-cell office:value-type="float" office:value="320349">
            <text:p>320349</text:p>
          </table:table-cell>
          <table:table-cell office:value-type="string">
            <text:p>CDS</text:p>
          </table:table-cell>
          <table:table-cell office:value-type="float" office:value="3793">
            <text:p>379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1-G4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x</text:p>
          </table:table-cell>
          <table:table-cell/>
          <table:table-cell office:value-type="float" office:value="93.1">
            <text:p>93.1</text:p>
          </table:table-cell>
          <table:table-cell office:value-type="string">
            <text:p>KU</text:p>
          </table:table-cell>
          <table:table-cell office:value-type="float" office:value="320350">
            <text:p>320350</text:p>
          </table:table-cell>
          <table:table-cell office:value-type="string">
            <text:p>CDS</text:p>
          </table:table-cell>
          <table:table-cell office:value-type="float" office:value="3869">
            <text:p>386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F9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x</text:p>
          </table:table-cell>
          <table:table-cell/>
          <table:table-cell office:value-type="float" office:value="279">
            <text:p>279</text:p>
          </table:table-cell>
          <table:table-cell office:value-type="string">
            <text:p>KU</text:p>
          </table:table-cell>
          <table:table-cell office:value-type="float" office:value="320351">
            <text:p>320351</text:p>
          </table:table-cell>
          <table:table-cell office:value-type="string">
            <text:p>CDS</text:p>
          </table:table-cell>
          <table:table-cell office:value-type="float" office:value="3932">
            <text:p>393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3-D8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x</text:p>
          </table:table-cell>
          <table:table-cell/>
          <table:table-cell office:value-type="float" office:value="112">
            <text:p>112</text:p>
          </table:table-cell>
          <table:table-cell office:value-type="string">
            <text:p>KU</text:p>
          </table:table-cell>
          <table:table-cell office:value-type="float" office:value="328804">
            <text:p>328804</text:p>
          </table:table-cell>
          <table:table-cell office:value-type="string">
            <text:p>RMB</text:p>
          </table:table-cell>
          <table:table-cell office:value-type="float" office:value="13669">
            <text:p>1366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0-I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x</text:p>
          </table:table-cell>
          <table:table-cell/>
          <table:table-cell office:value-type="float" office:value="50.6">
            <text:p>50.6</text:p>
          </table:table-cell>
          <table:table-cell office:value-type="string">
            <text:p>KU</text:p>
          </table:table-cell>
          <table:table-cell office:value-type="float" office:value="328805">
            <text:p>328805</text:p>
          </table:table-cell>
          <table:table-cell office:value-type="string">
            <text:p>RMB</text:p>
          </table:table-cell>
          <table:table-cell office:value-type="float" office:value="13670">
            <text:p>1367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0-I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x</text:p>
          </table:table-cell>
          <table:table-cell/>
          <table:table-cell office:value-type="float" office:value="47.7">
            <text:p>47.7</text:p>
          </table:table-cell>
          <table:table-cell office:value-type="string">
            <text:p>KU</text:p>
          </table:table-cell>
          <table:table-cell office:value-type="float" office:value="328806">
            <text:p>328806</text:p>
          </table:table-cell>
          <table:table-cell office:value-type="string">
            <text:p>RMB</text:p>
          </table:table-cell>
          <table:table-cell office:value-type="float" office:value="13713">
            <text:p>1371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1-E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x</text:p>
          </table:table-cell>
          <table:table-cell/>
          <table:table-cell office:value-type="float" office:value="52.1">
            <text:p>52.1</text:p>
          </table:table-cell>
          <table:table-cell office:value-type="string">
            <text:p>KU</text:p>
          </table:table-cell>
          <table:table-cell office:value-type="float" office:value="328807">
            <text:p>328807</text:p>
          </table:table-cell>
          <table:table-cell office:value-type="string">
            <text:p>RMB</text:p>
          </table:table-cell>
          <table:table-cell office:value-type="float" office:value="13719">
            <text:p>1371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1-F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string">
            <text:p>KU</text:p>
          </table:table-cell>
          <table:table-cell office:value-type="float" office:value="328808">
            <text:p>328808</text:p>
          </table:table-cell>
          <table:table-cell office:value-type="string">
            <text:p>RMB</text:p>
          </table:table-cell>
          <table:table-cell office:value-type="float" office:value="13720">
            <text:p>1372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1-F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x</text:p>
          </table:table-cell>
          <table:table-cell/>
          <table:table-cell office:value-type="float" office:value="167">
            <text:p>167</text:p>
          </table:table-cell>
          <table:table-cell office:value-type="string">
            <text:p>KU</text:p>
          </table:table-cell>
          <table:table-cell office:value-type="float" office:value="323189">
            <text:p>323189</text:p>
          </table:table-cell>
          <table:table-cell office:value-type="string">
            <text:p>RMB</text:p>
          </table:table-cell>
          <table:table-cell office:value-type="float" office:value="12834">
            <text:p>1283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x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KU</text:p>
          </table:table-cell>
          <table:table-cell office:value-type="float" office:value="323190">
            <text:p>323190</text:p>
          </table:table-cell>
          <table:table-cell office:value-type="string">
            <text:p>RMB</text:p>
          </table:table-cell>
          <table:table-cell office:value-type="float" office:value="12835">
            <text:p>1283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x</text:p>
          </table:table-cell>
          <table:table-cell/>
          <table:table-cell office:value-type="float" office:value="292">
            <text:p>292</text:p>
          </table:table-cell>
          <table:table-cell office:value-type="string">
            <text:p>KU</text:p>
          </table:table-cell>
          <table:table-cell office:value-type="float" office:value="323191">
            <text:p>323191</text:p>
          </table:table-cell>
          <table:table-cell office:value-type="string">
            <text:p>RMB</text:p>
          </table:table-cell>
          <table:table-cell office:value-type="float" office:value="12836">
            <text:p>1283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x</text:p>
          </table:table-cell>
          <table:table-cell/>
          <table:table-cell office:value-type="float" office:value="91.8">
            <text:p>91.8</text:p>
          </table:table-cell>
          <table:table-cell office:value-type="string">
            <text:p>KU</text:p>
          </table:table-cell>
          <table:table-cell office:value-type="float" office:value="323192">
            <text:p>323192</text:p>
          </table:table-cell>
          <table:table-cell office:value-type="string">
            <text:p>RMB</text:p>
          </table:table-cell>
          <table:table-cell office:value-type="float" office:value="12837">
            <text:p>1283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x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KU</text:p>
          </table:table-cell>
          <table:table-cell office:value-type="float" office:value="323193">
            <text:p>323193</text:p>
          </table:table-cell>
          <table:table-cell office:value-type="string">
            <text:p>RMB</text:p>
          </table:table-cell>
          <table:table-cell office:value-type="float" office:value="12838">
            <text:p>12838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x</text:p>
          </table:table-cell>
          <table:table-cell/>
          <table:table-cell office:value-type="float" office:value="39.8">
            <text:p>39.8</text:p>
          </table:table-cell>
          <table:table-cell office:value-type="string">
            <text:p>KU</text:p>
          </table:table-cell>
          <table:table-cell office:value-type="float" office:value="329346">
            <text:p>329346</text:p>
          </table:table-cell>
          <table:table-cell office:value-type="string">
            <text:p>RMB</text:p>
          </table:table-cell>
          <table:table-cell office:value-type="float" office:value="13902">
            <text:p>1390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7-F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x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KU</text:p>
          </table:table-cell>
          <table:table-cell office:value-type="float" office:value="329348">
            <text:p>329348</text:p>
          </table:table-cell>
          <table:table-cell office:value-type="string">
            <text:p>RMB</text:p>
          </table:table-cell>
          <table:table-cell office:value-type="float" office:value="13961">
            <text:p>1396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8-C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KU</text:p>
          </table:table-cell>
          <table:table-cell office:value-type="float" office:value="329351">
            <text:p>329351</text:p>
          </table:table-cell>
          <table:table-cell office:value-type="string">
            <text:p>RMB</text:p>
          </table:table-cell>
          <table:table-cell office:value-type="float" office:value="13964">
            <text:p>1396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8-D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string">
            <text:p>x</text:p>
          </table:table-cell>
          <table:table-cell office:value-type="float" office:value="368">
            <text:p>368</text:p>
          </table:table-cell>
          <table:table-cell office:value-type="string">
            <text:p>KU</text:p>
          </table:table-cell>
          <table:table-cell office:value-type="float" office:value="329353">
            <text:p>329353</text:p>
          </table:table-cell>
          <table:table-cell office:value-type="string">
            <text:p>RMB</text:p>
          </table:table-cell>
          <table:table-cell office:value-type="float" office:value="13966">
            <text:p>1396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8-D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x</text:p>
          </table:table-cell>
          <table:table-cell/>
          <table:table-cell office:value-type="float" office:value="21.2">
            <text:p>21.2</text:p>
          </table:table-cell>
          <table:table-cell office:value-type="string">
            <text:p>KU</text:p>
          </table:table-cell>
          <table:table-cell office:value-type="float" office:value="330191">
            <text:p>330191</text:p>
          </table:table-cell>
          <table:table-cell office:value-type="string">
            <text:p>RMB</text:p>
          </table:table-cell>
          <table:table-cell office:value-type="float" office:value="14956">
            <text:p>1495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3-D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x</text:p>
          </table:table-cell>
          <table:table-cell/>
          <table:table-cell office:value-type="float" office:value="116">
            <text:p>116</text:p>
          </table:table-cell>
          <table:table-cell office:value-type="string">
            <text:p>KU</text:p>
          </table:table-cell>
          <table:table-cell office:value-type="float" office:value="330192">
            <text:p>330192</text:p>
          </table:table-cell>
          <table:table-cell office:value-type="string">
            <text:p>RMB</text:p>
          </table:table-cell>
          <table:table-cell office:value-type="float" office:value="15052">
            <text:p>1505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4-E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x</text:p>
          </table:table-cell>
          <table:table-cell/>
          <table:table-cell office:value-type="float" office:value="161">
            <text:p>161</text:p>
          </table:table-cell>
          <table:table-cell office:value-type="string">
            <text:p>KU</text:p>
          </table:table-cell>
          <table:table-cell office:value-type="float" office:value="330195">
            <text:p>330195</text:p>
          </table:table-cell>
          <table:table-cell office:value-type="string">
            <text:p>RMB</text:p>
          </table:table-cell>
          <table:table-cell office:value-type="float" office:value="15119">
            <text:p>1511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5-C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x</text:p>
          </table:table-cell>
          <table:table-cell/>
          <table:table-cell office:value-type="float" office:value="6.47">
            <text:p>6.47</text:p>
          </table:table-cell>
          <table:table-cell office:value-type="string">
            <text:p>KU</text:p>
          </table:table-cell>
          <table:table-cell office:value-type="float" office:value="330196">
            <text:p>330196</text:p>
          </table:table-cell>
          <table:table-cell office:value-type="string">
            <text:p>RMB</text:p>
          </table:table-cell>
          <table:table-cell office:value-type="float" office:value="15211">
            <text:p>1521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6-E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x</text:p>
          </table:table-cell>
          <table:table-cell/>
          <table:table-cell office:value-type="float" office:value="31.4">
            <text:p>31.4</text:p>
          </table:table-cell>
          <table:table-cell office:value-type="string">
            <text:p>KU</text:p>
          </table:table-cell>
          <table:table-cell office:value-type="float" office:value="330197">
            <text:p>330197</text:p>
          </table:table-cell>
          <table:table-cell office:value-type="string">
            <text:p>RMB</text:p>
          </table:table-cell>
          <table:table-cell office:value-type="float" office:value="15212">
            <text:p>1521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6-E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x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KU</text:p>
          </table:table-cell>
          <table:table-cell office:value-type="float" office:value="313815">
            <text:p>313815</text:p>
          </table:table-cell>
          <table:table-cell office:value-type="string">
            <text:p>RMB</text:p>
          </table:table-cell>
          <table:table-cell office:value-type="float" office:value="9693">
            <text:p>969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2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x</text:p>
          </table:table-cell>
          <table:table-cell/>
          <table:table-cell office:value-type="float" office:value="451">
            <text:p>451</text:p>
          </table:table-cell>
          <table:table-cell office:value-type="string">
            <text:p>KU</text:p>
          </table:table-cell>
          <table:table-cell office:value-type="float" office:value="313818">
            <text:p>313818</text:p>
          </table:table-cell>
          <table:table-cell office:value-type="string">
            <text:p>RMB</text:p>
          </table:table-cell>
          <table:table-cell office:value-type="float" office:value="9740">
            <text:p>974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3-C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x</text:p>
          </table:table-cell>
          <table:table-cell/>
          <table:table-cell office:value-type="float" office:value="510">
            <text:p>510</text:p>
          </table:table-cell>
          <table:table-cell office:value-type="string">
            <text:p>KU</text:p>
          </table:table-cell>
          <table:table-cell office:value-type="float" office:value="313819">
            <text:p>313819</text:p>
          </table:table-cell>
          <table:table-cell office:value-type="string">
            <text:p>RMB</text:p>
          </table:table-cell>
          <table:table-cell office:value-type="float" office:value="9745">
            <text:p>974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3-C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x</text:p>
          </table:table-cell>
          <table:table-cell/>
          <table:table-cell office:value-type="float" office:value="91.8">
            <text:p>91.8</text:p>
          </table:table-cell>
          <table:table-cell office:value-type="string">
            <text:p>KU</text:p>
          </table:table-cell>
          <table:table-cell office:value-type="float" office:value="313820">
            <text:p>313820</text:p>
          </table:table-cell>
          <table:table-cell office:value-type="string">
            <text:p>RMB</text:p>
          </table:table-cell>
          <table:table-cell office:value-type="float" office:value="9748">
            <text:p>9748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3-D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x</text:p>
          </table:table-cell>
          <table:table-cell/>
          <table:table-cell office:value-type="float" office:value="25.4">
            <text:p>25.4</text:p>
          </table:table-cell>
          <table:table-cell office:value-type="string">
            <text:p>KU</text:p>
          </table:table-cell>
          <table:table-cell office:value-type="float" office:value="313821">
            <text:p>313821</text:p>
          </table:table-cell>
          <table:table-cell office:value-type="string">
            <text:p>RMB</text:p>
          </table:table-cell>
          <table:table-cell office:value-type="float" office:value="9749">
            <text:p>974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3-D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x</text:p>
          </table:table-cell>
          <table:table-cell/>
          <table:table-cell office:value-type="float" office:value="64.4">
            <text:p>64.4</text:p>
          </table:table-cell>
          <table:table-cell office:value-type="string">
            <text:p>KU</text:p>
          </table:table-cell>
          <table:table-cell office:value-type="float" office:value="329530">
            <text:p>329530</text:p>
          </table:table-cell>
          <table:table-cell office:value-type="string">
            <text:p>RMB</text:p>
          </table:table-cell>
          <table:table-cell office:value-type="float" office:value="14180">
            <text:p>1418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Ilocos Norte Province; Municipality of Adams; Barangay Adams, Site 1, Mt. Pao</text:p>
          </table:table-cell>
          <table:table-cell office:value-type="float" office:value="-18.438">
            <text:p>-18.438</text:p>
          </table:table-cell>
          <table:table-cell office:value-type="float" office:value="120.878">
            <text:p>120.878</text:p>
          </table:table-cell>
          <table:table-cell office:value-type="string">
            <text:p>AA-403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x</text:p>
          </table:table-cell>
          <table:table-cell/>
          <table:table-cell office:value-type="float" office:value="160">
            <text:p>160</text:p>
          </table:table-cell>
          <table:table-cell office:value-type="string">
            <text:p>KU</text:p>
          </table:table-cell>
          <table:table-cell office:value-type="float" office:value="329532">
            <text:p>329532</text:p>
          </table:table-cell>
          <table:table-cell office:value-type="string">
            <text:p>RMB</text:p>
          </table:table-cell>
          <table:table-cell office:value-type="float" office:value="14249">
            <text:p>1424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Ilocos Norte Province; Municipality of Adams; Barangay Adams, Site 1, Mt. Pao</text:p>
          </table:table-cell>
          <table:table-cell office:value-type="float" office:value="-18.438">
            <text:p>-18.438</text:p>
          </table:table-cell>
          <table:table-cell office:value-type="float" office:value="120.878">
            <text:p>120.878</text:p>
          </table:table-cell>
          <table:table-cell office:value-type="string">
            <text:p>AA-404-F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x</text:p>
          </table:table-cell>
          <table:table-cell/>
          <table:table-cell office:value-type="float" office:value="63.6">
            <text:p>63.6</text:p>
          </table:table-cell>
          <table:table-cell office:value-type="string">
            <text:p>KU</text:p>
          </table:table-cell>
          <table:table-cell office:value-type="float" office:value="329533">
            <text:p>329533</text:p>
          </table:table-cell>
          <table:table-cell office:value-type="string">
            <text:p>RMB</text:p>
          </table:table-cell>
          <table:table-cell office:value-type="float" office:value="14310">
            <text:p>1431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Ilocos Norte Province; Municipality of Adams; Barangay Adams, Site 1, Mt. Pao</text:p>
          </table:table-cell>
          <table:table-cell office:value-type="float" office:value="-18.438">
            <text:p>-18.438</text:p>
          </table:table-cell>
          <table:table-cell office:value-type="float" office:value="120.878">
            <text:p>120.878</text:p>
          </table:table-cell>
          <table:table-cell office:value-type="string">
            <text:p>AA-405-C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2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x</text:p>
          </table:table-cell>
          <table:table-cell/>
          <table:table-cell office:value-type="float" office:value="235">
            <text:p>235</text:p>
          </table:table-cell>
          <table:table-cell office:value-type="string">
            <text:p>KU</text:p>
          </table:table-cell>
          <table:table-cell office:value-type="float" office:value="329534">
            <text:p>329534</text:p>
          </table:table-cell>
          <table:table-cell office:value-type="string">
            <text:p>RMB</text:p>
          </table:table-cell>
          <table:table-cell office:value-type="float" office:value="14453">
            <text:p>1445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Ilocos Norte Province; Municipality of Adams; Barangay Adams, Site 3, Mt. Pao</text:p>
          </table:table-cell>
          <table:table-cell office:value-type="float" office:value="-18.449">
            <text:p>-18.449</text:p>
          </table:table-cell>
          <table:table-cell office:value-type="float" office:value="120.894">
            <text:p>120.894</text:p>
          </table:table-cell>
          <table:table-cell office:value-type="string">
            <text:p>AB-407-A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2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x</text:p>
          </table:table-cell>
          <table:table-cell/>
          <table:table-cell office:value-type="float" office:value="129">
            <text:p>129</text:p>
          </table:table-cell>
          <table:table-cell office:value-type="string">
            <text:p>KU</text:p>
          </table:table-cell>
          <table:table-cell office:value-type="float" office:value="330794">
            <text:p>330794</text:p>
          </table:table-cell>
          <table:table-cell office:value-type="string">
            <text:p>CDS</text:p>
          </table:table-cell>
          <table:table-cell office:value-type="float" office:value="5627">
            <text:p>562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6-A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x</text:p>
          </table:table-cell>
          <table:table-cell/>
          <table:table-cell office:value-type="float" office:value="90.8">
            <text:p>90.8</text:p>
          </table:table-cell>
          <table:table-cell office:value-type="string">
            <text:p>KU</text:p>
          </table:table-cell>
          <table:table-cell office:value-type="float" office:value="331667">
            <text:p>331667</text:p>
          </table:table-cell>
          <table:table-cell office:value-type="string">
            <text:p>CDS</text:p>
          </table:table-cell>
          <table:table-cell office:value-type="float" office:value="5724">
            <text:p>572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7-C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x</text:p>
          </table:table-cell>
          <table:table-cell/>
          <table:table-cell office:value-type="float" office:value="8.13">
            <text:p>8.13</text:p>
          </table:table-cell>
          <table:table-cell office:value-type="string">
            <text:p>KU</text:p>
          </table:table-cell>
          <table:table-cell office:value-type="float" office:value="330796">
            <text:p>330796</text:p>
          </table:table-cell>
          <table:table-cell office:value-type="string">
            <text:p>CDS</text:p>
          </table:table-cell>
          <table:table-cell office:value-type="float" office:value="5727">
            <text:p>572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7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x</text:p>
          </table:table-cell>
          <table:table-cell/>
          <table:table-cell office:value-type="float" office:value="208">
            <text:p>208</text:p>
          </table:table-cell>
          <table:table-cell office:value-type="string">
            <text:p>KU</text:p>
          </table:table-cell>
          <table:table-cell office:value-type="float" office:value="330797">
            <text:p>330797</text:p>
          </table:table-cell>
          <table:table-cell office:value-type="string">
            <text:p>CDS</text:p>
          </table:table-cell>
          <table:table-cell office:value-type="float" office:value="5822">
            <text:p>582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8-E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x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KU</text:p>
          </table:table-cell>
          <table:table-cell office:value-type="float" office:value="330798">
            <text:p>330798</text:p>
          </table:table-cell>
          <table:table-cell office:value-type="string">
            <text:p>CDS</text:p>
          </table:table-cell>
          <table:table-cell office:value-type="float" office:value="5823">
            <text:p>582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8-E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x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KU</text:p>
          </table:table-cell>
          <table:table-cell office:value-type="float" office:value="325814">
            <text:p>325814</text:p>
          </table:table-cell>
          <table:table-cell office:value-type="string">
            <text:p>RMB</text:p>
          </table:table-cell>
          <table:table-cell office:value-type="float" office:value="13366">
            <text:p>1336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Sitio Upper Dayog</text:p>
          </table:table-cell>
          <table:table-cell office:value-type="float" office:value="16.462">
            <text:p>16.462</text:p>
          </table:table-cell>
          <table:table-cell office:value-type="float" office:value="121.22">
            <text:p>121.22</text:p>
          </table:table-cell>
          <table:table-cell office:value-type="string">
            <text:p>Y-367-B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x</text:p>
          </table:table-cell>
          <table:table-cell/>
          <table:table-cell office:value-type="float" office:value="20.1">
            <text:p>20.1</text:p>
          </table:table-cell>
          <table:table-cell office:value-type="string">
            <text:p>KU</text:p>
          </table:table-cell>
          <table:table-cell office:value-type="float" office:value="325815">
            <text:p>325815</text:p>
          </table:table-cell>
          <table:table-cell office:value-type="string">
            <text:p>RMB</text:p>
          </table:table-cell>
          <table:table-cell office:value-type="float" office:value="13367">
            <text:p>1336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Sitio Upper Dayog</text:p>
          </table:table-cell>
          <table:table-cell office:value-type="float" office:value="16.462">
            <text:p>16.462</text:p>
          </table:table-cell>
          <table:table-cell office:value-type="float" office:value="121.22">
            <text:p>121.22</text:p>
          </table:table-cell>
          <table:table-cell office:value-type="string">
            <text:p>Y-367-B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x</text:p>
          </table:table-cell>
          <table:table-cell/>
          <table:table-cell office:value-type="float" office:value="155">
            <text:p>155</text:p>
          </table:table-cell>
          <table:table-cell office:value-type="string">
            <text:p>KU</text:p>
          </table:table-cell>
          <table:table-cell office:value-type="float" office:value="325816">
            <text:p>325816</text:p>
          </table:table-cell>
          <table:table-cell office:value-type="string">
            <text:p>RMB</text:p>
          </table:table-cell>
          <table:table-cell office:value-type="float" office:value="13510">
            <text:p>1351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Sitio Upper Dayog</text:p>
          </table:table-cell>
          <table:table-cell office:value-type="float" office:value="16.462">
            <text:p>16.462</text:p>
          </table:table-cell>
          <table:table-cell office:value-type="float" office:value="121.22">
            <text:p>121.22</text:p>
          </table:table-cell>
          <table:table-cell office:value-type="string">
            <text:p>Y-368-I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x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KU</text:p>
          </table:table-cell>
          <table:table-cell office:value-type="float" office:value="325817">
            <text:p>325817</text:p>
          </table:table-cell>
          <table:table-cell office:value-type="string">
            <text:p>RMB</text:p>
          </table:table-cell>
          <table:table-cell office:value-type="float" office:value="13571">
            <text:p>1357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Sitio Upper Dayog</text:p>
          </table:table-cell>
          <table:table-cell office:value-type="float" office:value="16.462">
            <text:p>16.462</text:p>
          </table:table-cell>
          <table:table-cell office:value-type="float" office:value="121.22">
            <text:p>121.22</text:p>
          </table:table-cell>
          <table:table-cell office:value-type="string">
            <text:p>Y-369-G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x</text:p>
          </table:table-cell>
          <table:table-cell/>
          <table:table-cell office:value-type="float" office:value="258">
            <text:p>258</text:p>
          </table:table-cell>
          <table:table-cell office:value-type="string">
            <text:p>KU</text:p>
          </table:table-cell>
          <table:table-cell office:value-type="float" office:value="328799">
            <text:p>328799</text:p>
          </table:table-cell>
          <table:table-cell office:value-type="string">
            <text:p>RMB</text:p>
          </table:table-cell>
          <table:table-cell office:value-type="float" office:value="13651">
            <text:p>1365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x</text:p>
          </table:table-cell>
          <table:table-cell/>
          <table:table-cell office:value-type="float" office:value="560">
            <text:p>560</text:p>
          </table:table-cell>
          <table:table-cell office:value-type="string">
            <text:p>KU</text:p>
          </table:table-cell>
          <table:table-cell office:value-type="float" office:value="328800">
            <text:p>328800</text:p>
          </table:table-cell>
          <table:table-cell office:value-type="string">
            <text:p>RMB</text:p>
          </table:table-cell>
          <table:table-cell office:value-type="float" office:value="13652">
            <text:p>1365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x</text:p>
          </table:table-cell>
          <table:table-cell/>
          <table:table-cell office:value-type="float" office:value="1.54">
            <text:p>1.54</text:p>
          </table:table-cell>
          <table:table-cell office:value-type="string">
            <text:p>KU</text:p>
          </table:table-cell>
          <table:table-cell office:value-type="float" office:value="328801">
            <text:p>328801</text:p>
          </table:table-cell>
          <table:table-cell office:value-type="string">
            <text:p>RMB</text:p>
          </table:table-cell>
          <table:table-cell office:value-type="float" office:value="13653">
            <text:p>1365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x</text:p>
          </table:table-cell>
          <table:table-cell/>
          <table:table-cell office:value-type="float" office:value="186">
            <text:p>186</text:p>
          </table:table-cell>
          <table:table-cell office:value-type="string">
            <text:p>KU</text:p>
          </table:table-cell>
          <table:table-cell office:value-type="float" office:value="328802">
            <text:p>328802</text:p>
          </table:table-cell>
          <table:table-cell office:value-type="string">
            <text:p>RMB</text:p>
          </table:table-cell>
          <table:table-cell office:value-type="float" office:value="13654">
            <text:p>1365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2" office:value-type="string">
            <text:p>x</text:p>
          </table:table-cell>
          <table:table-cell office:value-type="float" office:value="436">
            <text:p>436</text:p>
          </table:table-cell>
          <table:table-cell office:value-type="string">
            <text:p>KU</text:p>
          </table:table-cell>
          <table:table-cell office:value-type="float" office:value="328803">
            <text:p>328803</text:p>
          </table:table-cell>
          <table:table-cell office:value-type="string">
            <text:p>RMB</text:p>
          </table:table-cell>
          <table:table-cell office:value-type="float" office:value="13664">
            <text:p>1366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I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x</text:p>
          </table:table-cell>
          <table:table-cell/>
          <table:table-cell office:value-type="float" office:value="103">
            <text:p>103</text:p>
          </table:table-cell>
          <table:table-cell office:value-type="string">
            <text:p>KU</text:p>
          </table:table-cell>
          <table:table-cell office:value-type="float" office:value="305430">
            <text:p>305430</text:p>
          </table:table-cell>
          <table:table-cell office:value-type="string">
            <text:p>ELR</text:p>
          </table:table-cell>
          <table:table-cell office:value-type="float" office:value="681">
            <text:p>68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3-F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x</text:p>
          </table:table-cell>
          <table:table-cell/>
          <table:table-cell office:value-type="float" office:value="272">
            <text:p>272</text:p>
          </table:table-cell>
          <table:table-cell office:value-type="string">
            <text:p>KU</text:p>
          </table:table-cell>
          <table:table-cell office:value-type="float" office:value="305431">
            <text:p>305431</text:p>
          </table:table-cell>
          <table:table-cell office:value-type="string">
            <text:p>ELR</text:p>
          </table:table-cell>
          <table:table-cell office:value-type="float" office:value="682">
            <text:p>68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3-F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x</text:p>
          </table:table-cell>
          <table:table-cell/>
          <table:table-cell office:value-type="float" office:value="61.9">
            <text:p>61.9</text:p>
          </table:table-cell>
          <table:table-cell office:value-type="string">
            <text:p>KU</text:p>
          </table:table-cell>
          <table:table-cell office:value-type="float" office:value="306613">
            <text:p>306613</text:p>
          </table:table-cell>
          <table:table-cell office:value-type="string">
            <text:p>RMB</text:p>
          </table:table-cell>
          <table:table-cell office:value-type="float" office:value="6447">
            <text:p>644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0-D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10-01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x</text:p>
          </table:table-cell>
          <table:table-cell/>
          <table:table-cell office:value-type="float" office:value="247">
            <text:p>247</text:p>
          </table:table-cell>
          <table:table-cell office:value-type="string">
            <text:p>KU</text:p>
          </table:table-cell>
          <table:table-cell office:value-type="float" office:value="306612">
            <text:p>306612</text:p>
          </table:table-cell>
          <table:table-cell office:value-type="string">
            <text:p>RMB</text:p>
          </table:table-cell>
          <table:table-cell office:value-type="float" office:value="6455">
            <text:p>645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0-E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x</text:p>
          </table:table-cell>
          <table:table-cell/>
          <table:table-cell office:value-type="float" office:value="129">
            <text:p>129</text:p>
          </table:table-cell>
          <table:table-cell office:value-type="string">
            <text:p>KU</text:p>
          </table:table-cell>
          <table:table-cell office:value-type="float" office:value="306614">
            <text:p>306614</text:p>
          </table:table-cell>
          <table:table-cell office:value-type="string">
            <text:p>RMB</text:p>
          </table:table-cell>
          <table:table-cell office:value-type="float" office:value="6628">
            <text:p>6628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2-F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x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KU</text:p>
          </table:table-cell>
          <table:table-cell office:value-type="float" office:value="324376">
            <text:p>324376</text:p>
          </table:table-cell>
          <table:table-cell office:value-type="string">
            <text:p>CDS</text:p>
          </table:table-cell>
          <table:table-cell office:value-type="float" office:value="4341">
            <text:p>434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; Barangay Patag; city of Silay; Mt. Bungol</text:p>
          </table:table-cell>
          <table:table-cell office:value-type="float" office:value="10.67599">
            <text:p>10.67599</text:p>
          </table:table-cell>
          <table:table-cell office:value-type="float" office:value="123.18777">
            <text:p>123.18777</text:p>
          </table:table-cell>
          <table:table-cell office:value-type="string">
            <text:p>W-340-G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7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x</text:p>
          </table:table-cell>
          <table:table-cell/>
          <table:table-cell office:value-type="float" office:value="26.6">
            <text:p>26.6</text:p>
          </table:table-cell>
          <table:table-cell office:value-type="string">
            <text:p>KU</text:p>
          </table:table-cell>
          <table:table-cell office:value-type="float" office:value="324377">
            <text:p>324377</text:p>
          </table:table-cell>
          <table:table-cell office:value-type="string">
            <text:p>CDS</text:p>
          </table:table-cell>
          <table:table-cell office:value-type="float" office:value="4342">
            <text:p>434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; Barangay Patag; city of Silay; Mt. Bungol</text:p>
          </table:table-cell>
          <table:table-cell office:value-type="float" office:value="10.67599">
            <text:p>10.67599</text:p>
          </table:table-cell>
          <table:table-cell office:value-type="float" office:value="123.18777">
            <text:p>123.18777</text:p>
          </table:table-cell>
          <table:table-cell office:value-type="string">
            <text:p>W-340-G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7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x</text:p>
          </table:table-cell>
          <table:table-cell/>
          <table:table-cell office:value-type="float" office:value="55.3">
            <text:p>55.3</text:p>
          </table:table-cell>
          <table:table-cell office:value-type="string">
            <text:p>KU</text:p>
          </table:table-cell>
          <table:table-cell office:value-type="float" office:value="324378">
            <text:p>324378</text:p>
          </table:table-cell>
          <table:table-cell office:value-type="string">
            <text:p>CDS</text:p>
          </table:table-cell>
          <table:table-cell office:value-type="float" office:value="4384">
            <text:p>438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; Barangay Patag; city of Silay; Mt. Bungol</text:p>
          </table:table-cell>
          <table:table-cell office:value-type="float" office:value="10.67599">
            <text:p>10.67599</text:p>
          </table:table-cell>
          <table:table-cell office:value-type="float" office:value="123.18777">
            <text:p>123.18777</text:p>
          </table:table-cell>
          <table:table-cell office:value-type="string">
            <text:p>X-358-F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7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x</text:p>
          </table:table-cell>
          <table:table-cell/>
          <table:table-cell office:value-type="float" office:value="122">
            <text:p>122</text:p>
          </table:table-cell>
          <table:table-cell office:value-type="string">
            <text:p>KU</text:p>
          </table:table-cell>
          <table:table-cell office:value-type="float" office:value="302639">
            <text:p>302639</text:p>
          </table:table-cell>
          <table:table-cell office:value-type="string">
            <text:p>CDS</text:p>
          </table:table-cell>
          <table:table-cell office:value-type="float" office:value="173">
            <text:p>17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E-61-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10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x</text:p>
          </table:table-cell>
          <table:table-cell/>
          <table:table-cell office:value-type="float" office:value="32.9">
            <text:p>32.9</text:p>
          </table:table-cell>
          <table:table-cell office:value-type="string">
            <text:p>KU</text:p>
          </table:table-cell>
          <table:table-cell office:value-type="float" office:value="302640">
            <text:p>302640</text:p>
          </table:table-cell>
          <table:table-cell office:value-type="string">
            <text:p>CDS</text:p>
          </table:table-cell>
          <table:table-cell office:value-type="float" office:value="1511">
            <text:p>151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81">
            <text:p>11.76081</text:p>
          </table:table-cell>
          <table:table-cell office:value-type="float" office:value="122.03974">
            <text:p>122.03974</text:p>
          </table:table-cell>
          <table:table-cell office:value-type="string">
            <text:p>G-99-B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1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x</text:p>
          </table:table-cell>
          <table:table-cell/>
          <table:table-cell office:value-type="float" office:value="67.7">
            <text:p>67.7</text:p>
          </table:table-cell>
          <table:table-cell office:value-type="string">
            <text:p>KU</text:p>
          </table:table-cell>
          <table:table-cell office:value-type="float" office:value="302641">
            <text:p>302641</text:p>
          </table:table-cell>
          <table:table-cell office:value-type="string">
            <text:p>CDS</text:p>
          </table:table-cell>
          <table:table-cell office:value-type="float" office:value="1550">
            <text:p>155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81">
            <text:p>11.76081</text:p>
          </table:table-cell>
          <table:table-cell office:value-type="float" office:value="122.03974">
            <text:p>122.03974</text:p>
          </table:table-cell>
          <table:table-cell office:value-type="string">
            <text:p>G-99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11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x</text:p>
          </table:table-cell>
          <table:table-cell/>
          <table:table-cell office:value-type="float" office:value="134">
            <text:p>134</text:p>
          </table:table-cell>
          <table:table-cell office:value-type="string">
            <text:p>KU</text:p>
          </table:table-cell>
          <table:table-cell office:value-type="float" office:value="302650">
            <text:p>302650</text:p>
          </table:table-cell>
          <table:table-cell office:value-type="string">
            <text:p>CDS</text:p>
          </table:table-cell>
          <table:table-cell office:value-type="float" office:value="1112">
            <text:p>111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Pinaglubayan</text:p>
          </table:table-cell>
          <table:table-cell office:value-type="float" office:value="14.7525833">
            <text:p>14.7525833</text:p>
          </table:table-cell>
          <table:table-cell office:value-type="float" office:value="121.9682">
            <text:p>121.9682</text:p>
          </table:table-cell>
          <table:table-cell office:value-type="string">
            <text:p>E-73-3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03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x</text:p>
          </table:table-cell>
          <table:table-cell/>
          <table:table-cell office:value-type="float" office:value="71.1">
            <text:p>71.1</text:p>
          </table:table-cell>
          <table:table-cell office:value-type="string">
            <text:p>KU</text:p>
          </table:table-cell>
          <table:table-cell office:value-type="float" office:value="307451">
            <text:p>307451</text:p>
          </table:table-cell>
          <table:table-cell office:value-type="string">
            <text:p>RMB</text:p>
          </table:table-cell>
          <table:table-cell office:value-type="float" office:value="6259">
            <text:p>625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Pinaglubayan</text:p>
          </table:table-cell>
          <table:table-cell office:value-type="float" office:value="14.75255">
            <text:p>14.75255</text:p>
          </table:table-cell>
          <table:table-cell office:value-type="float" office:value="121.9683167">
            <text:p>121.9683167</text:p>
          </table:table-cell>
          <table:table-cell office:value-type="string">
            <text:p>I-135-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x</text:p>
          </table:table-cell>
          <table:table-cell/>
          <table:table-cell office:value-type="float" office:value="356">
            <text:p>356</text:p>
          </table:table-cell>
          <table:table-cell office:value-type="string">
            <text:p>KU</text:p>
          </table:table-cell>
          <table:table-cell office:value-type="float" office:value="307452">
            <text:p>307452</text:p>
          </table:table-cell>
          <table:table-cell office:value-type="string">
            <text:p>RMB</text:p>
          </table:table-cell>
          <table:table-cell office:value-type="float" office:value="6260">
            <text:p>626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Pinaglubayan</text:p>
          </table:table-cell>
          <table:table-cell office:value-type="float" office:value="14.75255">
            <text:p>14.75255</text:p>
          </table:table-cell>
          <table:table-cell office:value-type="float" office:value="121.9683167">
            <text:p>121.9683167</text:p>
          </table:table-cell>
          <table:table-cell office:value-type="string">
            <text:p>I-135-10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x</text:p>
          </table:table-cell>
          <table:table-cell/>
          <table:table-cell office:value-type="float" office:value="45.5">
            <text:p>45.5</text:p>
          </table:table-cell>
          <table:table-cell office:value-type="string">
            <text:p>KU</text:p>
          </table:table-cell>
          <table:table-cell office:value-type="float" office:value="307453">
            <text:p>307453</text:p>
          </table:table-cell>
          <table:table-cell office:value-type="string">
            <text:p>RMB</text:p>
          </table:table-cell>
          <table:table-cell office:value-type="float" office:value="6261">
            <text:p>626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Pinaglubayan</text:p>
          </table:table-cell>
          <table:table-cell office:value-type="float" office:value="14.75255">
            <text:p>14.75255</text:p>
          </table:table-cell>
          <table:table-cell office:value-type="float" office:value="121.9683167">
            <text:p>121.9683167</text:p>
          </table:table-cell>
          <table:table-cell office:value-type="string">
            <text:p>I-135-1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x</text:p>
          </table:table-cell>
          <table:table-cell/>
          <table:table-cell office:value-type="float" office:value="5.14">
            <text:p>5.14</text:p>
          </table:table-cell>
          <table:table-cell office:value-type="string">
            <text:p>KU</text:p>
          </table:table-cell>
          <table:table-cell office:value-type="float" office:value="307455">
            <text:p>307455</text:p>
          </table:table-cell>
          <table:table-cell office:value-type="string">
            <text:p>RMB</text:p>
          </table:table-cell>
          <table:table-cell office:value-type="float" office:value="6332">
            <text:p>633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8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2" office:value-type="string">
            <text:p>x</text:p>
          </table:table-cell>
          <table:table-cell office:value-type="float" office:value="226">
            <text:p>226</text:p>
          </table:table-cell>
          <table:table-cell office:value-type="string">
            <text:p>KU</text:p>
          </table:table-cell>
          <table:table-cell office:value-type="float" office:value="302635">
            <text:p>302635</text:p>
          </table:table-cell>
          <table:table-cell office:value-type="string">
            <text:p>CDS</text:p>
          </table:table-cell>
          <table:table-cell office:value-type="float" office:value="1442">
            <text:p>144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Sibuyan</text:p>
          </table:table-cell>
          <table:table-cell office:value-type="string">
            <text:p>Romblon</text:p>
          </table:table-cell>
          <table:table-cell office:value-type="string">
            <text:p>Romblon Province; Municipaity of Magdiwang; Barangay Talaba, Mount Guiting-Guiting Natural Park</text:p>
          </table:table-cell>
          <table:table-cell office:value-type="float" office:value="12.4612167">
            <text:p>12.4612167</text:p>
          </table:table-cell>
          <table:table-cell office:value-type="float" office:value="122.66435">
            <text:p>122.66435</text:p>
          </table:table-cell>
          <table:table-cell office:value-type="string">
            <text:p>E-75-43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2" office:value-type="string">
            <text:p>x</text:p>
          </table:table-cell>
          <table:table-cell office:value-type="float" office:value="219">
            <text:p>219</text:p>
          </table:table-cell>
          <table:table-cell office:value-type="string">
            <text:p>KU</text:p>
          </table:table-cell>
          <table:table-cell office:value-type="float" office:value="303848">
            <text:p>303848</text:p>
          </table:table-cell>
          <table:table-cell office:value-type="string">
            <text:p>RMB</text:p>
          </table:table-cell>
          <table:table-cell office:value-type="float" office:value="5184">
            <text:p>518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Sibuyan</text:p>
          </table:table-cell>
          <table:table-cell office:value-type="string">
            <text:p>Romblon</text:p>
          </table:table-cell>
          <table:table-cell office:value-type="string">
            <text:p>Romblon Province; Municipality of Magdiwang; Barangay Talaba, Mount Guiting-Guiting Natural Park</text:p>
          </table:table-cell>
          <table:table-cell office:value-type="float" office:value="12.4612167">
            <text:p>12.4612167</text:p>
          </table:table-cell>
          <table:table-cell office:value-type="float" office:value="122.66435">
            <text:p>122.66435</text:p>
          </table:table-cell>
          <table:table-cell office:value-type="string">
            <text:p>D-49-2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5-03-23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x</text:p>
          </table:table-cell>
          <table:table-cell/>
          <table:table-cell office:value-type="float" office:value="79.4">
            <text:p>79.4</text:p>
          </table:table-cell>
          <table:table-cell office:value-type="string">
            <text:p>KU</text:p>
          </table:table-cell>
          <table:table-cell office:value-type="float" office:value="303849">
            <text:p>303849</text:p>
          </table:table-cell>
          <table:table-cell office:value-type="string">
            <text:p>RMB</text:p>
          </table:table-cell>
          <table:table-cell office:value-type="float" office:value="5185">
            <text:p>518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Sibuyan</text:p>
          </table:table-cell>
          <table:table-cell office:value-type="string">
            <text:p>Romblon</text:p>
          </table:table-cell>
          <table:table-cell office:value-type="string">
            <text:p>Romblon Province; Municipality of Magdiwang; Barangay Talaba, Mount Guiting-Guiting Natural Park</text:p>
          </table:table-cell>
          <table:table-cell office:value-type="float" office:value="12.4612167">
            <text:p>12.4612167</text:p>
          </table:table-cell>
          <table:table-cell office:value-type="float" office:value="122.66435">
            <text:p>122.66435</text:p>
          </table:table-cell>
          <table:table-cell office:value-type="string">
            <text:p>D-49-22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5-03-23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string">
            <text:p>x</text:p>
          </table:table-cell>
          <table:table-cell office:value-type="float" office:value="143">
            <text:p>143</text:p>
          </table:table-cell>
          <table:table-cell office:value-type="string">
            <text:p>KU</text:p>
          </table:table-cell>
          <table:table-cell office:value-type="float" office:value="315340">
            <text:p>315340</text:p>
          </table:table-cell>
          <table:table-cell office:value-type="string">
            <text:p>RMB</text:p>
          </table:table-cell>
          <table:table-cell office:value-type="float" office:value="8761">
            <text:p>876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B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8-01-0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string">
            <text:p>x</text:p>
          </table:table-cell>
          <table:table-cell office:value-type="float" office:value="19.7">
            <text:p>19.7</text:p>
          </table:table-cell>
          <table:table-cell office:value-type="string">
            <text:p>KU</text:p>
          </table:table-cell>
          <table:table-cell office:value-type="float" office:value="315341">
            <text:p>315341</text:p>
          </table:table-cell>
          <table:table-cell office:value-type="string">
            <text:p>RMB</text:p>
          </table:table-cell>
          <table:table-cell office:value-type="float" office:value="8762">
            <text:p>876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C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1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string">
            <text:p>x</text:p>
          </table:table-cell>
          <table:table-cell office:value-type="float" office:value="137">
            <text:p>137</text:p>
          </table:table-cell>
          <table:table-cell office:value-type="string">
            <text:p>KU</text:p>
          </table:table-cell>
          <table:table-cell office:value-type="float" office:value="315345">
            <text:p>315345</text:p>
          </table:table-cell>
          <table:table-cell office:value-type="string">
            <text:p>RMB</text:p>
          </table:table-cell>
          <table:table-cell office:value-type="float" office:value="8790">
            <text:p>879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F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x</text:p>
          </table:table-cell>
          <table:table-cell/>
          <table:table-cell office:value-type="float" office:value="404">
            <text:p>404</text:p>
          </table:table-cell>
          <table:table-cell office:value-type="string">
            <text:p>KU</text:p>
          </table:table-cell>
          <table:table-cell office:value-type="float" office:value="309326">
            <text:p>309326</text:p>
          </table:table-cell>
          <table:table-cell office:value-type="string">
            <text:p>RMB</text:p>
          </table:table-cell>
          <table:table-cell office:value-type="float" office:value="7757">
            <text:p>7757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1-C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x</text:p>
          </table:table-cell>
          <table:table-cell/>
          <table:table-cell office:value-type="float" office:value="4.1">
            <text:p>4.1</text:p>
          </table:table-cell>
          <table:table-cell office:value-type="string">
            <text:p>KU</text:p>
          </table:table-cell>
          <table:table-cell office:value-type="float" office:value="309328">
            <text:p>309328</text:p>
          </table:table-cell>
          <table:table-cell office:value-type="string">
            <text:p>RMB</text:p>
          </table:table-cell>
          <table:table-cell office:value-type="float" office:value="7829">
            <text:p>7829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A6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03-3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x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KU</text:p>
          </table:table-cell>
          <table:table-cell office:value-type="float" office:value="309329">
            <text:p>309329</text:p>
          </table:table-cell>
          <table:table-cell office:value-type="string">
            <text:p>RMB</text:p>
          </table:table-cell>
          <table:table-cell office:value-type="float" office:value="7842">
            <text:p>7842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C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03-31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x</text:p>
          </table:table-cell>
          <table:table-cell/>
          <table:table-cell office:value-type="float" office:value="28.6">
            <text:p>28.6</text:p>
          </table:table-cell>
          <table:table-cell office:value-type="string">
            <text:p>KU</text:p>
          </table:table-cell>
          <table:table-cell office:value-type="float" office:value="309330">
            <text:p>309330</text:p>
          </table:table-cell>
          <table:table-cell office:value-type="string">
            <text:p>RMB</text:p>
          </table:table-cell>
          <table:table-cell office:value-type="float" office:value="7859">
            <text:p>7859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D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3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x</text:p>
          </table:table-cell>
          <table:table-cell/>
          <table:table-cell office:value-type="float" office:value="8.58">
            <text:p>8.58</text:p>
          </table:table-cell>
          <table:table-cell office:value-type="string">
            <text:p>KU</text:p>
          </table:table-cell>
          <table:table-cell office:value-type="float" office:value="309627">
            <text:p>309627</text:p>
          </table:table-cell>
          <table:table-cell office:value-type="string">
            <text:p>RMB</text:p>
          </table:table-cell>
          <table:table-cell office:value-type="float" office:value="7873">
            <text:p>7873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oundary of Barangay Samarinana and Saubg: Mt. Mantalingahan: Area "Pitang"</text:p>
          </table:table-cell>
          <table:table-cell office:value-type="float" office:value="8.7637167">
            <text:p>8.7637167</text:p>
          </table:table-cell>
          <table:table-cell office:value-type="float" office:value="117.6867">
            <text:p>117.6867</text:p>
          </table:table-cell>
          <table:table-cell office:value-type="string">
            <text:p>M-192-F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x</text:p>
          </table:table-cell>
          <table:table-cell/>
          <table:table-cell office:value-type="float" office:value="30.1">
            <text:p>30.1</text:p>
          </table:table-cell>
          <table:table-cell office:value-type="string">
            <text:p>KU</text:p>
          </table:table-cell>
          <table:table-cell office:value-type="float" office:value="310798">
            <text:p>310798</text:p>
          </table:table-cell>
          <table:table-cell office:value-type="string">
            <text:p>CDS</text:p>
          </table:table-cell>
          <table:table-cell office:value-type="float" office:value="2844">
            <text:p>2844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1-A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10-1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x</text:p>
          </table:table-cell>
          <table:table-cell/>
          <table:table-cell office:value-type="float" office:value="9.77">
            <text:p>9.77</text:p>
          </table:table-cell>
          <table:table-cell office:value-type="string">
            <text:p>KU</text:p>
          </table:table-cell>
          <table:table-cell office:value-type="float" office:value="310799">
            <text:p>310799</text:p>
          </table:table-cell>
          <table:table-cell office:value-type="string">
            <text:p>CDS</text:p>
          </table:table-cell>
          <table:table-cell office:value-type="float" office:value="2967">
            <text:p>2967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2-E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10-22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x</text:p>
          </table:table-cell>
          <table:table-cell/>
          <table:table-cell office:value-type="float" office:value="8.78">
            <text:p>8.78</text:p>
          </table:table-cell>
          <table:table-cell office:value-type="string">
            <text:p>KU</text:p>
          </table:table-cell>
          <table:table-cell office:value-type="float" office:value="310800">
            <text:p>310800</text:p>
          </table:table-cell>
          <table:table-cell office:value-type="string">
            <text:p>CDS</text:p>
          </table:table-cell>
          <table:table-cell office:value-type="float" office:value="2984">
            <text:p>2984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2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10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x</text:p>
          </table:table-cell>
          <table:table-cell/>
          <table:table-cell office:value-type="float" office:value="18.9">
            <text:p>18.9</text:p>
          </table:table-cell>
          <table:table-cell office:value-type="string">
            <text:p>KU</text:p>
          </table:table-cell>
          <table:table-cell office:value-type="float" office:value="310801">
            <text:p>310801</text:p>
          </table:table-cell>
          <table:table-cell office:value-type="string">
            <text:p>CDS</text:p>
          </table:table-cell>
          <table:table-cell office:value-type="float" office:value="3030">
            <text:p>3030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3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10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x</text:p>
          </table:table-cell>
          <table:table-cell/>
          <table:table-cell office:value-type="float" office:value="5.11">
            <text:p>5.11</text:p>
          </table:table-cell>
          <table:table-cell office:value-type="string">
            <text:p>KU</text:p>
          </table:table-cell>
          <table:table-cell office:value-type="float" office:value="310802">
            <text:p>310802</text:p>
          </table:table-cell>
          <table:table-cell office:value-type="string">
            <text:p>CDS</text:p>
          </table:table-cell>
          <table:table-cell office:value-type="float" office:value="3047">
            <text:p>3047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3-E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10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x</text:p>
          </table:table-cell>
          <table:table-cell/>
          <table:table-cell office:value-type="float" office:value="448">
            <text:p>448</text:p>
          </table:table-cell>
          <table:table-cell office:value-type="string">
            <text:p>KU</text:p>
          </table:table-cell>
          <table:table-cell office:value-type="float" office:value="309319">
            <text:p>309319</text:p>
          </table:table-cell>
          <table:table-cell office:value-type="string">
            <text:p>RMB</text:p>
          </table:table-cell>
          <table:table-cell office:value-type="float" office:value="7646">
            <text:p>7646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89-H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x</text:p>
          </table:table-cell>
          <table:table-cell/>
          <table:table-cell office:value-type="float" office:value="31.9">
            <text:p>31.9</text:p>
          </table:table-cell>
          <table:table-cell office:value-type="string">
            <text:p>KU</text:p>
          </table:table-cell>
          <table:table-cell office:value-type="float" office:value="309320">
            <text:p>309320</text:p>
          </table:table-cell>
          <table:table-cell office:value-type="string">
            <text:p>RMB</text:p>
          </table:table-cell>
          <table:table-cell office:value-type="float" office:value="7647">
            <text:p>7647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89-H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x</text:p>
          </table:table-cell>
          <table:table-cell/>
          <table:table-cell office:value-type="float" office:value="81.7">
            <text:p>81.7</text:p>
          </table:table-cell>
          <table:table-cell office:value-type="string">
            <text:p>KU</text:p>
          </table:table-cell>
          <table:table-cell office:value-type="float" office:value="309322">
            <text:p>309322</text:p>
          </table:table-cell>
          <table:table-cell office:value-type="string">
            <text:p>RMB</text:p>
          </table:table-cell>
          <table:table-cell office:value-type="float" office:value="7649">
            <text:p>7649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89-I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x</text:p>
          </table:table-cell>
          <table:table-cell/>
          <table:table-cell office:value-type="float" office:value="204">
            <text:p>204</text:p>
          </table:table-cell>
          <table:table-cell office:value-type="string">
            <text:p>KU</text:p>
          </table:table-cell>
          <table:table-cell office:value-type="float" office:value="309323">
            <text:p>309323</text:p>
          </table:table-cell>
          <table:table-cell office:value-type="string">
            <text:p>RMB</text:p>
          </table:table-cell>
          <table:table-cell office:value-type="float" office:value="7650">
            <text:p>7650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89-I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x</text:p>
          </table:table-cell>
          <table:table-cell/>
          <table:table-cell office:value-type="float" office:value="22.9">
            <text:p>22.9</text:p>
          </table:table-cell>
          <table:table-cell office:value-type="string">
            <text:p>KU</text:p>
          </table:table-cell>
          <table:table-cell office:value-type="float" office:value="309325">
            <text:p>309325</text:p>
          </table:table-cell>
          <table:table-cell office:value-type="string">
            <text:p>RMB</text:p>
          </table:table-cell>
          <table:table-cell office:value-type="float" office:value="7721">
            <text:p>7721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90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x</text:p>
          </table:table-cell>
          <table:table-cell/>
          <table:table-cell office:value-type="float" office:value="369">
            <text:p>369</text:p>
          </table:table-cell>
          <table:table-cell office:value-type="string">
            <text:p>KU</text:p>
          </table:table-cell>
          <table:table-cell office:value-type="float" office:value="322259">
            <text:p>322259</text:p>
          </table:table-cell>
          <table:table-cell office:value-type="string">
            <text:p>RMB</text:p>
          </table:table-cell>
          <table:table-cell office:value-type="float" office:value="12536">
            <text:p>12536</text:p>
          </table:table-cell>
          <table:table-cell office:value-type="string">
            <text:p>Gehyra</text:p>
          </table:table-cell>
          <table:table-cell office:value-type="string">
            <text:p>mutilata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Baler; Barangay Zabali, Aurora State College of Technology (ASCOT)</text:p>
          </table:table-cell>
          <table:table-cell office:value-type="float" office:value="15.742">
            <text:p>15.742</text:p>
          </table:table-cell>
          <table:table-cell office:value-type="float" office:value="121.576">
            <text:p>121.576</text:p>
          </table:table-cell>
          <table:table-cell office:value-type="string">
            <text:p>U-307-F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05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x</text:p>
          </table:table-cell>
          <table:table-cell/>
          <table:table-cell office:value-type="float" office:value="19.5">
            <text:p>19.5</text:p>
          </table:table-cell>
          <table:table-cell office:value-type="string">
            <text:p>KU</text:p>
          </table:table-cell>
          <table:table-cell office:value-type="float" office:value="322254">
            <text:p>322254</text:p>
          </table:table-cell>
          <table:table-cell office:value-type="string">
            <text:p>RMB</text:p>
          </table:table-cell>
          <table:table-cell office:value-type="float" office:value="12578">
            <text:p>12578</text:p>
          </table:table-cell>
          <table:table-cell office:value-type="string">
            <text:p>Gehyra</text:p>
          </table:table-cell>
          <table:table-cell office:value-type="string">
            <text:p>mutilata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Baler; Barangay Zabali, Aurora State College of Technology (ASCOT)</text:p>
          </table:table-cell>
          <table:table-cell office:value-type="float" office:value="15.742">
            <text:p>15.742</text:p>
          </table:table-cell>
          <table:table-cell office:value-type="float" office:value="121.576">
            <text:p>121.576</text:p>
          </table:table-cell>
          <table:table-cell office:value-type="string">
            <text:p>U-308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x</text:p>
          </table:table-cell>
          <table:table-cell/>
          <table:table-cell office:value-type="float" office:value="41.5">
            <text:p>41.5</text:p>
          </table:table-cell>
          <table:table-cell office:value-type="string">
            <text:p>KU</text:p>
          </table:table-cell>
          <table:table-cell office:value-type="float" office:value="322260">
            <text:p>322260</text:p>
          </table:table-cell>
          <table:table-cell office:value-type="string">
            <text:p>RMB</text:p>
          </table:table-cell>
          <table:table-cell office:value-type="float" office:value="12582">
            <text:p>12582</text:p>
          </table:table-cell>
          <table:table-cell office:value-type="string">
            <text:p>Gehyra</text:p>
          </table:table-cell>
          <table:table-cell office:value-type="string">
            <text:p>mutilata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Baler; Barangay Zabali, Aurora State College of Technology (ASCOT)</text:p>
          </table:table-cell>
          <table:table-cell office:value-type="float" office:value="15.742">
            <text:p>15.742</text:p>
          </table:table-cell>
          <table:table-cell office:value-type="float" office:value="121.576">
            <text:p>121.576</text:p>
          </table:table-cell>
          <table:table-cell office:value-type="string">
            <text:p>U-308-B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x</text:p>
          </table:table-cell>
          <table:table-cell/>
          <table:table-cell office:value-type="float" office:value="68.5">
            <text:p>68.5</text:p>
          </table:table-cell>
          <table:table-cell office:value-type="string">
            <text:p>KU</text:p>
          </table:table-cell>
          <table:table-cell office:value-type="float" office:value="322261">
            <text:p>322261</text:p>
          </table:table-cell>
          <table:table-cell office:value-type="string">
            <text:p>RMB</text:p>
          </table:table-cell>
          <table:table-cell office:value-type="float" office:value="12584">
            <text:p>12584</text:p>
          </table:table-cell>
          <table:table-cell office:value-type="string">
            <text:p>Gehyra</text:p>
          </table:table-cell>
          <table:table-cell office:value-type="string">
            <text:p>mutilata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Baler; Barangay Zabali, Aurora State College of Technology (ASCOT)</text:p>
          </table:table-cell>
          <table:table-cell office:value-type="float" office:value="15.742">
            <text:p>15.742</text:p>
          </table:table-cell>
          <table:table-cell office:value-type="float" office:value="121.576">
            <text:p>121.576</text:p>
          </table:table-cell>
          <table:table-cell office:value-type="string">
            <text:p>U-308-B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KU</text:p>
          </table:table-cell>
          <table:table-cell office:value-type="float" office:value="309335">
            <text:p>309335</text:p>
          </table:table-cell>
          <table:table-cell office:value-type="string">
            <text:p>RMB</text:p>
          </table:table-cell>
          <table:table-cell office:value-type="float" office:value="3118">
            <text:p>3118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B/O-20/220-A5/F5/A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x</text:p>
          </table:table-cell>
          <table:table-cell/>
          <table:table-cell office:value-type="float" office:value="83.9">
            <text:p>83.9</text:p>
          </table:table-cell>
          <table:table-cell office:value-type="string">
            <text:p>KU</text:p>
          </table:table-cell>
          <table:table-cell office:value-type="float" office:value="309331">
            <text:p>309331</text:p>
          </table:table-cell>
          <table:table-cell office:value-type="string">
            <text:p>RMB</text:p>
          </table:table-cell>
          <table:table-cell office:value-type="float" office:value="7828">
            <text:p>7828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A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03-3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x</text:p>
          </table:table-cell>
          <table:table-cell/>
          <table:table-cell office:value-type="float" office:value="10.1">
            <text:p>10.1</text:p>
          </table:table-cell>
          <table:table-cell office:value-type="string">
            <text:p>KU</text:p>
          </table:table-cell>
          <table:table-cell office:value-type="float" office:value="309332">
            <text:p>309332</text:p>
          </table:table-cell>
          <table:table-cell office:value-type="string">
            <text:p>RMB</text:p>
          </table:table-cell>
          <table:table-cell office:value-type="float" office:value="7830">
            <text:p>7830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A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30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x</text:p>
          </table:table-cell>
          <table:table-cell/>
          <table:table-cell office:value-type="float" office:value="75.9">
            <text:p>75.9</text:p>
          </table:table-cell>
          <table:table-cell office:value-type="string">
            <text:p>KU</text:p>
          </table:table-cell>
          <table:table-cell office:value-type="float" office:value="309333">
            <text:p>309333</text:p>
          </table:table-cell>
          <table:table-cell office:value-type="string">
            <text:p>RMB</text:p>
          </table:table-cell>
          <table:table-cell office:value-type="float" office:value="7831">
            <text:p>7831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A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30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x</text:p>
          </table:table-cell>
          <table:table-cell/>
          <table:table-cell office:value-type="float" office:value="11.5">
            <text:p>11.5</text:p>
          </table:table-cell>
          <table:table-cell office:value-type="string">
            <text:p>KU</text:p>
          </table:table-cell>
          <table:table-cell office:value-type="float" office:value="309334">
            <text:p>309334</text:p>
          </table:table-cell>
          <table:table-cell office:value-type="string">
            <text:p>RMB</text:p>
          </table:table-cell>
          <table:table-cell office:value-type="float" office:value="7798">
            <text:p>7798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oundary of Barangay Samarinana and Saulog: Mt. Mantalingahan Range: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1-G2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03-29</text:p>
          </table:table-cell>
          <table:table-cell office:value-type="string">
            <text:p>ku_gekkonid_tissues.txt/gekkonid_lab_work.txt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x</text:p>
          </table:table-cell>
          <table:table-cell/>
          <table:table-cell office:value-type="float" office:value="3.17">
            <text:p>3.17</text:p>
          </table:table-cell>
          <table:table-cell office:value-type="string">
            <text:p>KU</text:p>
          </table:table-cell>
          <table:table-cell office:value-type="float" office:value="328370">
            <text:p>328370</text:p>
          </table:table-cell>
          <table:table-cell office:value-type="string">
            <text:p>RMB</text:p>
          </table:table-cell>
          <table:table-cell office:value-type="float" office:value="13587">
            <text:p>13587</text:p>
          </table:table-cell>
          <table:table-cell office:value-type="string">
            <text:p>Gekko</text:p>
          </table:table-cell>
          <table:table-cell office:value-type="string">
            <text:p>carusad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tong Malake, UPLB Forrestry Campus</text:p>
          </table:table-cell>
          <table:table-cell office:value-type="float" office:value="14.1534333">
            <text:p>14.1534333</text:p>
          </table:table-cell>
          <table:table-cell office:value-type="float" office:value="121.2322">
            <text:p>121.2322</text:p>
          </table:table-cell>
          <table:table-cell office:value-type="string">
            <text:p>Z-388-C9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x</text:p>
          </table:table-cell>
          <table:table-cell/>
          <table:table-cell office:value-type="float" office:value="6.92">
            <text:p>6.92</text:p>
          </table:table-cell>
          <table:table-cell office:value-type="string">
            <text:p>KU</text:p>
          </table:table-cell>
          <table:table-cell office:value-type="float" office:value="328371">
            <text:p>328371</text:p>
          </table:table-cell>
          <table:table-cell office:value-type="string">
            <text:p>RMB</text:p>
          </table:table-cell>
          <table:table-cell office:value-type="float" office:value="13588">
            <text:p>13588</text:p>
          </table:table-cell>
          <table:table-cell office:value-type="string">
            <text:p>Gekko</text:p>
          </table:table-cell>
          <table:table-cell office:value-type="string">
            <text:p>carusad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tong Malake, UPLB Forrestry Campus</text:p>
          </table:table-cell>
          <table:table-cell office:value-type="float" office:value="14.1534333">
            <text:p>14.1534333</text:p>
          </table:table-cell>
          <table:table-cell office:value-type="float" office:value="121.2322">
            <text:p>121.2322</text:p>
          </table:table-cell>
          <table:table-cell office:value-type="string">
            <text:p>Z-378-H3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x</text:p>
          </table:table-cell>
          <table:table-cell/>
          <table:table-cell office:value-type="float" office:value="39.9">
            <text:p>39.9</text:p>
          </table:table-cell>
          <table:table-cell office:value-type="string">
            <text:p>KU</text:p>
          </table:table-cell>
          <table:table-cell office:value-type="float" office:value="328372">
            <text:p>328372</text:p>
          </table:table-cell>
          <table:table-cell office:value-type="string">
            <text:p>RMB</text:p>
          </table:table-cell>
          <table:table-cell office:value-type="float" office:value="13589">
            <text:p>13589</text:p>
          </table:table-cell>
          <table:table-cell office:value-type="string">
            <text:p>Gekko</text:p>
          </table:table-cell>
          <table:table-cell office:value-type="string">
            <text:p>carusad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tong Malake, UPLB Forrestry Campus</text:p>
          </table:table-cell>
          <table:table-cell office:value-type="float" office:value="14.1534333">
            <text:p>14.1534333</text:p>
          </table:table-cell>
          <table:table-cell office:value-type="float" office:value="121.2322">
            <text:p>121.2322</text:p>
          </table:table-cell>
          <table:table-cell office:value-type="string">
            <text:p>Z-378-H4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x</text:p>
          </table:table-cell>
          <table:table-cell/>
          <table:table-cell office:value-type="float" office:value="5.26">
            <text:p>5.26</text:p>
          </table:table-cell>
          <table:table-cell office:value-type="string">
            <text:p>KU</text:p>
          </table:table-cell>
          <table:table-cell office:value-type="float" office:value="328373">
            <text:p>328373</text:p>
          </table:table-cell>
          <table:table-cell office:value-type="string">
            <text:p>RMB</text:p>
          </table:table-cell>
          <table:table-cell office:value-type="float" office:value="13590">
            <text:p>13590</text:p>
          </table:table-cell>
          <table:table-cell office:value-type="string">
            <text:p>Gekko</text:p>
          </table:table-cell>
          <table:table-cell office:value-type="string">
            <text:p>carusad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tong Malake, UPLB Forrestry Campus</text:p>
          </table:table-cell>
          <table:table-cell office:value-type="float" office:value="14.1534333">
            <text:p>14.1534333</text:p>
          </table:table-cell>
          <table:table-cell office:value-type="float" office:value="121.2322">
            <text:p>121.2322</text:p>
          </table:table-cell>
          <table:table-cell office:value-type="string">
            <text:p>Z-378-H5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x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KU</text:p>
          </table:table-cell>
          <table:table-cell office:value-type="float" office:value="328374">
            <text:p>328374</text:p>
          </table:table-cell>
          <table:table-cell office:value-type="string">
            <text:p>RMB</text:p>
          </table:table-cell>
          <table:table-cell office:value-type="float" office:value="13591">
            <text:p>13591</text:p>
          </table:table-cell>
          <table:table-cell office:value-type="string">
            <text:p>Gekko</text:p>
          </table:table-cell>
          <table:table-cell office:value-type="string">
            <text:p>carusad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tong Malake, UPLB Forrestry Campus</text:p>
          </table:table-cell>
          <table:table-cell office:value-type="float" office:value="14.1534333">
            <text:p>14.1534333</text:p>
          </table:table-cell>
          <table:table-cell office:value-type="float" office:value="121.2322">
            <text:p>121.2322</text:p>
          </table:table-cell>
          <table:table-cell office:value-type="string">
            <text:p>Z-388-D2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x</text:p>
          </table:table-cell>
          <table:table-cell/>
          <table:table-cell office:value-type="float" office:value="355">
            <text:p>355</text:p>
          </table:table-cell>
          <table:table-cell office:value-type="string">
            <text:p>KU</text:p>
          </table:table-cell>
          <table:table-cell office:value-type="float" office:value="311493">
            <text:p>311493</text:p>
          </table:table-cell>
          <table:table-cell office:value-type="string">
            <text:p>KU-FS</text:p>
          </table:table-cell>
          <table:table-cell office:value-type="float" office:value="13">
            <text:p>13</text:p>
          </table:table-cell>
          <table:table-cell office:value-type="string">
            <text:p>Gekko</text:p>
          </table:table-cell>
          <table:table-cell office:value-type="string">
            <text:p>chinensis</text:p>
          </table:table-cell>
          <table:table-cell office:value-type="string">
            <text:p>China</text:p>
          </table:table-cell>
          <table:table-cell table:number-columns-repeated="2"/>
          <table:table-cell office:value-type="string">
            <text:p>Guangxi; ; Nanning City, People's Park</text:p>
          </table:table-cell>
          <table:table-cell table:number-columns-repeated="2"/>
          <table:table-cell office:value-type="string">
            <text:p>K-165-D8/F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4-1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x</text:p>
          </table:table-cell>
          <table:table-cell/>
          <table:table-cell office:value-type="float" office:value="680">
            <text:p>680</text:p>
          </table:table-cell>
          <table:table-cell office:value-type="string">
            <text:p>KU</text:p>
          </table:table-cell>
          <table:table-cell office:value-type="float" office:value="311494">
            <text:p>311494</text:p>
          </table:table-cell>
          <table:table-cell office:value-type="string">
            <text:p>KU-FS</text:p>
          </table:table-cell>
          <table:table-cell office:value-type="float" office:value="14">
            <text:p>14</text:p>
          </table:table-cell>
          <table:table-cell office:value-type="string">
            <text:p>Gekko</text:p>
          </table:table-cell>
          <table:table-cell office:value-type="string">
            <text:p>chinensis</text:p>
          </table:table-cell>
          <table:table-cell office:value-type="string">
            <text:p>China</text:p>
          </table:table-cell>
          <table:table-cell table:number-columns-repeated="2"/>
          <table:table-cell office:value-type="string">
            <text:p>Guangxi; ; Nanning City, People's Park</text:p>
          </table:table-cell>
          <table:table-cell table:number-columns-repeated="2"/>
          <table:table-cell office:value-type="string">
            <text:p>K-165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4-1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x</text:p>
          </table:table-cell>
          <table:table-cell/>
          <table:table-cell office:value-type="float" office:value="223">
            <text:p>223</text:p>
          </table:table-cell>
          <table:table-cell office:value-type="string">
            <text:p>KU</text:p>
          </table:table-cell>
          <table:table-cell office:value-type="float" office:value="311496">
            <text:p>311496</text:p>
          </table:table-cell>
          <table:table-cell office:value-type="string">
            <text:p>KU-FS</text:p>
          </table:table-cell>
          <table:table-cell office:value-type="float" office:value="16">
            <text:p>16</text:p>
          </table:table-cell>
          <table:table-cell office:value-type="string">
            <text:p>Gekko</text:p>
          </table:table-cell>
          <table:table-cell office:value-type="string">
            <text:p>chinensis</text:p>
          </table:table-cell>
          <table:table-cell office:value-type="string">
            <text:p>China</text:p>
          </table:table-cell>
          <table:table-cell table:number-columns-repeated="2"/>
          <table:table-cell office:value-type="string">
            <text:p>Guangxi; ; Nanning City, People's Park</text:p>
          </table:table-cell>
          <table:table-cell table:number-columns-repeated="2"/>
          <table:table-cell office:value-type="string">
            <text:p>K-165-F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4-1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x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KU</text:p>
          </table:table-cell>
          <table:table-cell office:value-type="float" office:value="311497">
            <text:p>311497</text:p>
          </table:table-cell>
          <table:table-cell office:value-type="string">
            <text:p>KU-FS</text:p>
          </table:table-cell>
          <table:table-cell office:value-type="float" office:value="17">
            <text:p>17</text:p>
          </table:table-cell>
          <table:table-cell office:value-type="string">
            <text:p>Gekko</text:p>
          </table:table-cell>
          <table:table-cell office:value-type="string">
            <text:p>chinensis</text:p>
          </table:table-cell>
          <table:table-cell office:value-type="string">
            <text:p>China</text:p>
          </table:table-cell>
          <table:table-cell table:number-columns-repeated="2"/>
          <table:table-cell office:value-type="string">
            <text:p>Guangxi; ; Nanning City, People's Park</text:p>
          </table:table-cell>
          <table:table-cell table:number-columns-repeated="2"/>
          <table:table-cell office:value-type="string">
            <text:p>K-165-G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4-1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x</text:p>
          </table:table-cell>
          <table:table-cell/>
          <table:table-cell office:value-type="float" office:value="240">
            <text:p>240</text:p>
          </table:table-cell>
          <table:table-cell office:value-type="string">
            <text:p>KU</text:p>
          </table:table-cell>
          <table:table-cell office:value-type="float" office:value="304832">
            <text:p>304832</text:p>
          </table:table-cell>
          <table:table-cell office:value-type="string">
            <text:p>RMB</text:p>
          </table:table-cell>
          <table:table-cell office:value-type="float" office:value="5953">
            <text:p>5953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x</text:p>
          </table:table-cell>
          <table:table-cell/>
          <table:table-cell office:value-type="float" office:value="117">
            <text:p>117</text:p>
          </table:table-cell>
          <table:table-cell office:value-type="string">
            <text:p>KU</text:p>
          </table:table-cell>
          <table:table-cell office:value-type="float" office:value="304833">
            <text:p>304833</text:p>
          </table:table-cell>
          <table:table-cell office:value-type="string">
            <text:p>RMB</text:p>
          </table:table-cell>
          <table:table-cell office:value-type="float" office:value="5954">
            <text:p>5954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x</text:p>
          </table:table-cell>
          <table:table-cell/>
          <table:table-cell office:value-type="float" office:value="70.6">
            <text:p>70.6</text:p>
          </table:table-cell>
          <table:table-cell office:value-type="string">
            <text:p>KU</text:p>
          </table:table-cell>
          <table:table-cell office:value-type="float" office:value="304847">
            <text:p>304847</text:p>
          </table:table-cell>
          <table:table-cell office:value-type="string">
            <text:p>RMB</text:p>
          </table:table-cell>
          <table:table-cell office:value-type="float" office:value="5968">
            <text:p>5968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x</text:p>
          </table:table-cell>
          <table:table-cell/>
          <table:table-cell office:value-type="float" office:value="334">
            <text:p>334</text:p>
          </table:table-cell>
          <table:table-cell office:value-type="string">
            <text:p>KU</text:p>
          </table:table-cell>
          <table:table-cell office:value-type="float" office:value="304848">
            <text:p>304848</text:p>
          </table:table-cell>
          <table:table-cell office:value-type="string">
            <text:p>RMB</text:p>
          </table:table-cell>
          <table:table-cell office:value-type="float" office:value="5969">
            <text:p>5969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x</text:p>
          </table:table-cell>
          <table:table-cell/>
          <table:table-cell office:value-type="float" office:value="74.4">
            <text:p>74.4</text:p>
          </table:table-cell>
          <table:table-cell office:value-type="string">
            <text:p>KU</text:p>
          </table:table-cell>
          <table:table-cell office:value-type="float" office:value="304849">
            <text:p>304849</text:p>
          </table:table-cell>
          <table:table-cell office:value-type="string">
            <text:p>RMB</text:p>
          </table:table-cell>
          <table:table-cell office:value-type="float" office:value="5970">
            <text:p>5970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x</text:p>
          </table:table-cell>
          <table:table-cell/>
          <table:table-cell office:value-type="float" office:value="206">
            <text:p>206</text:p>
          </table:table-cell>
          <table:table-cell office:value-type="string">
            <text:p>KU</text:p>
          </table:table-cell>
          <table:table-cell office:value-type="float" office:value="300197">
            <text:p>300197</text:p>
          </table:table-cell>
          <table:table-cell office:value-type="string">
            <text:p>CDS</text:p>
          </table:table-cell>
          <table:table-cell office:value-type="float" office:value="155">
            <text:p>155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6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x</text:p>
          </table:table-cell>
          <table:table-cell/>
          <table:table-cell office:value-type="float" office:value="46.9">
            <text:p>46.9</text:p>
          </table:table-cell>
          <table:table-cell office:value-type="string">
            <text:p>KU</text:p>
          </table:table-cell>
          <table:table-cell office:value-type="float" office:value="300198">
            <text:p>300198</text:p>
          </table:table-cell>
          <table:table-cell office:value-type="string">
            <text:p>CDS</text:p>
          </table:table-cell>
          <table:table-cell office:value-type="float" office:value="156">
            <text:p>156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70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x</text:p>
          </table:table-cell>
          <table:table-cell/>
          <table:table-cell office:value-type="float" office:value="75.5">
            <text:p>75.5</text:p>
          </table:table-cell>
          <table:table-cell office:value-type="string">
            <text:p>KU</text:p>
          </table:table-cell>
          <table:table-cell office:value-type="float" office:value="300200">
            <text:p>300200</text:p>
          </table:table-cell>
          <table:table-cell office:value-type="string">
            <text:p>CDS</text:p>
          </table:table-cell>
          <table:table-cell office:value-type="float" office:value="159">
            <text:p>159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7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x</text:p>
          </table:table-cell>
          <table:table-cell/>
          <table:table-cell office:value-type="float" office:value="48.5">
            <text:p>48.5</text:p>
          </table:table-cell>
          <table:table-cell office:value-type="string">
            <text:p>KU</text:p>
          </table:table-cell>
          <table:table-cell office:value-type="float" office:value="300201">
            <text:p>300201</text:p>
          </table:table-cell>
          <table:table-cell office:value-type="string">
            <text:p>CDS</text:p>
          </table:table-cell>
          <table:table-cell office:value-type="float" office:value="161">
            <text:p>161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7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x</text:p>
          </table:table-cell>
          <table:table-cell/>
          <table:table-cell office:value-type="float" office:value="178">
            <text:p>178</text:p>
          </table:table-cell>
          <table:table-cell office:value-type="string">
            <text:p>KU</text:p>
          </table:table-cell>
          <table:table-cell office:value-type="float" office:value="300203">
            <text:p>300203</text:p>
          </table:table-cell>
          <table:table-cell office:value-type="string">
            <text:p>CDS</text:p>
          </table:table-cell>
          <table:table-cell office:value-type="float" office:value="212">
            <text:p>212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E-61-48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4-10-18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x</text:p>
          </table:table-cell>
          <table:table-cell/>
          <table:table-cell office:value-type="float" office:value="63.5">
            <text:p>63.5</text:p>
          </table:table-cell>
          <table:table-cell office:value-type="string">
            <text:p>KU</text:p>
          </table:table-cell>
          <table:table-cell office:value-type="float" office:value="328812">
            <text:p>328812</text:p>
          </table:table-cell>
          <table:table-cell office:value-type="string">
            <text:p>RMB</text:p>
          </table:table-cell>
          <table:table-cell office:value-type="float" office:value="13764">
            <text:p>13764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x</text:p>
          </table:table-cell>
          <table:table-cell/>
          <table:table-cell office:value-type="float" office:value="23.4">
            <text:p>23.4</text:p>
          </table:table-cell>
          <table:table-cell office:value-type="string">
            <text:p>KU</text:p>
          </table:table-cell>
          <table:table-cell office:value-type="float" office:value="328813">
            <text:p>328813</text:p>
          </table:table-cell>
          <table:table-cell office:value-type="string">
            <text:p>RMB</text:p>
          </table:table-cell>
          <table:table-cell office:value-type="float" office:value="13766">
            <text:p>13766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x</text:p>
          </table:table-cell>
          <table:table-cell/>
          <table:table-cell office:value-type="float" office:value="21.2">
            <text:p>21.2</text:p>
          </table:table-cell>
          <table:table-cell office:value-type="string">
            <text:p>KU</text:p>
          </table:table-cell>
          <table:table-cell office:value-type="float" office:value="328814">
            <text:p>328814</text:p>
          </table:table-cell>
          <table:table-cell office:value-type="string">
            <text:p>RMB</text:p>
          </table:table-cell>
          <table:table-cell office:value-type="float" office:value="13767">
            <text:p>13767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x</text:p>
          </table:table-cell>
          <table:table-cell/>
          <table:table-cell office:value-type="float" office:value="13.1">
            <text:p>13.1</text:p>
          </table:table-cell>
          <table:table-cell office:value-type="string">
            <text:p>KU</text:p>
          </table:table-cell>
          <table:table-cell office:value-type="float" office:value="328815">
            <text:p>328815</text:p>
          </table:table-cell>
          <table:table-cell office:value-type="string">
            <text:p>RMB</text:p>
          </table:table-cell>
          <table:table-cell office:value-type="float" office:value="13768">
            <text:p>13768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x</text:p>
          </table:table-cell>
          <table:table-cell/>
          <table:table-cell office:value-type="float" office:value="25.7">
            <text:p>25.7</text:p>
          </table:table-cell>
          <table:table-cell office:value-type="string">
            <text:p>KU</text:p>
          </table:table-cell>
          <table:table-cell office:value-type="float" office:value="328817">
            <text:p>328817</text:p>
          </table:table-cell>
          <table:table-cell office:value-type="string">
            <text:p>RMB</text:p>
          </table:table-cell>
          <table:table-cell office:value-type="float" office:value="13770">
            <text:p>13770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x</text:p>
          </table:table-cell>
          <table:table-cell/>
          <table:table-cell office:value-type="float" office:value="12.9">
            <text:p>12.9</text:p>
          </table:table-cell>
          <table:table-cell office:value-type="string">
            <text:p>KU</text:p>
          </table:table-cell>
          <table:table-cell office:value-type="float" office:value="305140">
            <text:p>305140</text:p>
          </table:table-cell>
          <table:table-cell office:value-type="string">
            <text:p>CDS</text:p>
          </table:table-cell>
          <table:table-cell office:value-type="float" office:value="50">
            <text:p>50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Nor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Asluman</text:p>
          </table:table-cell>
          <table:table-cell table:number-columns-repeated="2"/>
          <table:table-cell office:value-type="string">
            <text:p>E-74-3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09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x</text:p>
          </table:table-cell>
          <table:table-cell office:value-type="float" office:value="540">
            <text:p>540</text:p>
          </table:table-cell>
          <table:table-cell office:value-type="string">
            <text:p>KU</text:p>
          </table:table-cell>
          <table:table-cell office:value-type="float" office:value="302716">
            <text:p>302716</text:p>
          </table:table-cell>
          <table:table-cell office:value-type="string">
            <text:p>CDS</text:p>
          </table:table-cell>
          <table:table-cell office:value-type="float" office:value="51">
            <text:p>51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Nor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Asluman</text:p>
          </table:table-cell>
          <table:table-cell table:number-columns-repeated="2"/>
          <table:table-cell office:value-type="string">
            <text:p>E-74-3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0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x</text:p>
          </table:table-cell>
          <table:table-cell/>
          <table:table-cell office:value-type="float" office:value="139">
            <text:p>139</text:p>
          </table:table-cell>
          <table:table-cell office:value-type="string">
            <text:p>KU</text:p>
          </table:table-cell>
          <table:table-cell office:value-type="float" office:value="302717">
            <text:p>302717</text:p>
          </table:table-cell>
          <table:table-cell office:value-type="string">
            <text:p>CDS</text:p>
          </table:table-cell>
          <table:table-cell office:value-type="float" office:value="53">
            <text:p>53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Nor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Asluman</text:p>
          </table:table-cell>
          <table:table-cell table:number-columns-repeated="2"/>
          <table:table-cell office:value-type="string">
            <text:p>E-74-3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09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string">
            <text:p>x</text:p>
          </table:table-cell>
          <table:table-cell office:value-type="float" office:value="427">
            <text:p>427</text:p>
          </table:table-cell>
          <table:table-cell office:value-type="string">
            <text:p>KU</text:p>
          </table:table-cell>
          <table:table-cell office:value-type="float" office:value="302720">
            <text:p>302720</text:p>
          </table:table-cell>
          <table:table-cell office:value-type="string">
            <text:p>CDS</text:p>
          </table:table-cell>
          <table:table-cell office:value-type="float" office:value="48">
            <text:p>48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Nor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Granada</text:p>
          </table:table-cell>
          <table:table-cell table:number-columns-repeated="2"/>
          <table:table-cell office:value-type="string">
            <text:p>E-74-32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08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x</text:p>
          </table:table-cell>
          <table:table-cell/>
          <table:table-cell office:value-type="float" office:value="465">
            <text:p>465</text:p>
          </table:table-cell>
          <table:table-cell office:value-type="string">
            <text:p>KU</text:p>
          </table:table-cell>
          <table:table-cell office:value-type="float" office:value="305139">
            <text:p>305139</text:p>
          </table:table-cell>
          <table:table-cell office:value-type="string">
            <text:p>CDS</text:p>
          </table:table-cell>
          <table:table-cell office:value-type="float" office:value="49">
            <text:p>49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Nor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Granada</text:p>
          </table:table-cell>
          <table:table-cell table:number-columns-repeated="2"/>
          <table:table-cell office:value-type="string">
            <text:p>E-74-3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09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x</text:p>
          </table:table-cell>
          <table:table-cell office:value-type="float" office:value="314">
            <text:p>314</text:p>
          </table:table-cell>
          <table:table-cell office:value-type="string">
            <text:p>KU</text:p>
          </table:table-cell>
          <table:table-cell office:value-type="float" office:value="305138">
            <text:p>305138</text:p>
          </table:table-cell>
          <table:table-cell office:value-type="string">
            <text:p>CDS</text:p>
          </table:table-cell>
          <table:table-cell office:value-type="float" office:value="31">
            <text:p>31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Sou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Asluman</text:p>
          </table:table-cell>
          <table:table-cell table:number-columns-repeated="2"/>
          <table:table-cell office:value-type="string">
            <text:p>E-74-1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4-09-0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x</text:p>
          </table:table-cell>
          <table:table-cell/>
          <table:table-cell office:value-type="float" office:value="229">
            <text:p>229</text:p>
          </table:table-cell>
          <table:table-cell office:value-type="string">
            <text:p>KU</text:p>
          </table:table-cell>
          <table:table-cell office:value-type="float" office:value="302718">
            <text:p>302718</text:p>
          </table:table-cell>
          <table:table-cell office:value-type="string">
            <text:p>CDS</text:p>
          </table:table-cell>
          <table:table-cell office:value-type="float" office:value="46">
            <text:p>46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Sou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Sitio Antonia, Barangay Gabi</text:p>
          </table:table-cell>
          <table:table-cell table:number-columns-repeated="2"/>
          <table:table-cell office:value-type="string">
            <text:p>E-74-30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0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x</text:p>
          </table:table-cell>
          <table:table-cell/>
          <table:table-cell office:value-type="float" office:value="150">
            <text:p>150</text:p>
          </table:table-cell>
          <table:table-cell office:value-type="string">
            <text:p>KU</text:p>
          </table:table-cell>
          <table:table-cell office:value-type="float" office:value="302719">
            <text:p>302719</text:p>
          </table:table-cell>
          <table:table-cell office:value-type="string">
            <text:p>CDS</text:p>
          </table:table-cell>
          <table:table-cell office:value-type="float" office:value="55">
            <text:p>55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Sou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Sitio Antonia, Barangay Gabi</text:p>
          </table:table-cell>
          <table:table-cell table:number-columns-repeated="2"/>
          <table:table-cell office:value-type="string">
            <text:p>E-74-3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09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x</text:p>
          </table:table-cell>
          <table:table-cell/>
          <table:table-cell office:value-type="float" office:value="70.8">
            <text:p>70.8</text:p>
          </table:table-cell>
          <table:table-cell office:value-type="string">
            <text:p>KU</text:p>
          </table:table-cell>
          <table:table-cell office:value-type="float" office:value="302672">
            <text:p>302672</text:p>
          </table:table-cell>
          <table:table-cell office:value-type="string">
            <text:p>CDS</text:p>
          </table:table-cell>
          <table:table-cell office:value-type="float" office:value="590">
            <text:p>59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36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x</text:p>
          </table:table-cell>
          <table:table-cell/>
          <table:table-cell office:value-type="float" office:value="82.4">
            <text:p>82.4</text:p>
          </table:table-cell>
          <table:table-cell office:value-type="string">
            <text:p>KU</text:p>
          </table:table-cell>
          <table:table-cell office:value-type="float" office:value="302673">
            <text:p>302673</text:p>
          </table:table-cell>
          <table:table-cell office:value-type="string">
            <text:p>CDS</text:p>
          </table:table-cell>
          <table:table-cell office:value-type="float" office:value="591">
            <text:p>59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3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x</text:p>
          </table:table-cell>
          <table:table-cell/>
          <table:table-cell office:value-type="float" office:value="23.9">
            <text:p>23.9</text:p>
          </table:table-cell>
          <table:table-cell office:value-type="string">
            <text:p>KU</text:p>
          </table:table-cell>
          <table:table-cell office:value-type="float" office:value="302677">
            <text:p>302677</text:p>
          </table:table-cell>
          <table:table-cell office:value-type="string">
            <text:p>CDS</text:p>
          </table:table-cell>
          <table:table-cell office:value-type="float" office:value="607">
            <text:p>60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54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x</text:p>
          </table:table-cell>
          <table:table-cell/>
          <table:table-cell office:value-type="float" office:value="404">
            <text:p>404</text:p>
          </table:table-cell>
          <table:table-cell office:value-type="string">
            <text:p>KU</text:p>
          </table:table-cell>
          <table:table-cell office:value-type="float" office:value="302679">
            <text:p>302679</text:p>
          </table:table-cell>
          <table:table-cell office:value-type="string">
            <text:p>CDS</text:p>
          </table:table-cell>
          <table:table-cell office:value-type="float" office:value="609">
            <text:p>60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56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x</text:p>
          </table:table-cell>
          <table:table-cell/>
          <table:table-cell office:value-type="float" office:value="79.1">
            <text:p>79.1</text:p>
          </table:table-cell>
          <table:table-cell office:value-type="string">
            <text:p>KU</text:p>
          </table:table-cell>
          <table:table-cell office:value-type="float" office:value="302680">
            <text:p>302680</text:p>
          </table:table-cell>
          <table:table-cell office:value-type="string">
            <text:p>CDS</text:p>
          </table:table-cell>
          <table:table-cell office:value-type="float" office:value="610">
            <text:p>61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5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x</text:p>
          </table:table-cell>
          <table:table-cell office:value-type="float" office:value="197">
            <text:p>197</text:p>
          </table:table-cell>
          <table:table-cell office:value-type="string">
            <text:p>KU</text:p>
          </table:table-cell>
          <table:table-cell office:value-type="float" office:value="302683">
            <text:p>302683</text:p>
          </table:table-cell>
          <table:table-cell office:value-type="string">
            <text:p>CDS</text:p>
          </table:table-cell>
          <table:table-cell office:value-type="float" office:value="99">
            <text:p>9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Guinsiliban; Barangay Cabuan</text:p>
          </table:table-cell>
          <table:table-cell table:number-columns-repeated="2"/>
          <table:table-cell office:value-type="string">
            <text:p>D-60-1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10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x</text:p>
          </table:table-cell>
          <table:table-cell office:value-type="float" office:value="166">
            <text:p>166</text:p>
          </table:table-cell>
          <table:table-cell office:value-type="string">
            <text:p>KU</text:p>
          </table:table-cell>
          <table:table-cell office:value-type="float" office:value="302684">
            <text:p>302684</text:p>
          </table:table-cell>
          <table:table-cell office:value-type="string">
            <text:p>CDS</text:p>
          </table:table-cell>
          <table:table-cell office:value-type="float" office:value="100">
            <text:p>10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Guinsiliban; Barangay Cabuan</text:p>
          </table:table-cell>
          <table:table-cell table:number-columns-repeated="2"/>
          <table:table-cell office:value-type="string">
            <text:p>D-60-13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05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x</text:p>
          </table:table-cell>
          <table:table-cell office:value-type="float" office:value="8.58">
            <text:p>8.58</text:p>
          </table:table-cell>
          <table:table-cell office:value-type="string">
            <text:p>KU</text:p>
          </table:table-cell>
          <table:table-cell office:value-type="float" office:value="302685">
            <text:p>302685</text:p>
          </table:table-cell>
          <table:table-cell office:value-type="string">
            <text:p>CDS</text:p>
          </table:table-cell>
          <table:table-cell office:value-type="float" office:value="101">
            <text:p>10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Guinsiliban; Barangay Cabuan</text:p>
          </table:table-cell>
          <table:table-cell table:number-columns-repeated="2"/>
          <table:table-cell office:value-type="string">
            <text:p>D-60-14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05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x</text:p>
          </table:table-cell>
          <table:table-cell office:value-type="float" office:value="193">
            <text:p>193</text:p>
          </table:table-cell>
          <table:table-cell office:value-type="string">
            <text:p>KU</text:p>
          </table:table-cell>
          <table:table-cell office:value-type="float" office:value="302686">
            <text:p>302686</text:p>
          </table:table-cell>
          <table:table-cell office:value-type="string">
            <text:p>CDS</text:p>
          </table:table-cell>
          <table:table-cell office:value-type="float" office:value="102">
            <text:p>102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Guinsiliban; Barangay Cabuan</text:p>
          </table:table-cell>
          <table:table-cell table:number-columns-repeated="2"/>
          <table:table-cell office:value-type="string">
            <text:p>D-60-1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05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x</text:p>
          </table:table-cell>
          <table:table-cell/>
          <table:table-cell office:value-type="float" office:value="26.4">
            <text:p>26.4</text:p>
          </table:table-cell>
          <table:table-cell office:value-type="string">
            <text:p>KU</text:p>
          </table:table-cell>
          <table:table-cell office:value-type="float" office:value="320390">
            <text:p>320390</text:p>
          </table:table-cell>
          <table:table-cell office:value-type="string">
            <text:p>CDS</text:p>
          </table:table-cell>
          <table:table-cell office:value-type="float" office:value="3866">
            <text:p>3866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F6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x</text:p>
          </table:table-cell>
          <table:table-cell/>
          <table:table-cell office:value-type="float" office:value="31.3">
            <text:p>31.3</text:p>
          </table:table-cell>
          <table:table-cell office:value-type="string">
            <text:p>KU</text:p>
          </table:table-cell>
          <table:table-cell office:value-type="float" office:value="320391">
            <text:p>320391</text:p>
          </table:table-cell>
          <table:table-cell office:value-type="string">
            <text:p>CDS</text:p>
          </table:table-cell>
          <table:table-cell office:value-type="float" office:value="3867">
            <text:p>386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F7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x</text:p>
          </table:table-cell>
          <table:table-cell/>
          <table:table-cell office:value-type="float" office:value="9.61">
            <text:p>9.61</text:p>
          </table:table-cell>
          <table:table-cell office:value-type="string">
            <text:p>KU</text:p>
          </table:table-cell>
          <table:table-cell office:value-type="float" office:value="320392">
            <text:p>320392</text:p>
          </table:table-cell>
          <table:table-cell office:value-type="string">
            <text:p>CDS</text:p>
          </table:table-cell>
          <table:table-cell office:value-type="float" office:value="3868">
            <text:p>386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F8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x</text:p>
          </table:table-cell>
          <table:table-cell/>
          <table:table-cell office:value-type="float" office:value="279">
            <text:p>279</text:p>
          </table:table-cell>
          <table:table-cell office:value-type="string">
            <text:p>KU</text:p>
          </table:table-cell>
          <table:table-cell office:value-type="float" office:value="320395">
            <text:p>320395</text:p>
          </table:table-cell>
          <table:table-cell office:value-type="string">
            <text:p>CDS</text:p>
          </table:table-cell>
          <table:table-cell office:value-type="float" office:value="3935">
            <text:p>393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3-E2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x</text:p>
          </table:table-cell>
          <table:table-cell/>
          <table:table-cell office:value-type="float" office:value="12.4">
            <text:p>12.4</text:p>
          </table:table-cell>
          <table:table-cell office:value-type="string">
            <text:p>KU</text:p>
          </table:table-cell>
          <table:table-cell office:value-type="float" office:value="320396">
            <text:p>320396</text:p>
          </table:table-cell>
          <table:table-cell office:value-type="string">
            <text:p>CDS</text:p>
          </table:table-cell>
          <table:table-cell office:value-type="float" office:value="3936">
            <text:p>3936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3-E3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x</text:p>
          </table:table-cell>
          <table:table-cell/>
          <table:table-cell office:value-type="float" office:value="224">
            <text:p>224</text:p>
          </table:table-cell>
          <table:table-cell office:value-type="string">
            <text:p>KU</text:p>
          </table:table-cell>
          <table:table-cell office:value-type="float" office:value="330781">
            <text:p>330781</text:p>
          </table:table-cell>
          <table:table-cell office:value-type="string">
            <text:p>CDS</text:p>
          </table:table-cell>
          <table:table-cell office:value-type="float" office:value="6047">
            <text:p>604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x</text:p>
          </table:table-cell>
          <table:table-cell/>
          <table:table-cell office:value-type="float" office:value="3.23">
            <text:p>3.23</text:p>
          </table:table-cell>
          <table:table-cell office:value-type="string">
            <text:p>KU</text:p>
          </table:table-cell>
          <table:table-cell office:value-type="float" office:value="330783">
            <text:p>330783</text:p>
          </table:table-cell>
          <table:table-cell office:value-type="string">
            <text:p>CDS</text:p>
          </table:table-cell>
          <table:table-cell office:value-type="float" office:value="6050">
            <text:p>605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x</text:p>
          </table:table-cell>
          <table:table-cell/>
          <table:table-cell office:value-type="float" office:value="225">
            <text:p>225</text:p>
          </table:table-cell>
          <table:table-cell office:value-type="string">
            <text:p>KU</text:p>
          </table:table-cell>
          <table:table-cell office:value-type="float" office:value="330784">
            <text:p>330784</text:p>
          </table:table-cell>
          <table:table-cell office:value-type="string">
            <text:p>CDS</text:p>
          </table:table-cell>
          <table:table-cell office:value-type="float" office:value="6051">
            <text:p>605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x</text:p>
          </table:table-cell>
          <table:table-cell/>
          <table:table-cell office:value-type="float" office:value="481">
            <text:p>481</text:p>
          </table:table-cell>
          <table:table-cell office:value-type="string">
            <text:p>KU</text:p>
          </table:table-cell>
          <table:table-cell office:value-type="float" office:value="330785">
            <text:p>330785</text:p>
          </table:table-cell>
          <table:table-cell office:value-type="string">
            <text:p>CDS</text:p>
          </table:table-cell>
          <table:table-cell office:value-type="float" office:value="6052">
            <text:p>6052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x</text:p>
          </table:table-cell>
          <table:table-cell/>
          <table:table-cell office:value-type="float" office:value="31.8">
            <text:p>31.8</text:p>
          </table:table-cell>
          <table:table-cell office:value-type="string">
            <text:p>KU</text:p>
          </table:table-cell>
          <table:table-cell office:value-type="float" office:value="330787">
            <text:p>330787</text:p>
          </table:table-cell>
          <table:table-cell office:value-type="string">
            <text:p>CDS</text:p>
          </table:table-cell>
          <table:table-cell office:value-type="float" office:value="6054">
            <text:p>6054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x</text:p>
          </table:table-cell>
          <table:table-cell/>
          <table:table-cell office:value-type="float" office:value="235">
            <text:p>235</text:p>
          </table:table-cell>
          <table:table-cell office:value-type="string">
            <text:p>KU</text:p>
          </table:table-cell>
          <table:table-cell office:value-type="float" office:value="328820">
            <text:p>328820</text:p>
          </table:table-cell>
          <table:table-cell office:value-type="string">
            <text:p>RMB</text:p>
          </table:table-cell>
          <table:table-cell office:value-type="float" office:value="13657">
            <text:p>1365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x</text:p>
          </table:table-cell>
          <table:table-cell/>
          <table:table-cell office:value-type="float" office:value="277">
            <text:p>277</text:p>
          </table:table-cell>
          <table:table-cell office:value-type="string">
            <text:p>KU</text:p>
          </table:table-cell>
          <table:table-cell office:value-type="float" office:value="328822">
            <text:p>328822</text:p>
          </table:table-cell>
          <table:table-cell office:value-type="string">
            <text:p>RMB</text:p>
          </table:table-cell>
          <table:table-cell office:value-type="float" office:value="13659">
            <text:p>1365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x</text:p>
          </table:table-cell>
          <table:table-cell/>
          <table:table-cell office:value-type="float" office:value="436">
            <text:p>436</text:p>
          </table:table-cell>
          <table:table-cell office:value-type="string">
            <text:p>KU</text:p>
          </table:table-cell>
          <table:table-cell office:value-type="float" office:value="328823">
            <text:p>328823</text:p>
          </table:table-cell>
          <table:table-cell office:value-type="string">
            <text:p>RMB</text:p>
          </table:table-cell>
          <table:table-cell office:value-type="float" office:value="13660">
            <text:p>1366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x</text:p>
          </table:table-cell>
          <table:table-cell/>
          <table:table-cell office:value-type="float" office:value="285">
            <text:p>285</text:p>
          </table:table-cell>
          <table:table-cell office:value-type="string">
            <text:p>KU</text:p>
          </table:table-cell>
          <table:table-cell office:value-type="float" office:value="328824">
            <text:p>328824</text:p>
          </table:table-cell>
          <table:table-cell office:value-type="string">
            <text:p>RMB</text:p>
          </table:table-cell>
          <table:table-cell office:value-type="float" office:value="13661">
            <text:p>1366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x</text:p>
          </table:table-cell>
          <table:table-cell/>
          <table:table-cell office:value-type="float" office:value="230">
            <text:p>230</text:p>
          </table:table-cell>
          <table:table-cell office:value-type="string">
            <text:p>KU</text:p>
          </table:table-cell>
          <table:table-cell office:value-type="float" office:value="328825">
            <text:p>328825</text:p>
          </table:table-cell>
          <table:table-cell office:value-type="string">
            <text:p>RMB</text:p>
          </table:table-cell>
          <table:table-cell office:value-type="float" office:value="13662">
            <text:p>13662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x</text:p>
          </table:table-cell>
          <table:table-cell office:value-type="float" office:value="108">
            <text:p>108</text:p>
          </table:table-cell>
          <table:table-cell office:value-type="string">
            <text:p>KU</text:p>
          </table:table-cell>
          <table:table-cell office:value-type="float" office:value="305137">
            <text:p>305137</text:p>
          </table:table-cell>
          <table:table-cell office:value-type="string">
            <text:p>CDS</text:p>
          </table:table-cell>
          <table:table-cell office:value-type="float" office:value="1459">
            <text:p>145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estre De Campo</text:p>
          </table:table-cell>
          <table:table-cell office:value-type="string">
            <text:p>Romblon</text:p>
          </table:table-cell>
          <table:table-cell office:value-type="string">
            <text:p>Romblon Province; Municipality of Concepcion; Barangay San Vicente</text:p>
          </table:table-cell>
          <table:table-cell office:value-type="float" office:value="12.9155833">
            <text:p>12.9155833</text:p>
          </table:table-cell>
          <table:table-cell office:value-type="float" office:value="121.7248833">
            <text:p>121.7248833</text:p>
          </table:table-cell>
          <table:table-cell office:value-type="string">
            <text:p>E-75-5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1-25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string">
            <text:p>x</text:p>
          </table:table-cell>
          <table:table-cell office:value-type="float" office:value="630">
            <text:p>630</text:p>
          </table:table-cell>
          <table:table-cell office:value-type="string">
            <text:p>KU</text:p>
          </table:table-cell>
          <table:table-cell office:value-type="float" office:value="302733">
            <text:p>302733</text:p>
          </table:table-cell>
          <table:table-cell office:value-type="string">
            <text:p>CDS</text:p>
          </table:table-cell>
          <table:table-cell office:value-type="float" office:value="1461">
            <text:p>146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estre De Campo</text:p>
          </table:table-cell>
          <table:table-cell office:value-type="string">
            <text:p>Romblon</text:p>
          </table:table-cell>
          <table:table-cell office:value-type="string">
            <text:p>Romblon Province; Municipality of Concepcion; Barangay San Vicente</text:p>
          </table:table-cell>
          <table:table-cell office:value-type="float" office:value="12.9155833">
            <text:p>12.9155833</text:p>
          </table:table-cell>
          <table:table-cell office:value-type="float" office:value="121.7248833">
            <text:p>121.7248833</text:p>
          </table:table-cell>
          <table:table-cell office:value-type="string">
            <text:p>E-75-5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x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KU</text:p>
          </table:table-cell>
          <table:table-cell office:value-type="float" office:value="302734">
            <text:p>302734</text:p>
          </table:table-cell>
          <table:table-cell office:value-type="string">
            <text:p>CDS</text:p>
          </table:table-cell>
          <table:table-cell office:value-type="float" office:value="1462">
            <text:p>1462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estre De Campo</text:p>
          </table:table-cell>
          <table:table-cell office:value-type="string">
            <text:p>Romblon</text:p>
          </table:table-cell>
          <table:table-cell office:value-type="string">
            <text:p>Romblon Province; Municipality of Concepcion; Barangay San Vicente</text:p>
          </table:table-cell>
          <table:table-cell office:value-type="float" office:value="12.9155833">
            <text:p>12.9155833</text:p>
          </table:table-cell>
          <table:table-cell office:value-type="float" office:value="121.7248833">
            <text:p>121.7248833</text:p>
          </table:table-cell>
          <table:table-cell office:value-type="string">
            <text:p>E-75-60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x</text:p>
          </table:table-cell>
          <table:table-cell/>
          <table:table-cell office:value-type="float" office:value="210">
            <text:p>210</text:p>
          </table:table-cell>
          <table:table-cell office:value-type="string">
            <text:p>KU</text:p>
          </table:table-cell>
          <table:table-cell office:value-type="float" office:value="302735">
            <text:p>302735</text:p>
          </table:table-cell>
          <table:table-cell office:value-type="string">
            <text:p>CDS</text:p>
          </table:table-cell>
          <table:table-cell office:value-type="float" office:value="1463">
            <text:p>1463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estre De Campo</text:p>
          </table:table-cell>
          <table:table-cell office:value-type="string">
            <text:p>Romblon</text:p>
          </table:table-cell>
          <table:table-cell office:value-type="string">
            <text:p>Romblon Province; Municipality of Concepcion; Barangay San Vicente</text:p>
          </table:table-cell>
          <table:table-cell office:value-type="float" office:value="12.9155833">
            <text:p>12.9155833</text:p>
          </table:table-cell>
          <table:table-cell office:value-type="float" office:value="121.7248833">
            <text:p>121.7248833</text:p>
          </table:table-cell>
          <table:table-cell office:value-type="string">
            <text:p>E-75-6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x</text:p>
          </table:table-cell>
          <table:table-cell/>
          <table:table-cell office:value-type="float" office:value="30.5">
            <text:p>30.5</text:p>
          </table:table-cell>
          <table:table-cell office:value-type="string">
            <text:p>KU</text:p>
          </table:table-cell>
          <table:table-cell office:value-type="float" office:value="305135">
            <text:p>305135</text:p>
          </table:table-cell>
          <table:table-cell office:value-type="string">
            <text:p>CDS</text:p>
          </table:table-cell>
          <table:table-cell office:value-type="float" office:value="754">
            <text:p>754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sbate</text:p>
          </table:table-cell>
          <table:table-cell office:value-type="string">
            <text:p>Visayan</text:p>
          </table:table-cell>
          <table:table-cell office:value-type="string">
            <text:p>Masbate Province; Municipality of Mandaon; Barangay Poblacion</text:p>
          </table:table-cell>
          <table:table-cell table:number-columns-repeated="2"/>
          <table:table-cell office:value-type="string">
            <text:p>E-68-4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1-25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x</text:p>
          </table:table-cell>
          <table:table-cell/>
          <table:table-cell office:value-type="float" office:value="28.9">
            <text:p>28.9</text:p>
          </table:table-cell>
          <table:table-cell office:value-type="string">
            <text:p>KU</text:p>
          </table:table-cell>
          <table:table-cell office:value-type="float" office:value="302726">
            <text:p>302726</text:p>
          </table:table-cell>
          <table:table-cell office:value-type="string">
            <text:p>CDS</text:p>
          </table:table-cell>
          <table:table-cell office:value-type="float" office:value="755">
            <text:p>75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sbate</text:p>
          </table:table-cell>
          <table:table-cell office:value-type="string">
            <text:p>Visayan</text:p>
          </table:table-cell>
          <table:table-cell office:value-type="string">
            <text:p>Masbate Province; Municipality of Mandaon; Barangay Poblacion</text:p>
          </table:table-cell>
          <table:table-cell table:number-columns-repeated="2"/>
          <table:table-cell office:value-type="string">
            <text:p>E-68-4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x</text:p>
          </table:table-cell>
          <table:table-cell/>
          <table:table-cell office:value-type="float" office:value="58.6">
            <text:p>58.6</text:p>
          </table:table-cell>
          <table:table-cell office:value-type="string">
            <text:p>KU</text:p>
          </table:table-cell>
          <table:table-cell office:value-type="float" office:value="302727">
            <text:p>302727</text:p>
          </table:table-cell>
          <table:table-cell office:value-type="string">
            <text:p>CDS</text:p>
          </table:table-cell>
          <table:table-cell office:value-type="float" office:value="757">
            <text:p>75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sbate</text:p>
          </table:table-cell>
          <table:table-cell office:value-type="string">
            <text:p>Visayan</text:p>
          </table:table-cell>
          <table:table-cell office:value-type="string">
            <text:p>Masbate Province; Municipality of Mandaon; Barangay Poblacion</text:p>
          </table:table-cell>
          <table:table-cell table:number-columns-repeated="2"/>
          <table:table-cell office:value-type="string">
            <text:p>E-68-4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x</text:p>
          </table:table-cell>
          <table:table-cell/>
          <table:table-cell office:value-type="float" office:value="344">
            <text:p>344</text:p>
          </table:table-cell>
          <table:table-cell office:value-type="string">
            <text:p>KU</text:p>
          </table:table-cell>
          <table:table-cell office:value-type="float" office:value="302728">
            <text:p>302728</text:p>
          </table:table-cell>
          <table:table-cell office:value-type="string">
            <text:p>CDS</text:p>
          </table:table-cell>
          <table:table-cell office:value-type="float" office:value="758">
            <text:p>75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sbate</text:p>
          </table:table-cell>
          <table:table-cell office:value-type="string">
            <text:p>Visayan</text:p>
          </table:table-cell>
          <table:table-cell office:value-type="string">
            <text:p>Masbate Province; Municipality of Mandaon; Barangay Poblacion</text:p>
          </table:table-cell>
          <table:table-cell table:number-columns-repeated="2"/>
          <table:table-cell office:value-type="string">
            <text:p>E-68-50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x</text:p>
          </table:table-cell>
          <table:table-cell/>
          <table:table-cell office:value-type="float" office:value="35.4">
            <text:p>35.4</text:p>
          </table:table-cell>
          <table:table-cell office:value-type="string">
            <text:p>KU</text:p>
          </table:table-cell>
          <table:table-cell office:value-type="float" office:value="308455">
            <text:p>308455</text:p>
          </table:table-cell>
          <table:table-cell office:value-type="string">
            <text:p>ELR</text:p>
          </table:table-cell>
          <table:table-cell office:value-type="float" office:value="911">
            <text:p>91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</text:p>
          </table:table-cell>
          <table:table-cell office:value-type="float" office:value="13.4491667">
            <text:p>13.4491667</text:p>
          </table:table-cell>
          <table:table-cell office:value-type="float" office:value="120.4241667">
            <text:p>120.4241667</text:p>
          </table:table-cell>
          <table:table-cell office:value-type="string">
            <text:p>L-176-C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4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x</text:p>
          </table:table-cell>
          <table:table-cell/>
          <table:table-cell office:value-type="float" office:value="41.4">
            <text:p>41.4</text:p>
          </table:table-cell>
          <table:table-cell office:value-type="string">
            <text:p>KU</text:p>
          </table:table-cell>
          <table:table-cell office:value-type="float" office:value="308549">
            <text:p>308549</text:p>
          </table:table-cell>
          <table:table-cell office:value-type="string">
            <text:p>ELR</text:p>
          </table:table-cell>
          <table:table-cell office:value-type="float" office:value="1007">
            <text:p>100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, Local Name " Matingaram"</text:p>
          </table:table-cell>
          <table:table-cell office:value-type="float" office:value="13.4630556">
            <text:p>13.4630556</text:p>
          </table:table-cell>
          <table:table-cell office:value-type="float" office:value="120.4122222">
            <text:p>120.4122222</text:p>
          </table:table-cell>
          <table:table-cell office:value-type="string">
            <text:p>L-177-E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x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KU</text:p>
          </table:table-cell>
          <table:table-cell office:value-type="float" office:value="308550">
            <text:p>308550</text:p>
          </table:table-cell>
          <table:table-cell office:value-type="string">
            <text:p>ELR</text:p>
          </table:table-cell>
          <table:table-cell office:value-type="float" office:value="1008">
            <text:p>100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, Local Name " Matingaram"</text:p>
          </table:table-cell>
          <table:table-cell office:value-type="float" office:value="13.4630556">
            <text:p>13.4630556</text:p>
          </table:table-cell>
          <table:table-cell office:value-type="float" office:value="120.4122222">
            <text:p>120.4122222</text:p>
          </table:table-cell>
          <table:table-cell office:value-type="string">
            <text:p>L-177-E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x</text:p>
          </table:table-cell>
          <table:table-cell/>
          <table:table-cell office:value-type="float" office:value="79.2">
            <text:p>79.2</text:p>
          </table:table-cell>
          <table:table-cell office:value-type="string">
            <text:p>KU</text:p>
          </table:table-cell>
          <table:table-cell office:value-type="float" office:value="308551">
            <text:p>308551</text:p>
          </table:table-cell>
          <table:table-cell office:value-type="string">
            <text:p>ELR</text:p>
          </table:table-cell>
          <table:table-cell office:value-type="float" office:value="1009">
            <text:p>100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, Local Name " Matingaram"</text:p>
          </table:table-cell>
          <table:table-cell office:value-type="float" office:value="13.4630556">
            <text:p>13.4630556</text:p>
          </table:table-cell>
          <table:table-cell office:value-type="float" office:value="120.4122222">
            <text:p>120.4122222</text:p>
          </table:table-cell>
          <table:table-cell office:value-type="string">
            <text:p>L-177-E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x</text:p>
          </table:table-cell>
          <table:table-cell/>
          <table:table-cell office:value-type="float" office:value="168">
            <text:p>168</text:p>
          </table:table-cell>
          <table:table-cell office:value-type="string">
            <text:p>KU</text:p>
          </table:table-cell>
          <table:table-cell office:value-type="float" office:value="308552">
            <text:p>308552</text:p>
          </table:table-cell>
          <table:table-cell office:value-type="string">
            <text:p>ELR</text:p>
          </table:table-cell>
          <table:table-cell office:value-type="float" office:value="1010">
            <text:p>101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, Local Name " Matingaram"</text:p>
          </table:table-cell>
          <table:table-cell office:value-type="float" office:value="13.4630556">
            <text:p>13.4630556</text:p>
          </table:table-cell>
          <table:table-cell office:value-type="float" office:value="120.4122222">
            <text:p>120.4122222</text:p>
          </table:table-cell>
          <table:table-cell office:value-type="string">
            <text:p>L-177-E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string">
            <text:p>KU</text:p>
          </table:table-cell>
          <table:table-cell office:value-type="float" office:value="302668">
            <text:p>302668</text:p>
          </table:table-cell>
          <table:table-cell office:value-type="string">
            <text:p>CDS</text:p>
          </table:table-cell>
          <table:table-cell office:value-type="float" office:value="1229">
            <text:p>122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D-51-72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11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x</text:p>
          </table:table-cell>
          <table:table-cell/>
          <table:table-cell office:value-type="float" office:value="413">
            <text:p>413</text:p>
          </table:table-cell>
          <table:table-cell office:value-type="string">
            <text:p>KU</text:p>
          </table:table-cell>
          <table:table-cell office:value-type="float" office:value="302669">
            <text:p>302669</text:p>
          </table:table-cell>
          <table:table-cell office:value-type="string">
            <text:p>CDS</text:p>
          </table:table-cell>
          <table:table-cell office:value-type="float" office:value="1230">
            <text:p>123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D-51-73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11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x</text:p>
          </table:table-cell>
          <table:table-cell/>
          <table:table-cell office:value-type="float" office:value="16.5">
            <text:p>16.5</text:p>
          </table:table-cell>
          <table:table-cell office:value-type="string">
            <text:p>KU</text:p>
          </table:table-cell>
          <table:table-cell office:value-type="float" office:value="302670">
            <text:p>302670</text:p>
          </table:table-cell>
          <table:table-cell office:value-type="string">
            <text:p>CDS</text:p>
          </table:table-cell>
          <table:table-cell office:value-type="float" office:value="1231">
            <text:p>123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D-51-74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11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x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KU</text:p>
          </table:table-cell>
          <table:table-cell office:value-type="float" office:value="303911">
            <text:p>303911</text:p>
          </table:table-cell>
          <table:table-cell office:value-type="string">
            <text:p>RMB</text:p>
          </table:table-cell>
          <table:table-cell office:value-type="float" office:value="5005">
            <text:p>500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, Sitio Balogbog, Cueba Simbaha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F-76-2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3-1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x</text:p>
          </table:table-cell>
          <table:table-cell/>
          <table:table-cell office:value-type="float" office:value="229">
            <text:p>229</text:p>
          </table:table-cell>
          <table:table-cell office:value-type="string">
            <text:p>KU</text:p>
          </table:table-cell>
          <table:table-cell office:value-type="float" office:value="303912">
            <text:p>303912</text:p>
          </table:table-cell>
          <table:table-cell office:value-type="string">
            <text:p>RMB</text:p>
          </table:table-cell>
          <table:table-cell office:value-type="float" office:value="5006">
            <text:p>5006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, Sitio Balogbog, Cueba Simbaha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F-76-2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3-1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x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KU</text:p>
          </table:table-cell>
          <table:table-cell office:value-type="float" office:value="302722">
            <text:p>302722</text:p>
          </table:table-cell>
          <table:table-cell office:value-type="string">
            <text:p>CDS</text:p>
          </table:table-cell>
          <table:table-cell office:value-type="float" office:value="277">
            <text:p>27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Municipality of Cauayan; Barangay Camalanda-an</text:p>
          </table:table-cell>
          <table:table-cell office:value-type="float" office:value="9.8378667">
            <text:p>9.8378667</text:p>
          </table:table-cell>
          <table:table-cell office:value-type="float" office:value="122.5053667">
            <text:p>122.5053667</text:p>
          </table:table-cell>
          <table:table-cell office:value-type="string">
            <text:p>E-62-3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2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x</text:p>
          </table:table-cell>
          <table:table-cell/>
          <table:table-cell office:value-type="float" office:value="20.1">
            <text:p>20.1</text:p>
          </table:table-cell>
          <table:table-cell office:value-type="string">
            <text:p>KU</text:p>
          </table:table-cell>
          <table:table-cell office:value-type="float" office:value="302723">
            <text:p>302723</text:p>
          </table:table-cell>
          <table:table-cell office:value-type="string">
            <text:p>CDS</text:p>
          </table:table-cell>
          <table:table-cell office:value-type="float" office:value="278">
            <text:p>27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Municipality of Cauayan; Barangay Camalanda-an</text:p>
          </table:table-cell>
          <table:table-cell office:value-type="float" office:value="9.8378667">
            <text:p>9.8378667</text:p>
          </table:table-cell>
          <table:table-cell office:value-type="float" office:value="122.5053667">
            <text:p>122.5053667</text:p>
          </table:table-cell>
          <table:table-cell office:value-type="string">
            <text:p>E-62-38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2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x</text:p>
          </table:table-cell>
          <table:table-cell/>
          <table:table-cell office:value-type="float" office:value="294">
            <text:p>294</text:p>
          </table:table-cell>
          <table:table-cell table:number-columns-repeated="2"/>
          <table:table-cell office:value-type="string">
            <text:p>CDSGS</text:p>
          </table:table-cell>
          <table:table-cell office:value-type="float" office:value="39">
            <text:p>3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/>
          <table:table-cell office:value-type="string">
            <text:p>Occidental; Sipalay City; Camindangan; 9deg47.182N, 122deg30.640E</text:p>
          </table:table-cell>
          <table:table-cell table:number-columns-repeated="2"/>
          <table:table-cell office:value-type="string">
            <text:p>F-80-LOOSE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x</text:p>
          </table:table-cell>
          <table:table-cell/>
          <table:table-cell office:value-type="float" office:value="375">
            <text:p>375</text:p>
          </table:table-cell>
          <table:table-cell table:number-columns-repeated="2"/>
          <table:table-cell office:value-type="string">
            <text:p>CDSGS</text:p>
          </table:table-cell>
          <table:table-cell office:value-type="float" office:value="40">
            <text:p>4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/>
          <table:table-cell office:value-type="string">
            <text:p>Occidental; Sipalay City; Camindangan; 9deg47.182N, 122deg30.640E</text:p>
          </table:table-cell>
          <table:table-cell table:number-columns-repeated="2"/>
          <table:table-cell office:value-type="string">
            <text:p>F-81-LOOSE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x</text:p>
          </table:table-cell>
          <table:table-cell/>
          <table:table-cell office:value-type="float" office:value="580">
            <text:p>580</text:p>
          </table:table-cell>
          <table:table-cell table:number-columns-repeated="2"/>
          <table:table-cell office:value-type="string">
            <text:p>CDSGS</text:p>
          </table:table-cell>
          <table:table-cell office:value-type="float" office:value="41">
            <text:p>4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/>
          <table:table-cell office:value-type="string">
            <text:p>Occidental; Sipalay City; Camindangan; 9deg47.182N, 122deg30.640E</text:p>
          </table:table-cell>
          <table:table-cell table:number-columns-repeated="2"/>
          <table:table-cell office:value-type="string">
            <text:p>F-80-LOOSE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x</text:p>
          </table:table-cell>
          <table:table-cell/>
          <table:table-cell office:value-type="float" office:value="47.1">
            <text:p>47.1</text:p>
          </table:table-cell>
          <table:table-cell office:value-type="string">
            <text:p>KU</text:p>
          </table:table-cell>
          <table:table-cell office:value-type="float" office:value="307059">
            <text:p>307059</text:p>
          </table:table-cell>
          <table:table-cell office:value-type="string">
            <text:p>RMB</text:p>
          </table:table-cell>
          <table:table-cell office:value-type="float" office:value="6425">
            <text:p>642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2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x</text:p>
          </table:table-cell>
          <table:table-cell/>
          <table:table-cell office:value-type="float" office:value="114">
            <text:p>114</text:p>
          </table:table-cell>
          <table:table-cell office:value-type="string">
            <text:p>KU</text:p>
          </table:table-cell>
          <table:table-cell office:value-type="float" office:value="307062">
            <text:p>307062</text:p>
          </table:table-cell>
          <table:table-cell office:value-type="string">
            <text:p>RMB</text:p>
          </table:table-cell>
          <table:table-cell office:value-type="float" office:value="6431">
            <text:p>643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B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3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x</text:p>
          </table:table-cell>
          <table:table-cell/>
          <table:table-cell office:value-type="float" office:value="147">
            <text:p>147</text:p>
          </table:table-cell>
          <table:table-cell office:value-type="string">
            <text:p>KU</text:p>
          </table:table-cell>
          <table:table-cell office:value-type="float" office:value="307063">
            <text:p>307063</text:p>
          </table:table-cell>
          <table:table-cell office:value-type="string">
            <text:p>RMB</text:p>
          </table:table-cell>
          <table:table-cell office:value-type="float" office:value="6448">
            <text:p>644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D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x</text:p>
          </table:table-cell>
          <table:table-cell/>
          <table:table-cell office:value-type="float" office:value="251">
            <text:p>251</text:p>
          </table:table-cell>
          <table:table-cell office:value-type="string">
            <text:p>KU</text:p>
          </table:table-cell>
          <table:table-cell office:value-type="float" office:value="307064">
            <text:p>307064</text:p>
          </table:table-cell>
          <table:table-cell office:value-type="string">
            <text:p>RMB</text:p>
          </table:table-cell>
          <table:table-cell office:value-type="float" office:value="6449">
            <text:p>644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D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x</text:p>
          </table:table-cell>
          <table:table-cell/>
          <table:table-cell office:value-type="float" office:value="51.5">
            <text:p>51.5</text:p>
          </table:table-cell>
          <table:table-cell office:value-type="string">
            <text:p>KU</text:p>
          </table:table-cell>
          <table:table-cell office:value-type="float" office:value="307065">
            <text:p>307065</text:p>
          </table:table-cell>
          <table:table-cell office:value-type="string">
            <text:p>RMB</text:p>
          </table:table-cell>
          <table:table-cell office:value-type="float" office:value="6479">
            <text:p>647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string">
            <text:p>x</text:p>
          </table:table-cell>
          <table:table-cell office:value-type="float" office:value="760">
            <text:p>760</text:p>
          </table:table-cell>
          <table:table-cell office:value-type="string">
            <text:p>KU</text:p>
          </table:table-cell>
          <table:table-cell office:value-type="float" office:value="302729">
            <text:p>302729</text:p>
          </table:table-cell>
          <table:table-cell office:value-type="string">
            <text:p>CDS</text:p>
          </table:table-cell>
          <table:table-cell office:value-type="float" office:value="63">
            <text:p>63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Capiz Province; Municipality of Pilar; Barangay Natividad</text:p>
          </table:table-cell>
          <table:table-cell table:number-columns-repeated="2"/>
          <table:table-cell office:value-type="string">
            <text:p>E-74-4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09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number-columns-repeated="2" office:value-type="string">
            <text:p>x</text:p>
          </table:table-cell>
          <table:table-cell office:value-type="float" office:value="421">
            <text:p>421</text:p>
          </table:table-cell>
          <table:table-cell office:value-type="string">
            <text:p>KU</text:p>
          </table:table-cell>
          <table:table-cell office:value-type="float" office:value="302730">
            <text:p>302730</text:p>
          </table:table-cell>
          <table:table-cell office:value-type="string">
            <text:p>CDS</text:p>
          </table:table-cell>
          <table:table-cell office:value-type="float" office:value="64">
            <text:p>64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Capiz Province; Municipality of Pilar; Barangay Natividad</text:p>
          </table:table-cell>
          <table:table-cell table:number-columns-repeated="2"/>
          <table:table-cell office:value-type="string">
            <text:p>E-74-48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1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x</text:p>
          </table:table-cell>
          <table:table-cell/>
          <table:table-cell office:value-type="float" office:value="314">
            <text:p>314</text:p>
          </table:table-cell>
          <table:table-cell office:value-type="string">
            <text:p>KU</text:p>
          </table:table-cell>
          <table:table-cell office:value-type="float" office:value="302731">
            <text:p>302731</text:p>
          </table:table-cell>
          <table:table-cell office:value-type="string">
            <text:p>CDS</text:p>
          </table:table-cell>
          <table:table-cell office:value-type="float" office:value="65">
            <text:p>6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Capiz Province; Municipality of Pilar; Barangay Natividad</text:p>
          </table:table-cell>
          <table:table-cell table:number-columns-repeated="2"/>
          <table:table-cell office:value-type="string">
            <text:p>E-74-4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1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string">
            <text:p>x</text:p>
          </table:table-cell>
          <table:table-cell office:value-type="float" office:value="451">
            <text:p>451</text:p>
          </table:table-cell>
          <table:table-cell office:value-type="string">
            <text:p>KU</text:p>
          </table:table-cell>
          <table:table-cell office:value-type="float" office:value="302732">
            <text:p>302732</text:p>
          </table:table-cell>
          <table:table-cell office:value-type="string">
            <text:p>CDS</text:p>
          </table:table-cell>
          <table:table-cell office:value-type="float" office:value="66">
            <text:p>66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Capiz Province; Municipality of Pilar; Barangay Natividad</text:p>
          </table:table-cell>
          <table:table-cell table:number-columns-repeated="2"/>
          <table:table-cell office:value-type="string">
            <text:p>E-74-50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1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x</text:p>
          </table:table-cell>
          <table:table-cell/>
          <table:table-cell office:value-type="float" office:value="41.1">
            <text:p>41.1</text:p>
          </table:table-cell>
          <table:table-cell office:value-type="string">
            <text:p>KU</text:p>
          </table:table-cell>
          <table:table-cell office:value-type="float" office:value="309289">
            <text:p>309289</text:p>
          </table:table-cell>
          <table:table-cell office:value-type="string">
            <text:p>RMB</text:p>
          </table:table-cell>
          <table:table-cell office:value-type="float" office:value="7922">
            <text:p>7922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B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x</text:p>
          </table:table-cell>
          <table:table-cell/>
          <table:table-cell office:value-type="float" office:value="106">
            <text:p>106</text:p>
          </table:table-cell>
          <table:table-cell office:value-type="string">
            <text:p>KU</text:p>
          </table:table-cell>
          <table:table-cell office:value-type="float" office:value="309290">
            <text:p>309290</text:p>
          </table:table-cell>
          <table:table-cell office:value-type="string">
            <text:p>RMB</text:p>
          </table:table-cell>
          <table:table-cell office:value-type="float" office:value="7923">
            <text:p>7923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B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x</text:p>
          </table:table-cell>
          <table:table-cell/>
          <table:table-cell office:value-type="float" office:value="8.42">
            <text:p>8.42</text:p>
          </table:table-cell>
          <table:table-cell office:value-type="string">
            <text:p>KU</text:p>
          </table:table-cell>
          <table:table-cell office:value-type="float" office:value="309291">
            <text:p>309291</text:p>
          </table:table-cell>
          <table:table-cell office:value-type="string">
            <text:p>RMB</text:p>
          </table:table-cell>
          <table:table-cell office:value-type="float" office:value="7924">
            <text:p>7924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C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x</text:p>
          </table:table-cell>
          <table:table-cell/>
          <table:table-cell office:value-type="float" office:value="42.9">
            <text:p>42.9</text:p>
          </table:table-cell>
          <table:table-cell office:value-type="string">
            <text:p>KU</text:p>
          </table:table-cell>
          <table:table-cell office:value-type="float" office:value="309294">
            <text:p>309294</text:p>
          </table:table-cell>
          <table:table-cell office:value-type="string">
            <text:p>RMB</text:p>
          </table:table-cell>
          <table:table-cell office:value-type="float" office:value="7937">
            <text:p>7937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D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x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KU</text:p>
          </table:table-cell>
          <table:table-cell office:value-type="float" office:value="309295">
            <text:p>309295</text:p>
          </table:table-cell>
          <table:table-cell office:value-type="string">
            <text:p>RMB</text:p>
          </table:table-cell>
          <table:table-cell office:value-type="float" office:value="7938">
            <text:p>7938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D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x</text:p>
          </table:table-cell>
          <table:table-cell/>
          <table:table-cell office:value-type="float" office:value="129">
            <text:p>129</text:p>
          </table:table-cell>
          <table:table-cell office:value-type="string">
            <text:p>LSUHC</text:p>
          </table:table-cell>
          <table:table-cell office:value-type="float" office:value="7289">
            <text:p>7289</text:p>
          </table:table-cell>
          <table:table-cell office:value-type="string">
            <text:p>LSUHC</text:p>
          </table:table-cell>
          <table:table-cell office:value-type="float" office:value="7289">
            <text:p>7289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West Malaysia</text:p>
          </table:table-cell>
          <table:table-cell office:value-type="string">
            <text:p>Pulau Aur</text:p>
          </table:table-cell>
          <table:table-cell/>
          <table:table-cell office:value-type="string">
            <text:p>Johor</text:p>
          </table:table-cell>
          <table:table-cell table:number-columns-repeated="2"/>
          <table:table-cell office:value-type="string">
            <text:p>Z-379-B6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x</text:p>
          </table:table-cell>
          <table:table-cell/>
          <table:table-cell office:value-type="float" office:value="212">
            <text:p>212</text:p>
          </table:table-cell>
          <table:table-cell office:value-type="string">
            <text:p>KU</text:p>
          </table:table-cell>
          <table:table-cell office:value-type="float" office:value="313983">
            <text:p>313983</text:p>
          </table:table-cell>
          <table:table-cell office:value-type="string">
            <text:p>RMB</text:p>
          </table:table-cell>
          <table:table-cell office:value-type="float" office:value="9575">
            <text:p>9575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H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x</text:p>
          </table:table-cell>
          <table:table-cell/>
          <table:table-cell office:value-type="float" office:value="358">
            <text:p>358</text:p>
          </table:table-cell>
          <table:table-cell office:value-type="string">
            <text:p>KU</text:p>
          </table:table-cell>
          <table:table-cell office:value-type="float" office:value="313987">
            <text:p>313987</text:p>
          </table:table-cell>
          <table:table-cell office:value-type="string">
            <text:p>RMB</text:p>
          </table:table-cell>
          <table:table-cell office:value-type="float" office:value="9584">
            <text:p>9584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I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x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KU</text:p>
          </table:table-cell>
          <table:table-cell office:value-type="float" office:value="313988">
            <text:p>313988</text:p>
          </table:table-cell>
          <table:table-cell office:value-type="string">
            <text:p>RMB</text:p>
          </table:table-cell>
          <table:table-cell office:value-type="float" office:value="9585">
            <text:p>9585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I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x</text:p>
          </table:table-cell>
          <table:table-cell/>
          <table:table-cell office:value-type="float" office:value="38.1">
            <text:p>38.1</text:p>
          </table:table-cell>
          <table:table-cell office:value-type="string">
            <text:p>KU</text:p>
          </table:table-cell>
          <table:table-cell office:value-type="float" office:value="313989">
            <text:p>313989</text:p>
          </table:table-cell>
          <table:table-cell office:value-type="string">
            <text:p>RMB</text:p>
          </table:table-cell>
          <table:table-cell office:value-type="float" office:value="9586">
            <text:p>9586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I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x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KU</text:p>
          </table:table-cell>
          <table:table-cell office:value-type="float" office:value="313977">
            <text:p>313977</text:p>
          </table:table-cell>
          <table:table-cell office:value-type="string">
            <text:p>RMB</text:p>
          </table:table-cell>
          <table:table-cell office:value-type="float" office:value="9552">
            <text:p>9552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E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x</text:p>
          </table:table-cell>
          <table:table-cell/>
          <table:table-cell office:value-type="float" office:value="76.9">
            <text:p>76.9</text:p>
          </table:table-cell>
          <table:table-cell office:value-type="string">
            <text:p>KU</text:p>
          </table:table-cell>
          <table:table-cell office:value-type="float" office:value="313978">
            <text:p>313978</text:p>
          </table:table-cell>
          <table:table-cell office:value-type="string">
            <text:p>RMB</text:p>
          </table:table-cell>
          <table:table-cell office:value-type="float" office:value="9554">
            <text:p>9554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F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x</text:p>
          </table:table-cell>
          <table:table-cell/>
          <table:table-cell office:value-type="float" office:value="345">
            <text:p>345</text:p>
          </table:table-cell>
          <table:table-cell office:value-type="string">
            <text:p>KU</text:p>
          </table:table-cell>
          <table:table-cell office:value-type="float" office:value="313979">
            <text:p>313979</text:p>
          </table:table-cell>
          <table:table-cell office:value-type="string">
            <text:p>RMB</text:p>
          </table:table-cell>
          <table:table-cell office:value-type="float" office:value="9555">
            <text:p>9555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F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number-columns-repeated="2" office:value-type="string">
            <text:p>x</text:p>
          </table:table-cell>
          <table:table-cell office:value-type="float" office:value="123">
            <text:p>123</text:p>
          </table:table-cell>
          <table:table-cell office:value-type="string">
            <text:p>KU</text:p>
          </table:table-cell>
          <table:table-cell office:value-type="float" office:value="313980">
            <text:p>313980</text:p>
          </table:table-cell>
          <table:table-cell office:value-type="string">
            <text:p>RMB</text:p>
          </table:table-cell>
          <table:table-cell office:value-type="float" office:value="9558">
            <text:p>9558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F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string">
            <text:p>x</text:p>
          </table:table-cell>
          <table:table-cell office:value-type="float" office:value="530">
            <text:p>530</text:p>
          </table:table-cell>
          <table:table-cell office:value-type="string">
            <text:p>KU</text:p>
          </table:table-cell>
          <table:table-cell office:value-type="float" office:value="313981">
            <text:p>313981</text:p>
          </table:table-cell>
          <table:table-cell office:value-type="string">
            <text:p>RMB</text:p>
          </table:table-cell>
          <table:table-cell office:value-type="float" office:value="9560">
            <text:p>9560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F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x</text:p>
          </table:table-cell>
          <table:table-cell/>
          <table:table-cell office:value-type="float" office:value="25.2">
            <text:p>25.2</text:p>
          </table:table-cell>
          <table:table-cell office:value-type="string">
            <text:p>KU</text:p>
          </table:table-cell>
          <table:table-cell office:value-type="float" office:value="302738">
            <text:p>302738</text:p>
          </table:table-cell>
          <table:table-cell office:value-type="string">
            <text:p>CDS</text:p>
          </table:table-cell>
          <table:table-cell office:value-type="float" office:value="788">
            <text:p>788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x</text:p>
          </table:table-cell>
          <table:table-cell/>
          <table:table-cell office:value-type="float" office:value="126">
            <text:p>126</text:p>
          </table:table-cell>
          <table:table-cell office:value-type="string">
            <text:p>KU</text:p>
          </table:table-cell>
          <table:table-cell office:value-type="float" office:value="302739">
            <text:p>302739</text:p>
          </table:table-cell>
          <table:table-cell office:value-type="string">
            <text:p>CDS</text:p>
          </table:table-cell>
          <table:table-cell office:value-type="float" office:value="789">
            <text:p>789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x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KU</text:p>
          </table:table-cell>
          <table:table-cell office:value-type="float" office:value="302740">
            <text:p>302740</text:p>
          </table:table-cell>
          <table:table-cell office:value-type="string">
            <text:p>CDS</text:p>
          </table:table-cell>
          <table:table-cell office:value-type="float" office:value="790">
            <text:p>790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x</text:p>
          </table:table-cell>
          <table:table-cell/>
          <table:table-cell office:value-type="float" office:value="17.8">
            <text:p>17.8</text:p>
          </table:table-cell>
          <table:table-cell office:value-type="string">
            <text:p>KU</text:p>
          </table:table-cell>
          <table:table-cell office:value-type="float" office:value="302741">
            <text:p>302741</text:p>
          </table:table-cell>
          <table:table-cell office:value-type="string">
            <text:p>CDS</text:p>
          </table:table-cell>
          <table:table-cell office:value-type="float" office:value="791">
            <text:p>791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4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x</text:p>
          </table:table-cell>
          <table:table-cell/>
          <table:table-cell office:value-type="float" office:value="231">
            <text:p>231</text:p>
          </table:table-cell>
          <table:table-cell office:value-type="string">
            <text:p>KU</text:p>
          </table:table-cell>
          <table:table-cell office:value-type="float" office:value="302742">
            <text:p>302742</text:p>
          </table:table-cell>
          <table:table-cell office:value-type="string">
            <text:p>CDS</text:p>
          </table:table-cell>
          <table:table-cell office:value-type="float" office:value="792">
            <text:p>792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x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KU</text:p>
          </table:table-cell>
          <table:table-cell office:value-type="float" office:value="315346">
            <text:p>315346</text:p>
          </table:table-cell>
          <table:table-cell office:value-type="string">
            <text:p>RMB</text:p>
          </table:table-cell>
          <table:table-cell office:value-type="float" office:value="8754">
            <text:p>8754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B2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8-01-0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number-columns-repeated="2" office:value-type="string">
            <text:p>x</text:p>
          </table:table-cell>
          <table:table-cell office:value-type="float" office:value="117">
            <text:p>117</text:p>
          </table:table-cell>
          <table:table-cell office:value-type="string">
            <text:p>KU</text:p>
          </table:table-cell>
          <table:table-cell office:value-type="float" office:value="315347">
            <text:p>315347</text:p>
          </table:table-cell>
          <table:table-cell office:value-type="string">
            <text:p>RMB</text:p>
          </table:table-cell>
          <table:table-cell office:value-type="float" office:value="8765">
            <text:p>8765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C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1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x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KU</text:p>
          </table:table-cell>
          <table:table-cell office:value-type="float" office:value="315348">
            <text:p>315348</text:p>
          </table:table-cell>
          <table:table-cell office:value-type="string">
            <text:p>RMB</text:p>
          </table:table-cell>
          <table:table-cell office:value-type="float" office:value="8789">
            <text:p>8789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E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8-01-08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x</text:p>
          </table:table-cell>
          <table:table-cell/>
          <table:table-cell office:value-type="float" office:value="231">
            <text:p>231</text:p>
          </table:table-cell>
          <table:table-cell office:value-type="string">
            <text:p>KU</text:p>
          </table:table-cell>
          <table:table-cell office:value-type="float" office:value="304931">
            <text:p>304931</text:p>
          </table:table-cell>
          <table:table-cell office:value-type="string">
            <text:p>RMB</text:p>
          </table:table-cell>
          <table:table-cell office:value-type="float" office:value="6052">
            <text:p>6052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G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x</text:p>
          </table:table-cell>
          <table:table-cell/>
          <table:table-cell office:value-type="float" office:value="309">
            <text:p>309</text:p>
          </table:table-cell>
          <table:table-cell office:value-type="string">
            <text:p>KU</text:p>
          </table:table-cell>
          <table:table-cell office:value-type="float" office:value="304935">
            <text:p>304935</text:p>
          </table:table-cell>
          <table:table-cell office:value-type="string">
            <text:p>RMB</text:p>
          </table:table-cell>
          <table:table-cell office:value-type="float" office:value="6056">
            <text:p>6056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x</text:p>
          </table:table-cell>
          <table:table-cell/>
          <table:table-cell office:value-type="float" office:value="95.4">
            <text:p>95.4</text:p>
          </table:table-cell>
          <table:table-cell office:value-type="string">
            <text:p>KU</text:p>
          </table:table-cell>
          <table:table-cell office:value-type="float" office:value="304937">
            <text:p>304937</text:p>
          </table:table-cell>
          <table:table-cell office:value-type="string">
            <text:p>RMB</text:p>
          </table:table-cell>
          <table:table-cell office:value-type="float" office:value="6058">
            <text:p>6058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x</text:p>
          </table:table-cell>
          <table:table-cell/>
          <table:table-cell office:value-type="float" office:value="353">
            <text:p>353</text:p>
          </table:table-cell>
          <table:table-cell office:value-type="string">
            <text:p>KU</text:p>
          </table:table-cell>
          <table:table-cell office:value-type="float" office:value="304938">
            <text:p>304938</text:p>
          </table:table-cell>
          <table:table-cell office:value-type="string">
            <text:p>RMB</text:p>
          </table:table-cell>
          <table:table-cell office:value-type="float" office:value="6059">
            <text:p>6059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x</text:p>
          </table:table-cell>
          <table:table-cell/>
          <table:table-cell office:value-type="float" office:value="90.4">
            <text:p>90.4</text:p>
          </table:table-cell>
          <table:table-cell office:value-type="string">
            <text:p>KU</text:p>
          </table:table-cell>
          <table:table-cell office:value-type="float" office:value="304939">
            <text:p>304939</text:p>
          </table:table-cell>
          <table:table-cell office:value-type="string">
            <text:p>RMB</text:p>
          </table:table-cell>
          <table:table-cell office:value-type="float" office:value="6060">
            <text:p>6060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x</text:p>
          </table:table-cell>
          <table:table-cell/>
          <table:table-cell office:value-type="float" office:value="49.8">
            <text:p>49.8</text:p>
          </table:table-cell>
          <table:table-cell office:value-type="string">
            <text:p>KU</text:p>
          </table:table-cell>
          <table:table-cell office:value-type="float" office:value="307046">
            <text:p>307046</text:p>
          </table:table-cell>
          <table:table-cell office:value-type="string">
            <text:p>RMB</text:p>
          </table:table-cell>
          <table:table-cell office:value-type="float" office:value="6369">
            <text:p>6369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D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KU</text:p>
          </table:table-cell>
          <table:table-cell office:value-type="float" office:value="307047">
            <text:p>307047</text:p>
          </table:table-cell>
          <table:table-cell office:value-type="string">
            <text:p>RMB</text:p>
          </table:table-cell>
          <table:table-cell office:value-type="float" office:value="6370">
            <text:p>6370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D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x</text:p>
          </table:table-cell>
          <table:table-cell/>
          <table:table-cell office:value-type="float" office:value="18.1">
            <text:p>18.1</text:p>
          </table:table-cell>
          <table:table-cell office:value-type="string">
            <text:p>KU</text:p>
          </table:table-cell>
          <table:table-cell office:value-type="float" office:value="307049">
            <text:p>307049</text:p>
          </table:table-cell>
          <table:table-cell office:value-type="string">
            <text:p>RMB</text:p>
          </table:table-cell>
          <table:table-cell office:value-type="float" office:value="6372">
            <text:p>6372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E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x</text:p>
          </table:table-cell>
          <table:table-cell/>
          <table:table-cell office:value-type="float" office:value="750">
            <text:p>750</text:p>
          </table:table-cell>
          <table:table-cell office:value-type="string">
            <text:p>KU</text:p>
          </table:table-cell>
          <table:table-cell office:value-type="float" office:value="307050">
            <text:p>307050</text:p>
          </table:table-cell>
          <table:table-cell office:value-type="string">
            <text:p>RMB</text:p>
          </table:table-cell>
          <table:table-cell office:value-type="float" office:value="6373">
            <text:p>6373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E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x</text:p>
          </table:table-cell>
          <table:table-cell/>
          <table:table-cell office:value-type="float" office:value="280">
            <text:p>280</text:p>
          </table:table-cell>
          <table:table-cell office:value-type="string">
            <text:p>KU</text:p>
          </table:table-cell>
          <table:table-cell office:value-type="float" office:value="307051">
            <text:p>307051</text:p>
          </table:table-cell>
          <table:table-cell office:value-type="string">
            <text:p>RMB</text:p>
          </table:table-cell>
          <table:table-cell office:value-type="float" office:value="6374">
            <text:p>6374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E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x</text:p>
          </table:table-cell>
          <table:table-cell/>
          <table:table-cell office:value-type="float" office:value="176">
            <text:p>176</text:p>
          </table:table-cell>
          <table:table-cell office:value-type="string">
            <text:p>KU</text:p>
          </table:table-cell>
          <table:table-cell office:value-type="float" office:value="304608">
            <text:p>304608</text:p>
          </table:table-cell>
          <table:table-cell office:value-type="string">
            <text:p>RMB</text:p>
          </table:table-cell>
          <table:table-cell office:value-type="float" office:value="5728">
            <text:p>5728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8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x</text:p>
          </table:table-cell>
          <table:table-cell/>
          <table:table-cell office:value-type="float" office:value="19.3">
            <text:p>19.3</text:p>
          </table:table-cell>
          <table:table-cell office:value-type="string">
            <text:p>KU</text:p>
          </table:table-cell>
          <table:table-cell office:value-type="float" office:value="304609">
            <text:p>304609</text:p>
          </table:table-cell>
          <table:table-cell office:value-type="string">
            <text:p>RMB</text:p>
          </table:table-cell>
          <table:table-cell office:value-type="float" office:value="5729">
            <text:p>5729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8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x</text:p>
          </table:table-cell>
          <table:table-cell/>
          <table:table-cell office:value-type="float" office:value="264">
            <text:p>264</text:p>
          </table:table-cell>
          <table:table-cell office:value-type="string">
            <text:p>KU</text:p>
          </table:table-cell>
          <table:table-cell office:value-type="float" office:value="304610">
            <text:p>304610</text:p>
          </table:table-cell>
          <table:table-cell office:value-type="string">
            <text:p>RMB</text:p>
          </table:table-cell>
          <table:table-cell office:value-type="float" office:value="5730">
            <text:p>5730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8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x</text:p>
          </table:table-cell>
          <table:table-cell/>
          <table:table-cell office:value-type="float" office:value="102">
            <text:p>102</text:p>
          </table:table-cell>
          <table:table-cell office:value-type="string">
            <text:p>KU</text:p>
          </table:table-cell>
          <table:table-cell office:value-type="float" office:value="304617">
            <text:p>304617</text:p>
          </table:table-cell>
          <table:table-cell office:value-type="string">
            <text:p>RMB</text:p>
          </table:table-cell>
          <table:table-cell office:value-type="float" office:value="5737">
            <text:p>5737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8-H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x</text:p>
          </table:table-cell>
          <table:table-cell/>
          <table:table-cell office:value-type="float" office:value="365">
            <text:p>365</text:p>
          </table:table-cell>
          <table:table-cell office:value-type="string">
            <text:p>KU</text:p>
          </table:table-cell>
          <table:table-cell office:value-type="float" office:value="304673">
            <text:p>304673</text:p>
          </table:table-cell>
          <table:table-cell office:value-type="string">
            <text:p>RMB</text:p>
          </table:table-cell>
          <table:table-cell office:value-type="float" office:value="5793">
            <text:p>5793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F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string">
            <text:p>KU</text:p>
          </table:table-cell>
          <table:table-cell office:value-type="float" office:value="325830">
            <text:p>325830</text:p>
          </table:table-cell>
          <table:table-cell office:value-type="string">
            <text:p>RMB</text:p>
          </table:table-cell>
          <table:table-cell office:value-type="float" office:value="13550">
            <text:p>13550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E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6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x</text:p>
          </table:table-cell>
          <table:table-cell/>
          <table:table-cell office:value-type="float" office:value="12.4">
            <text:p>12.4</text:p>
          </table:table-cell>
          <table:table-cell office:value-type="string">
            <text:p>KU</text:p>
          </table:table-cell>
          <table:table-cell office:value-type="float" office:value="325831">
            <text:p>325831</text:p>
          </table:table-cell>
          <table:table-cell office:value-type="string">
            <text:p>RMB</text:p>
          </table:table-cell>
          <table:table-cell office:value-type="float" office:value="13551">
            <text:p>13551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E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6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x</text:p>
          </table:table-cell>
          <table:table-cell/>
          <table:table-cell office:value-type="float" office:value="341">
            <text:p>341</text:p>
          </table:table-cell>
          <table:table-cell office:value-type="string">
            <text:p>KU</text:p>
          </table:table-cell>
          <table:table-cell office:value-type="float" office:value="325832">
            <text:p>325832</text:p>
          </table:table-cell>
          <table:table-cell office:value-type="string">
            <text:p>RMB</text:p>
          </table:table-cell>
          <table:table-cell office:value-type="float" office:value="13552">
            <text:p>13552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E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6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x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KU</text:p>
          </table:table-cell>
          <table:table-cell office:value-type="float" office:value="325833">
            <text:p>325833</text:p>
          </table:table-cell>
          <table:table-cell office:value-type="string">
            <text:p>RMB</text:p>
          </table:table-cell>
          <table:table-cell office:value-type="float" office:value="13553">
            <text:p>13553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E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6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x</text:p>
          </table:table-cell>
          <table:table-cell/>
          <table:table-cell office:value-type="float" office:value="15.4">
            <text:p>15.4</text:p>
          </table:table-cell>
          <table:table-cell office:value-type="string">
            <text:p>KU</text:p>
          </table:table-cell>
          <table:table-cell office:value-type="float" office:value="325836">
            <text:p>325836</text:p>
          </table:table-cell>
          <table:table-cell office:value-type="string">
            <text:p>RMB</text:p>
          </table:table-cell>
          <table:table-cell office:value-type="float" office:value="13579">
            <text:p>13579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H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x</text:p>
          </table:table-cell>
          <table:table-cell/>
          <table:table-cell office:value-type="float" office:value="183">
            <text:p>183</text:p>
          </table:table-cell>
          <table:table-cell office:value-type="string">
            <text:p>KU</text:p>
          </table:table-cell>
          <table:table-cell office:value-type="float" office:value="314003">
            <text:p>314003</text:p>
          </table:table-cell>
          <table:table-cell office:value-type="string">
            <text:p>RMB</text:p>
          </table:table-cell>
          <table:table-cell office:value-type="float" office:value="9528">
            <text:p>9528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x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KU</text:p>
          </table:table-cell>
          <table:table-cell office:value-type="float" office:value="314004">
            <text:p>314004</text:p>
          </table:table-cell>
          <table:table-cell office:value-type="string">
            <text:p>RMB</text:p>
          </table:table-cell>
          <table:table-cell office:value-type="float" office:value="9529">
            <text:p>9529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x</text:p>
          </table:table-cell>
          <table:table-cell/>
          <table:table-cell office:value-type="float" office:value="75.6">
            <text:p>75.6</text:p>
          </table:table-cell>
          <table:table-cell office:value-type="string">
            <text:p>KU</text:p>
          </table:table-cell>
          <table:table-cell office:value-type="float" office:value="314005">
            <text:p>314005</text:p>
          </table:table-cell>
          <table:table-cell office:value-type="string">
            <text:p>RMB</text:p>
          </table:table-cell>
          <table:table-cell office:value-type="float" office:value="9530">
            <text:p>9530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x</text:p>
          </table:table-cell>
          <table:table-cell/>
          <table:table-cell office:value-type="float" office:value="168">
            <text:p>168</text:p>
          </table:table-cell>
          <table:table-cell office:value-type="string">
            <text:p>KU</text:p>
          </table:table-cell>
          <table:table-cell office:value-type="float" office:value="314006">
            <text:p>314006</text:p>
          </table:table-cell>
          <table:table-cell office:value-type="string">
            <text:p>RMB</text:p>
          </table:table-cell>
          <table:table-cell office:value-type="float" office:value="9531">
            <text:p>9531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x</text:p>
          </table:table-cell>
          <table:table-cell/>
          <table:table-cell office:value-type="float" office:value="351">
            <text:p>351</text:p>
          </table:table-cell>
          <table:table-cell office:value-type="string">
            <text:p>KU</text:p>
          </table:table-cell>
          <table:table-cell office:value-type="float" office:value="314008">
            <text:p>314008</text:p>
          </table:table-cell>
          <table:table-cell office:value-type="string">
            <text:p>RMB</text:p>
          </table:table-cell>
          <table:table-cell office:value-type="float" office:value="9533">
            <text:p>9533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x</text:p>
          </table:table-cell>
          <table:table-cell/>
          <table:table-cell office:value-type="float" office:value="36.5">
            <text:p>36.5</text:p>
          </table:table-cell>
          <table:table-cell office:value-type="string">
            <text:p>KU</text:p>
          </table:table-cell>
          <table:table-cell office:value-type="float" office:value="314012">
            <text:p>314012</text:p>
          </table:table-cell>
          <table:table-cell office:value-type="string">
            <text:p>RMB</text:p>
          </table:table-cell>
          <table:table-cell office:value-type="float" office:value="9567">
            <text:p>9567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G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x</text:p>
          </table:table-cell>
          <table:table-cell/>
          <table:table-cell office:value-type="float" office:value="88.7">
            <text:p>88.7</text:p>
          </table:table-cell>
          <table:table-cell office:value-type="string">
            <text:p>KU</text:p>
          </table:table-cell>
          <table:table-cell office:value-type="float" office:value="314013">
            <text:p>314013</text:p>
          </table:table-cell>
          <table:table-cell office:value-type="string">
            <text:p>RMB</text:p>
          </table:table-cell>
          <table:table-cell office:value-type="float" office:value="9568">
            <text:p>9568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x</text:p>
          </table:table-cell>
          <table:table-cell/>
          <table:table-cell office:value-type="float" office:value="358">
            <text:p>358</text:p>
          </table:table-cell>
          <table:table-cell office:value-type="string">
            <text:p>KU</text:p>
          </table:table-cell>
          <table:table-cell office:value-type="float" office:value="314015">
            <text:p>314015</text:p>
          </table:table-cell>
          <table:table-cell office:value-type="string">
            <text:p>RMB</text:p>
          </table:table-cell>
          <table:table-cell office:value-type="float" office:value="9570">
            <text:p>9570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x</text:p>
          </table:table-cell>
          <table:table-cell/>
          <table:table-cell office:value-type="float" office:value="26.8">
            <text:p>26.8</text:p>
          </table:table-cell>
          <table:table-cell office:value-type="string">
            <text:p>KU</text:p>
          </table:table-cell>
          <table:table-cell office:value-type="float" office:value="314018">
            <text:p>314018</text:p>
          </table:table-cell>
          <table:table-cell office:value-type="string">
            <text:p>RMB</text:p>
          </table:table-cell>
          <table:table-cell office:value-type="float" office:value="9574">
            <text:p>9574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x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KU</text:p>
          </table:table-cell>
          <table:table-cell office:value-type="float" office:value="304824">
            <text:p>304824</text:p>
          </table:table-cell>
          <table:table-cell office:value-type="string">
            <text:p>RMB</text:p>
          </table:table-cell>
          <table:table-cell office:value-type="float" office:value="5945">
            <text:p>5945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E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x</text:p>
          </table:table-cell>
          <table:table-cell/>
          <table:table-cell office:value-type="float" office:value="168">
            <text:p>168</text:p>
          </table:table-cell>
          <table:table-cell office:value-type="string">
            <text:p>KU</text:p>
          </table:table-cell>
          <table:table-cell office:value-type="float" office:value="304828">
            <text:p>304828</text:p>
          </table:table-cell>
          <table:table-cell office:value-type="string">
            <text:p>RMB</text:p>
          </table:table-cell>
          <table:table-cell office:value-type="float" office:value="5949">
            <text:p>5949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x</text:p>
          </table:table-cell>
          <table:table-cell/>
          <table:table-cell office:value-type="float" office:value="158">
            <text:p>158</text:p>
          </table:table-cell>
          <table:table-cell office:value-type="string">
            <text:p>KU</text:p>
          </table:table-cell>
          <table:table-cell office:value-type="float" office:value="304834">
            <text:p>304834</text:p>
          </table:table-cell>
          <table:table-cell office:value-type="string">
            <text:p>RMB</text:p>
          </table:table-cell>
          <table:table-cell office:value-type="float" office:value="5955">
            <text:p>5955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x</text:p>
          </table:table-cell>
          <table:table-cell/>
          <table:table-cell office:value-type="float" office:value="261">
            <text:p>261</text:p>
          </table:table-cell>
          <table:table-cell office:value-type="string">
            <text:p>KU</text:p>
          </table:table-cell>
          <table:table-cell office:value-type="float" office:value="304846">
            <text:p>304846</text:p>
          </table:table-cell>
          <table:table-cell office:value-type="string">
            <text:p>RMB</text:p>
          </table:table-cell>
          <table:table-cell office:value-type="float" office:value="5967">
            <text:p>5967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x</text:p>
          </table:table-cell>
          <table:table-cell/>
          <table:table-cell office:value-type="float" office:value="42.2">
            <text:p>42.2</text:p>
          </table:table-cell>
          <table:table-cell office:value-type="string">
            <text:p>KU</text:p>
          </table:table-cell>
          <table:table-cell office:value-type="float" office:value="304850">
            <text:p>304850</text:p>
          </table:table-cell>
          <table:table-cell office:value-type="string">
            <text:p>RMB</text:p>
          </table:table-cell>
          <table:table-cell office:value-type="float" office:value="5971">
            <text:p>5971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x</text:p>
          </table:table-cell>
          <table:table-cell/>
          <table:table-cell office:value-type="float" office:value="17.7">
            <text:p>17.7</text:p>
          </table:table-cell>
          <table:table-cell office:value-type="string">
            <text:p>KU</text:p>
          </table:table-cell>
          <table:table-cell office:value-type="float" office:value="307641">
            <text:p>307641</text:p>
          </table:table-cell>
          <table:table-cell office:value-type="string">
            <text:p>RMB</text:p>
          </table:table-cell>
          <table:table-cell office:value-type="float" office:value="6314">
            <text:p>6314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x</text:p>
          </table:table-cell>
          <table:table-cell/>
          <table:table-cell office:value-type="float" office:value="14.7">
            <text:p>14.7</text:p>
          </table:table-cell>
          <table:table-cell office:value-type="string">
            <text:p>KU</text:p>
          </table:table-cell>
          <table:table-cell office:value-type="float" office:value="307644">
            <text:p>307644</text:p>
          </table:table-cell>
          <table:table-cell office:value-type="string">
            <text:p>RMB</text:p>
          </table:table-cell>
          <table:table-cell office:value-type="float" office:value="6317">
            <text:p>6317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x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KU</text:p>
          </table:table-cell>
          <table:table-cell office:value-type="float" office:value="307645">
            <text:p>307645</text:p>
          </table:table-cell>
          <table:table-cell office:value-type="string">
            <text:p>RMB</text:p>
          </table:table-cell>
          <table:table-cell office:value-type="float" office:value="6318">
            <text:p>6318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KU</text:p>
          </table:table-cell>
          <table:table-cell office:value-type="float" office:value="307646">
            <text:p>307646</text:p>
          </table:table-cell>
          <table:table-cell office:value-type="string">
            <text:p>RMB</text:p>
          </table:table-cell>
          <table:table-cell office:value-type="float" office:value="6319">
            <text:p>6319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x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KU</text:p>
          </table:table-cell>
          <table:table-cell office:value-type="float" office:value="307647">
            <text:p>307647</text:p>
          </table:table-cell>
          <table:table-cell office:value-type="string">
            <text:p>RMB</text:p>
          </table:table-cell>
          <table:table-cell office:value-type="float" office:value="6320">
            <text:p>6320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x</text:p>
          </table:table-cell>
          <table:table-cell/>
          <table:table-cell office:value-type="float" office:value="89.2">
            <text:p>89.2</text:p>
          </table:table-cell>
          <table:table-cell office:value-type="string">
            <text:p>LSUHC</text:p>
          </table:table-cell>
          <table:table-cell office:value-type="float" office:value="5042">
            <text:p>5042</text:p>
          </table:table-cell>
          <table:table-cell office:value-type="string">
            <text:p>LSUHC</text:p>
          </table:table-cell>
          <table:table-cell office:value-type="float" office:value="5042">
            <text:p>5042</text:p>
          </table:table-cell>
          <table:table-cell office:value-type="string">
            <text:p>Ptychozoon</text:p>
          </table:table-cell>
          <table:table-cell office:value-type="string">
            <text:p>kuhli</text:p>
          </table:table-cell>
          <table:table-cell office:value-type="string">
            <text:p>Malaysia</text:p>
          </table:table-cell>
          <table:table-cell office:value-type="string">
            <text:p>Pulau Tioman</text:p>
          </table:table-cell>
          <table:table-cell/>
          <table:table-cell office:value-type="string">
            <text:p>West Malaysia, Pahang, Pulau Tioman, Sungai Mentawak</text:p>
          </table:table-cell>
          <table:table-cell table:number-columns-repeated="2"/>
          <table:table-cell office:value-type="string">
            <text:p>B-24-Non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x</text:p>
          </table:table-cell>
          <table:table-cell/>
          <table:table-cell office:value-type="float" office:value="28.4">
            <text:p>28.4</text:p>
          </table:table-cell>
          <table:table-cell table:number-columns-repeated="2"/>
          <table:table-cell office:value-type="string">
            <text:p>NOSERIES</text:p>
          </table:table-cell>
          <table:table-cell office:value-type="float" office:value="3835">
            <text:p>3835</text:p>
          </table:table-cell>
          <table:table-cell office:value-type="string">
            <text:p>Ptychozoon</text:p>
          </table:table-cell>
          <table:table-cell office:value-type="string">
            <text:p>kuhli</text:p>
          </table:table-cell>
          <table:table-cell office:value-type="string">
            <text:p>Malaysia</text:p>
          </table:table-cell>
          <table:table-cell office:value-type="string">
            <text:p>Pulau Tioman</text:p>
          </table:table-cell>
          <table:table-cell/>
          <table:table-cell office:value-type="string">
            <text:p>West Malaysia, Pahang, Pulau Tioman, Tekek-Juara Trail</text:p>
          </table:table-cell>
          <table:table-cell table:number-columns-repeated="2"/>
          <table:table-cell office:value-type="string">
            <text:p>D-54-LOOS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x</text:p>
          </table:table-cell>
          <table:table-cell/>
          <table:table-cell office:value-type="float" office:value="186">
            <text:p>186</text:p>
          </table:table-cell>
          <table:table-cell table:number-columns-repeated="2"/>
          <table:table-cell office:value-type="string">
            <text:p>NOSERIES</text:p>
          </table:table-cell>
          <table:table-cell office:value-type="float" office:value="4679">
            <text:p>4679</text:p>
          </table:table-cell>
          <table:table-cell office:value-type="string">
            <text:p>Ptychozoon</text:p>
          </table:table-cell>
          <table:table-cell office:value-type="string">
            <text:p>kuhli</text:p>
          </table:table-cell>
          <table:table-cell office:value-type="string">
            <text:p>Malaysia</text:p>
          </table:table-cell>
          <table:table-cell office:value-type="string">
            <text:p>Pulau Tioman</text:p>
          </table:table-cell>
          <table:table-cell/>
          <table:table-cell office:value-type="string">
            <text:p>West Malaysia, Pahang, Pulau Tioman, Tekek-Juara Trail</text:p>
          </table:table-cell>
          <table:table-cell table:number-columns-repeated="2"/>
          <table:table-cell office:value-type="string">
            <text:p>D-54-LOOS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x</text:p>
          </table:table-cell>
          <table:table-cell/>
          <table:table-cell office:value-type="float" office:value="41.6">
            <text:p>41.6</text:p>
          </table:table-cell>
          <table:table-cell table:number-columns-repeated="2"/>
          <table:table-cell office:value-type="string">
            <text:p>NOSERIES</text:p>
          </table:table-cell>
          <table:table-cell office:value-type="float" office:value="6433">
            <text:p>6433</text:p>
          </table:table-cell>
          <table:table-cell office:value-type="string">
            <text:p>Ptychozoon</text:p>
          </table:table-cell>
          <table:table-cell office:value-type="string">
            <text:p>kuhli</text:p>
          </table:table-cell>
          <table:table-cell office:value-type="string">
            <text:p>Malaysia</text:p>
          </table:table-cell>
          <table:table-cell office:value-type="string">
            <text:p>Pulau Tioman</text:p>
          </table:table-cell>
          <table:table-cell/>
          <table:table-cell office:value-type="string">
            <text:p>West Malaysia, Pahang, Pulau Tioman, Tekek-Juara Trail</text:p>
          </table:table-cell>
          <table:table-cell table:number-columns-repeated="2"/>
          <table:table-cell office:value-type="string">
            <text:p>D-54-LOOS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x</text:p>
          </table:table-cell>
          <table:table-cell/>
          <table:table-cell office:value-type="float" office:value="56">
            <text:p>56</text:p>
          </table:table-cell>
          <table:table-cell table:number-columns-repeated="2"/>
          <table:table-cell office:value-type="string">
            <text:p>NOSERIES</text:p>
          </table:table-cell>
          <table:table-cell office:value-type="float" office:value="5539">
            <text:p>5539</text:p>
          </table:table-cell>
          <table:table-cell office:value-type="string">
            <text:p>Ptychozoon</text:p>
          </table:table-cell>
          <table:table-cell office:value-type="string">
            <text:p>lionotum</text:p>
          </table:table-cell>
          <table:table-cell office:value-type="string">
            <text:p>West Malaysi</text:p>
          </table:table-cell>
          <table:table-cell office:value-type="string">
            <text:p>Pulau Sibu</text:p>
          </table:table-cell>
          <table:table-cell/>
          <table:table-cell office:value-type="string">
            <text:p>West Malaysia, Johor, Pulau Sibu</text:p>
          </table:table-cell>
          <table:table-cell table:number-columns-repeated="2"/>
          <table:table-cell office:value-type="string">
            <text:p>D-54-LOOS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NOSERIES</text:p>
          </table:table-cell>
          <table:table-cell office:value-type="float" office:value="5783">
            <text:p>5783</text:p>
          </table:table-cell>
          <table:table-cell office:value-type="string">
            <text:p>Ptychozoon</text:p>
          </table:table-cell>
          <table:table-cell office:value-type="string">
            <text:p>lionotum</text:p>
          </table:table-cell>
          <table:table-cell office:value-type="string">
            <text:p>West Malaysi</text:p>
          </table:table-cell>
          <table:table-cell office:value-type="string">
            <text:p>Pulau Sibu</text:p>
          </table:table-cell>
          <table:table-cell/>
          <table:table-cell office:value-type="string">
            <text:p>West Malaysia, Johor, Pulau Sibu</text:p>
          </table:table-cell>
          <table:table-cell table:number-columns-repeated="2"/>
          <table:table-cell office:value-type="string">
            <text:p>D-54-LOOS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x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LSUHC</text:p>
          </table:table-cell>
          <table:table-cell office:value-type="float" office:value="6437">
            <text:p>6437</text:p>
          </table:table-cell>
          <table:table-cell office:value-type="string">
            <text:p>LSUHC</text:p>
          </table:table-cell>
          <table:table-cell office:value-type="float" office:value="6437">
            <text:p>6437</text:p>
          </table:table-cell>
          <table:table-cell office:value-type="string">
            <text:p>Ptychozoon</text:p>
          </table:table-cell>
          <table:table-cell office:value-type="string">
            <text:p>lionotum</text:p>
          </table:table-cell>
          <table:table-cell office:value-type="string">
            <text:p>West Malaysi</text:p>
          </table:table-cell>
          <table:table-cell office:value-type="string">
            <text:p>Pulau Tioman</text:p>
          </table:table-cell>
          <table:table-cell/>
          <table:table-cell office:value-type="string">
            <text:p>West Malaysia, Pahang, Pulau Tioman, Tekek-Juara Trail</text:p>
          </table:table-cell>
          <table:table-cell table:number-columns-repeated="2"/>
          <table:table-cell office:value-type="string">
            <text:p>D-58-LOOS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4372">
            <text:p>324372</text:p>
          </table:table-cell>
          <table:table-cell office:value-type="string">
            <text:p>CDS</text:p>
          </table:table-cell>
          <table:table-cell office:value-type="float" office:value="4661">
            <text:p>4661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X-346-I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4373">
            <text:p>324373</text:p>
          </table:table-cell>
          <table:table-cell office:value-type="string">
            <text:p>CDS</text:p>
          </table:table-cell>
          <table:table-cell office:value-type="float" office:value="4763">
            <text:p>4763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X-348-B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5"/>
          <table:table-cell office:value-type="string">
            <text:p>PNM/CMNH H</text:p>
          </table:table-cell>
          <table:table-cell office:value-type="float" office:value="1290">
            <text:p>1290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3-C9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5"/>
          <table:table-cell office:value-type="string">
            <text:p>PNM/CMNH H</text:p>
          </table:table-cell>
          <table:table-cell office:value-type="float" office:value="1352">
            <text:p>1352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North Cotabato Province; Municipality of Kidapawan; Barangay Ilomavis; Mt Apo; Site 3</text:p>
          </table:table-cell>
          <table:table-cell table:number-columns-repeated="2"/>
          <table:table-cell office:value-type="string">
            <text:p>J-143-B4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5"/>
          <table:table-cell office:value-type="string">
            <text:p>PNM/CMNH H</text:p>
          </table:table-cell>
          <table:table-cell office:value-type="float" office:value="1459">
            <text:p>145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South Cotabato Province; Municipality of Kiamba; Barangay Binati; Mt Busa; Site 1</text:p>
          </table:table-cell>
          <table:table-cell table:number-columns-repeated="2"/>
          <table:table-cell office:value-type="string">
            <text:p>J-141-F9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5"/>
          <table:table-cell office:value-type="string">
            <text:p>PNM/CMNH H</text:p>
          </table:table-cell>
          <table:table-cell office:value-type="float" office:value="1601">
            <text:p>1601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South Cotobato Province; Municipality of Kiamba; Barangay Banate; Mt Busa; Site 1</text:p>
          </table:table-cell>
          <table:table-cell table:number-columns-repeated="2"/>
          <table:table-cell office:value-type="string">
            <text:p>J-143-E6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5"/>
          <table:table-cell office:value-type="string">
            <text:p>PNM/CMNH H</text:p>
          </table:table-cell>
          <table:table-cell office:value-type="float" office:value="1646">
            <text:p>1646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South Cotobato Province; Municipality of Kiamba; Barangay Banate; Mt Busa; Site 1</text:p>
          </table:table-cell>
          <table:table-cell table:number-columns-repeated="2"/>
          <table:table-cell office:value-type="string">
            <text:p>J-143-F3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5"/>
          <table:table-cell office:value-type="string">
            <text:p>RMB</text:p>
          </table:table-cell>
          <table:table-cell office:value-type="float" office:value="7718">
            <text:p>7718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G7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office:value-type="string">
            <text:p>RMB</text:p>
          </table:table-cell>
          <table:table-cell office:value-type="float" office:value="7719">
            <text:p>771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G8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  <table:table-cell office:value-type="string">
            <text:p>NOID</text:p>
          </table:table-cell>
          <table:table-cell office:value-type="float" office:value="1">
            <text:p>1</text:p>
          </table:table-cell>
          <table:table-cell office:value-type="string">
            <text:p>Cyrtodactylus</text:p>
          </table:table-cell>
          <table:table-cell office:value-type="string">
            <text:p>baluensis</text:p>
          </table:table-cell>
          <table:table-cell office:value-type="string">
            <text:p>Malaysia</text:p>
          </table:table-cell>
          <table:table-cell office:value-type="string">
            <text:p>Borneo</text:p>
          </table:table-cell>
          <table:table-cell/>
          <table:table-cell office:value-type="string">
            <text:p>Sabah</text:p>
          </table:table-cell>
          <table:table-cell table:number-columns-repeated="2"/>
          <table:table-cell office:value-type="string">
            <text:p>R-259-I4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office:value-type="string">
            <text:p>NOID</text:p>
          </table:table-cell>
          <table:table-cell office:value-type="float" office:value="2">
            <text:p>2</text:p>
          </table:table-cell>
          <table:table-cell office:value-type="string">
            <text:p>Cyrtodactylus</text:p>
          </table:table-cell>
          <table:table-cell office:value-type="string">
            <text:p>baluensis</text:p>
          </table:table-cell>
          <table:table-cell office:value-type="string">
            <text:p>Malaysia</text:p>
          </table:table-cell>
          <table:table-cell office:value-type="string">
            <text:p>Borneo</text:p>
          </table:table-cell>
          <table:table-cell/>
          <table:table-cell office:value-type="string">
            <text:p>Sabah</text:p>
          </table:table-cell>
          <table:table-cell table:number-columns-repeated="2"/>
          <table:table-cell office:value-type="string">
            <text:p>R-259-I5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  <table:table-cell office:value-type="string">
            <text:p>NOID</text:p>
          </table:table-cell>
          <table:table-cell/>
          <table:table-cell office:value-type="string">
            <text:p>Cyrtodactylus</text:p>
          </table:table-cell>
          <table:table-cell office:value-type="string">
            <text:p>baluensis</text:p>
          </table:table-cell>
          <table:table-cell office:value-type="string">
            <text:p>Malaysia</text:p>
          </table:table-cell>
          <table:table-cell office:value-type="string">
            <text:p>Borneo</text:p>
          </table:table-cell>
          <table:table-cell/>
          <table:table-cell office:value-type="string">
            <text:p>Sabah</text:p>
          </table:table-cell>
          <table:table-cell table:number-columns-repeated="2"/>
          <table:table-cell office:value-type="string">
            <text:p>R-259-I3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6524">
            <text:p>326524</text:p>
          </table:table-cell>
          <table:table-cell office:value-type="string">
            <text:p>RMB</text:p>
          </table:table-cell>
          <table:table-cell office:value-type="float" office:value="8935">
            <text:p>8935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6525">
            <text:p>326525</text:p>
          </table:table-cell>
          <table:table-cell office:value-type="string">
            <text:p>RMB</text:p>
          </table:table-cell>
          <table:table-cell office:value-type="float" office:value="8936">
            <text:p>8936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9658">
            <text:p>319658</text:p>
          </table:table-cell>
          <table:table-cell office:value-type="string">
            <text:p>RMB</text:p>
          </table:table-cell>
          <table:table-cell office:value-type="float" office:value="11712">
            <text:p>11712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V-323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9660">
            <text:p>319660</text:p>
          </table:table-cell>
          <table:table-cell office:value-type="string">
            <text:p>RMB</text:p>
          </table:table-cell>
          <table:table-cell office:value-type="float" office:value="11745">
            <text:p>11745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V-324-B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9662">
            <text:p>319662</text:p>
          </table:table-cell>
          <table:table-cell office:value-type="string">
            <text:p>RMB</text:p>
          </table:table-cell>
          <table:table-cell office:value-type="float" office:value="11747">
            <text:p>11747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V-324-B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0100">
            <text:p>310100</text:p>
          </table:table-cell>
          <table:table-cell office:value-type="string">
            <text:p>RMB</text:p>
          </table:table-cell>
          <table:table-cell office:value-type="float" office:value="8427">
            <text:p>8427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3-H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0101">
            <text:p>310101</text:p>
          </table:table-cell>
          <table:table-cell office:value-type="string">
            <text:p>RMB</text:p>
          </table:table-cell>
          <table:table-cell office:value-type="float" office:value="8436">
            <text:p>8436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3-I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636">
            <text:p>304636</text:p>
          </table:table-cell>
          <table:table-cell office:value-type="string">
            <text:p>RMB</text:p>
          </table:table-cell>
          <table:table-cell office:value-type="float" office:value="5756">
            <text:p>575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B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671">
            <text:p>304671</text:p>
          </table:table-cell>
          <table:table-cell office:value-type="string">
            <text:p>RMB</text:p>
          </table:table-cell>
          <table:table-cell office:value-type="float" office:value="5791">
            <text:p>579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F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672">
            <text:p>304672</text:p>
          </table:table-cell>
          <table:table-cell office:value-type="string">
            <text:p>RMB</text:p>
          </table:table-cell>
          <table:table-cell office:value-type="float" office:value="5792">
            <text:p>579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F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0348">
            <text:p>320348</text:p>
          </table:table-cell>
          <table:table-cell office:value-type="string">
            <text:p>CDS</text:p>
          </table:table-cell>
          <table:table-cell office:value-type="float" office:value="3781">
            <text:p>378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1-F1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8809">
            <text:p>328809</text:p>
          </table:table-cell>
          <table:table-cell office:value-type="string">
            <text:p>RMB</text:p>
          </table:table-cell>
          <table:table-cell office:value-type="float" office:value="13721">
            <text:p>1372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1-F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3188">
            <text:p>323188</text:p>
          </table:table-cell>
          <table:table-cell office:value-type="string">
            <text:p>RMB</text:p>
          </table:table-cell>
          <table:table-cell office:value-type="float" office:value="12790">
            <text:p>1279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U-310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3194">
            <text:p>323194</text:p>
          </table:table-cell>
          <table:table-cell office:value-type="string">
            <text:p>RMB</text:p>
          </table:table-cell>
          <table:table-cell office:value-type="float" office:value="12845">
            <text:p>1284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D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9349">
            <text:p>329349</text:p>
          </table:table-cell>
          <table:table-cell office:value-type="string">
            <text:p>RMB</text:p>
          </table:table-cell>
          <table:table-cell office:value-type="float" office:value="13962">
            <text:p>1396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8-D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9350">
            <text:p>329350</text:p>
          </table:table-cell>
          <table:table-cell office:value-type="string">
            <text:p>RMB</text:p>
          </table:table-cell>
          <table:table-cell office:value-type="float" office:value="13963">
            <text:p>1396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8-D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9352">
            <text:p>329352</text:p>
          </table:table-cell>
          <table:table-cell office:value-type="string">
            <text:p>RMB</text:p>
          </table:table-cell>
          <table:table-cell office:value-type="float" office:value="13965">
            <text:p>1396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8-D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30190">
            <text:p>330190</text:p>
          </table:table-cell>
          <table:table-cell office:value-type="string">
            <text:p>RMB</text:p>
          </table:table-cell>
          <table:table-cell office:value-type="float" office:value="14955">
            <text:p>1495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3-D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30193">
            <text:p>330193</text:p>
          </table:table-cell>
          <table:table-cell office:value-type="string">
            <text:p>RMB</text:p>
          </table:table-cell>
          <table:table-cell office:value-type="float" office:value="15053">
            <text:p>1505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4-E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3817">
            <text:p>313817</text:p>
          </table:table-cell>
          <table:table-cell office:value-type="string">
            <text:p>RMB</text:p>
          </table:table-cell>
          <table:table-cell office:value-type="float" office:value="9739">
            <text:p>973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3-C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9531">
            <text:p>329531</text:p>
          </table:table-cell>
          <table:table-cell office:value-type="string">
            <text:p>RMB</text:p>
          </table:table-cell>
          <table:table-cell office:value-type="float" office:value="14248">
            <text:p>14248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Ilocos Norte Province; Municipality of Adams; Barangay Adams, Site 1, Mt. Pao</text:p>
          </table:table-cell>
          <table:table-cell office:value-type="float" office:value="-18.438">
            <text:p>-18.438</text:p>
          </table:table-cell>
          <table:table-cell office:value-type="float" office:value="120.878">
            <text:p>120.878</text:p>
          </table:table-cell>
          <table:table-cell office:value-type="string">
            <text:p>AA-404-F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30795">
            <text:p>330795</text:p>
          </table:table-cell>
          <table:table-cell office:value-type="string">
            <text:p>CDS</text:p>
          </table:table-cell>
          <table:table-cell office:value-type="float" office:value="5686">
            <text:p>568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6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30799">
            <text:p>330799</text:p>
          </table:table-cell>
          <table:table-cell office:value-type="string">
            <text:p>CDS</text:p>
          </table:table-cell>
          <table:table-cell office:value-type="float" office:value="5824">
            <text:p>582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8-E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2642">
            <text:p>302642</text:p>
          </table:table-cell>
          <table:table-cell office:value-type="string">
            <text:p>CDS</text:p>
          </table:table-cell>
          <table:table-cell office:value-type="float" office:value="1558">
            <text:p>1558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81">
            <text:p>11.76081</text:p>
          </table:table-cell>
          <table:table-cell office:value-type="float" office:value="122.03974">
            <text:p>122.03974</text:p>
          </table:table-cell>
          <table:table-cell office:value-type="string">
            <text:p>G-99-G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1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2643">
            <text:p>302643</text:p>
          </table:table-cell>
          <table:table-cell office:value-type="string">
            <text:p>CDS</text:p>
          </table:table-cell>
          <table:table-cell office:value-type="float" office:value="1559">
            <text:p>155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81">
            <text:p>11.76081</text:p>
          </table:table-cell>
          <table:table-cell office:value-type="float" office:value="122.03974">
            <text:p>122.03974</text:p>
          </table:table-cell>
          <table:table-cell office:value-type="string">
            <text:p>G-99-H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1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2644">
            <text:p>302644</text:p>
          </table:table-cell>
          <table:table-cell office:value-type="string">
            <text:p>CDS</text:p>
          </table:table-cell>
          <table:table-cell office:value-type="float" office:value="1560">
            <text:p>156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81">
            <text:p>11.76081</text:p>
          </table:table-cell>
          <table:table-cell office:value-type="float" office:value="122.03974">
            <text:p>122.03974</text:p>
          </table:table-cell>
          <table:table-cell office:value-type="string">
            <text:p>G-99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11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2645">
            <text:p>302645</text:p>
          </table:table-cell>
          <table:table-cell office:value-type="string">
            <text:p>CDS</text:p>
          </table:table-cell>
          <table:table-cell office:value-type="float" office:value="1566">
            <text:p>156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81">
            <text:p>11.76081</text:p>
          </table:table-cell>
          <table:table-cell office:value-type="float" office:value="122.03974">
            <text:p>122.03974</text:p>
          </table:table-cell>
          <table:table-cell office:value-type="string">
            <text:p>G-99-H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11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6518">
            <text:p>326518</text:p>
          </table:table-cell>
          <table:table-cell office:value-type="string">
            <text:p>RMB</text:p>
          </table:table-cell>
          <table:table-cell office:value-type="float" office:value="8870">
            <text:p>887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Poblacion</text:p>
          </table:table-cell>
          <table:table-cell table:number-columns-repeated="2"/>
          <table:table-cell office:value-type="string">
            <text:p>R-263-A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7454">
            <text:p>307454</text:p>
          </table:table-cell>
          <table:table-cell office:value-type="string">
            <text:p>RMB</text:p>
          </table:table-cell>
          <table:table-cell office:value-type="float" office:value="6273">
            <text:p>627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2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5342">
            <text:p>315342</text:p>
          </table:table-cell>
          <table:table-cell office:value-type="string">
            <text:p>RMB</text:p>
          </table:table-cell>
          <table:table-cell office:value-type="float" office:value="8763">
            <text:p>876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C2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8-01-0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5343">
            <text:p>315343</text:p>
          </table:table-cell>
          <table:table-cell office:value-type="string">
            <text:p>RMB</text:p>
          </table:table-cell>
          <table:table-cell office:value-type="float" office:value="8764">
            <text:p>876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C3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8-01-0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9327">
            <text:p>309327</text:p>
          </table:table-cell>
          <table:table-cell office:value-type="string">
            <text:p>RMB</text:p>
          </table:table-cell>
          <table:table-cell office:value-type="float" office:value="7760">
            <text:p>7760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1-C4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03-28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0797">
            <text:p>310797</text:p>
          </table:table-cell>
          <table:table-cell office:value-type="string">
            <text:p>CDS</text:p>
          </table:table-cell>
          <table:table-cell office:value-type="float" office:value="2703">
            <text:p>2703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312">
            <text:p>11.8312</text:p>
          </table:table-cell>
          <table:table-cell office:value-type="float" office:value="125.27905">
            <text:p>125.27905</text:p>
          </table:table-cell>
          <table:table-cell office:value-type="string">
            <text:p>Q-249-C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10-1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9321">
            <text:p>309321</text:p>
          </table:table-cell>
          <table:table-cell office:value-type="string">
            <text:p>RMB</text:p>
          </table:table-cell>
          <table:table-cell office:value-type="float" office:value="7648">
            <text:p>7648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89-H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9324">
            <text:p>309324</text:p>
          </table:table-cell>
          <table:table-cell office:value-type="string">
            <text:p>RMB</text:p>
          </table:table-cell>
          <table:table-cell office:value-type="float" office:value="7717">
            <text:p>7717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90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2258">
            <text:p>322258</text:p>
          </table:table-cell>
          <table:table-cell office:value-type="string">
            <text:p>RMB</text:p>
          </table:table-cell>
          <table:table-cell office:value-type="float" office:value="12532">
            <text:p>12532</text:p>
          </table:table-cell>
          <table:table-cell office:value-type="string">
            <text:p>Gehyra</text:p>
          </table:table-cell>
          <table:table-cell office:value-type="string">
            <text:p>mutilata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Baler; Barangay Zabali, Aurora State College of Technology (ASCOT)</text:p>
          </table:table-cell>
          <table:table-cell office:value-type="float" office:value="15.742">
            <text:p>15.742</text:p>
          </table:table-cell>
          <table:table-cell office:value-type="float" office:value="121.576">
            <text:p>121.576</text:p>
          </table:table-cell>
          <table:table-cell office:value-type="string">
            <text:p>U-307-F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05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1495">
            <text:p>311495</text:p>
          </table:table-cell>
          <table:table-cell office:value-type="string">
            <text:p>KU-FS</text:p>
          </table:table-cell>
          <table:table-cell office:value-type="float" office:value="15">
            <text:p>15</text:p>
          </table:table-cell>
          <table:table-cell office:value-type="string">
            <text:p>Gekko</text:p>
          </table:table-cell>
          <table:table-cell office:value-type="string">
            <text:p>chinensis</text:p>
          </table:table-cell>
          <table:table-cell office:value-type="string">
            <text:p>China</text:p>
          </table:table-cell>
          <table:table-cell table:number-columns-repeated="2"/>
          <table:table-cell office:value-type="string">
            <text:p>Guangxi; ; Nanning City, People's Park</text:p>
          </table:table-cell>
          <table:table-cell table:number-columns-repeated="2"/>
          <table:table-cell office:value-type="string">
            <text:p>K-165-G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4-1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836">
            <text:p>304836</text:p>
          </table:table-cell>
          <table:table-cell office:value-type="string">
            <text:p>RMB</text:p>
          </table:table-cell>
          <table:table-cell office:value-type="float" office:value="5957">
            <text:p>5957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845">
            <text:p>304845</text:p>
          </table:table-cell>
          <table:table-cell office:value-type="string">
            <text:p>RMB</text:p>
          </table:table-cell>
          <table:table-cell office:value-type="float" office:value="5966">
            <text:p>5966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0199">
            <text:p>300199</text:p>
          </table:table-cell>
          <table:table-cell office:value-type="string">
            <text:p>CDS</text:p>
          </table:table-cell>
          <table:table-cell office:value-type="float" office:value="157">
            <text:p>157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7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0202">
            <text:p>300202</text:p>
          </table:table-cell>
          <table:table-cell office:value-type="string">
            <text:p>CDS</text:p>
          </table:table-cell>
          <table:table-cell office:value-type="float" office:value="163">
            <text:p>163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7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8811">
            <text:p>328811</text:p>
          </table:table-cell>
          <table:table-cell office:value-type="string">
            <text:p>RMB</text:p>
          </table:table-cell>
          <table:table-cell office:value-type="float" office:value="13763">
            <text:p>13763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8816">
            <text:p>328816</text:p>
          </table:table-cell>
          <table:table-cell office:value-type="string">
            <text:p>RMB</text:p>
          </table:table-cell>
          <table:table-cell office:value-type="float" office:value="13769">
            <text:p>13769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0393">
            <text:p>320393</text:p>
          </table:table-cell>
          <table:table-cell office:value-type="string">
            <text:p>CDS</text:p>
          </table:table-cell>
          <table:table-cell office:value-type="float" office:value="3894">
            <text:p>3894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I6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0394">
            <text:p>320394</text:p>
          </table:table-cell>
          <table:table-cell office:value-type="string">
            <text:p>CDS</text:p>
          </table:table-cell>
          <table:table-cell office:value-type="float" office:value="3895">
            <text:p>389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I7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30782">
            <text:p>330782</text:p>
          </table:table-cell>
          <table:table-cell office:value-type="string">
            <text:p>CDS</text:p>
          </table:table-cell>
          <table:table-cell office:value-type="float" office:value="6049">
            <text:p>604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30786">
            <text:p>330786</text:p>
          </table:table-cell>
          <table:table-cell office:value-type="string">
            <text:p>CDS</text:p>
          </table:table-cell>
          <table:table-cell office:value-type="float" office:value="6053">
            <text:p>6053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8821">
            <text:p>328821</text:p>
          </table:table-cell>
          <table:table-cell office:value-type="string">
            <text:p>RMB</text:p>
          </table:table-cell>
          <table:table-cell office:value-type="float" office:value="13658">
            <text:p>1365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8826">
            <text:p>328826</text:p>
          </table:table-cell>
          <table:table-cell office:value-type="string">
            <text:p>RMB</text:p>
          </table:table-cell>
          <table:table-cell office:value-type="float" office:value="13663">
            <text:p>13663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8555">
            <text:p>308555</text:p>
          </table:table-cell>
          <table:table-cell office:value-type="string">
            <text:p>ELR</text:p>
          </table:table-cell>
          <table:table-cell office:value-type="float" office:value="1013">
            <text:p>1013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</text:p>
          </table:table-cell>
          <table:table-cell office:value-type="float" office:value="13.4491667">
            <text:p>13.4491667</text:p>
          </table:table-cell>
          <table:table-cell office:value-type="float" office:value="120.4241667">
            <text:p>120.4241667</text:p>
          </table:table-cell>
          <table:table-cell office:value-type="string">
            <text:p>L-178-B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8548">
            <text:p>308548</text:p>
          </table:table-cell>
          <table:table-cell office:value-type="string">
            <text:p>ELR</text:p>
          </table:table-cell>
          <table:table-cell office:value-type="float" office:value="1006">
            <text:p>1006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, Local Name " Matingaram"</text:p>
          </table:table-cell>
          <table:table-cell office:value-type="float" office:value="13.4630556">
            <text:p>13.4630556</text:p>
          </table:table-cell>
          <table:table-cell office:value-type="float" office:value="120.4122222">
            <text:p>120.4122222</text:p>
          </table:table-cell>
          <table:table-cell office:value-type="string">
            <text:p>L-177-D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3909">
            <text:p>303909</text:p>
          </table:table-cell>
          <table:table-cell office:value-type="string">
            <text:p>RMB</text:p>
          </table:table-cell>
          <table:table-cell office:value-type="float" office:value="4981">
            <text:p>498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, Sitio Balogbog, Cueba Simbaha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F-76-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3-1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3910">
            <text:p>303910</text:p>
          </table:table-cell>
          <table:table-cell office:value-type="string">
            <text:p>RMB</text:p>
          </table:table-cell>
          <table:table-cell office:value-type="float" office:value="4982">
            <text:p>4982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, Sitio Balogbog, Cueba Simbaha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F-76-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3-1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2724">
            <text:p>302724</text:p>
          </table:table-cell>
          <table:table-cell office:value-type="string">
            <text:p>CDS</text:p>
          </table:table-cell>
          <table:table-cell office:value-type="float" office:value="279">
            <text:p>27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Municipality of Cauayan; Barangay Camalanda-an</text:p>
          </table:table-cell>
          <table:table-cell office:value-type="float" office:value="9.8378667">
            <text:p>9.8378667</text:p>
          </table:table-cell>
          <table:table-cell office:value-type="float" office:value="122.5053667">
            <text:p>122.5053667</text:p>
          </table:table-cell>
          <table:table-cell office:value-type="string">
            <text:p>E-62-3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2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7060">
            <text:p>307060</text:p>
          </table:table-cell>
          <table:table-cell office:value-type="string">
            <text:p>RMB</text:p>
          </table:table-cell>
          <table:table-cell office:value-type="float" office:value="6429">
            <text:p>642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B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09-3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7061">
            <text:p>307061</text:p>
          </table:table-cell>
          <table:table-cell office:value-type="string">
            <text:p>RMB</text:p>
          </table:table-cell>
          <table:table-cell office:value-type="float" office:value="6430">
            <text:p>643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B8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09-3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3984">
            <text:p>313984</text:p>
          </table:table-cell>
          <table:table-cell office:value-type="string">
            <text:p>RMB</text:p>
          </table:table-cell>
          <table:table-cell office:value-type="float" office:value="9576">
            <text:p>9576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H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3985">
            <text:p>313985</text:p>
          </table:table-cell>
          <table:table-cell office:value-type="string">
            <text:p>RMB</text:p>
          </table:table-cell>
          <table:table-cell office:value-type="float" office:value="9578">
            <text:p>9578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H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3986">
            <text:p>313986</text:p>
          </table:table-cell>
          <table:table-cell office:value-type="string">
            <text:p>RMB</text:p>
          </table:table-cell>
          <table:table-cell office:value-type="float" office:value="9582">
            <text:p>9582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I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3982">
            <text:p>313982</text:p>
          </table:table-cell>
          <table:table-cell office:value-type="string">
            <text:p>RMB</text:p>
          </table:table-cell>
          <table:table-cell office:value-type="float" office:value="9561">
            <text:p>9561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F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3977">
            <text:p>303977</text:p>
          </table:table-cell>
          <table:table-cell office:value-type="string">
            <text:p>RMB</text:p>
          </table:table-cell>
          <table:table-cell office:value-type="float" office:value="5124">
            <text:p>5124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unas, Watershed</text:p>
          </table:table-cell>
          <table:table-cell office:value-type="float" office:value="12.5157667">
            <text:p>12.5157667</text:p>
          </table:table-cell>
          <table:table-cell office:value-type="float" office:value="122.2827833">
            <text:p>122.2827833</text:p>
          </table:table-cell>
          <table:table-cell office:value-type="string">
            <text:p>D-50-70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5-03-2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3978">
            <text:p>303978</text:p>
          </table:table-cell>
          <table:table-cell office:value-type="string">
            <text:p>RMB</text:p>
          </table:table-cell>
          <table:table-cell office:value-type="float" office:value="5125">
            <text:p>5125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unas, Watershed</text:p>
          </table:table-cell>
          <table:table-cell office:value-type="float" office:value="12.5157667">
            <text:p>12.5157667</text:p>
          </table:table-cell>
          <table:table-cell office:value-type="float" office:value="122.2827833">
            <text:p>122.2827833</text:p>
          </table:table-cell>
          <table:table-cell office:value-type="string">
            <text:p>D-50-6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3-2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934">
            <text:p>304934</text:p>
          </table:table-cell>
          <table:table-cell office:value-type="string">
            <text:p>RMB</text:p>
          </table:table-cell>
          <table:table-cell office:value-type="float" office:value="6055">
            <text:p>6055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936">
            <text:p>304936</text:p>
          </table:table-cell>
          <table:table-cell office:value-type="string">
            <text:p>RMB</text:p>
          </table:table-cell>
          <table:table-cell office:value-type="float" office:value="6057">
            <text:p>6057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7048">
            <text:p>307048</text:p>
          </table:table-cell>
          <table:table-cell office:value-type="string">
            <text:p>RMB</text:p>
          </table:table-cell>
          <table:table-cell office:value-type="float" office:value="6371">
            <text:p>6371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D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7052">
            <text:p>307052</text:p>
          </table:table-cell>
          <table:table-cell office:value-type="string">
            <text:p>RMB</text:p>
          </table:table-cell>
          <table:table-cell office:value-type="float" office:value="6375">
            <text:p>6375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E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611">
            <text:p>304611</text:p>
          </table:table-cell>
          <table:table-cell office:value-type="string">
            <text:p>RMB</text:p>
          </table:table-cell>
          <table:table-cell office:value-type="float" office:value="5731">
            <text:p>5731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8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638">
            <text:p>304638</text:p>
          </table:table-cell>
          <table:table-cell office:value-type="string">
            <text:p>RMB</text:p>
          </table:table-cell>
          <table:table-cell office:value-type="float" office:value="5758">
            <text:p>5758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B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5834">
            <text:p>325834</text:p>
          </table:table-cell>
          <table:table-cell office:value-type="string">
            <text:p>RMB</text:p>
          </table:table-cell>
          <table:table-cell office:value-type="float" office:value="13576">
            <text:p>13576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25835">
            <text:p>325835</text:p>
          </table:table-cell>
          <table:table-cell office:value-type="string">
            <text:p>RMB</text:p>
          </table:table-cell>
          <table:table-cell office:value-type="float" office:value="13578">
            <text:p>13578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4002">
            <text:p>314002</text:p>
          </table:table-cell>
          <table:table-cell office:value-type="string">
            <text:p>RMB</text:p>
          </table:table-cell>
          <table:table-cell office:value-type="float" office:value="9527">
            <text:p>9527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0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4007">
            <text:p>314007</text:p>
          </table:table-cell>
          <table:table-cell office:value-type="string">
            <text:p>RMB</text:p>
          </table:table-cell>
          <table:table-cell office:value-type="float" office:value="9532">
            <text:p>9532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4014">
            <text:p>314014</text:p>
          </table:table-cell>
          <table:table-cell office:value-type="string">
            <text:p>RMB</text:p>
          </table:table-cell>
          <table:table-cell office:value-type="float" office:value="9569">
            <text:p>9569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4016">
            <text:p>314016</text:p>
          </table:table-cell>
          <table:table-cell office:value-type="string">
            <text:p>RMB</text:p>
          </table:table-cell>
          <table:table-cell office:value-type="float" office:value="9571">
            <text:p>9571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14017">
            <text:p>314017</text:p>
          </table:table-cell>
          <table:table-cell office:value-type="string">
            <text:p>RMB</text:p>
          </table:table-cell>
          <table:table-cell office:value-type="float" office:value="9572">
            <text:p>9572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835">
            <text:p>304835</text:p>
          </table:table-cell>
          <table:table-cell office:value-type="string">
            <text:p>RMB</text:p>
          </table:table-cell>
          <table:table-cell office:value-type="float" office:value="5956">
            <text:p>5956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4851">
            <text:p>304851</text:p>
          </table:table-cell>
          <table:table-cell office:value-type="string">
            <text:p>RMB</text:p>
          </table:table-cell>
          <table:table-cell office:value-type="float" office:value="5972">
            <text:p>5972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7642">
            <text:p>307642</text:p>
          </table:table-cell>
          <table:table-cell office:value-type="string">
            <text:p>RMB</text:p>
          </table:table-cell>
          <table:table-cell office:value-type="float" office:value="6315">
            <text:p>6315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number-columns-repeated="3"/>
          <table:table-cell office:value-type="string">
            <text:p>KU</text:p>
          </table:table-cell>
          <table:table-cell office:value-type="float" office:value="307643">
            <text:p>307643</text:p>
          </table:table-cell>
          <table:table-cell office:value-type="string">
            <text:p>RMB</text:p>
          </table:table-cell>
          <table:table-cell office:value-type="float" office:value="6316">
            <text:p>6316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2" table:number-rows-repeated="1048181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 style:data-style-name="N2" text:time-value="0000-00-00T23:19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0T01:48:34</dc:date>
    <dc:creator>Jamie Oaks</dc:creator>
    <meta:generator>LibreOffice/3.6$Linux_X86_64 LibreOffice_project/360m1$Build-2</meta:generator>
    <meta:editing-duration>PT3H43M46S</meta:editing-duration>
    <meta:editing-cycles>137</meta:editing-cycles>
    <meta:document-statistic meta:table-count="1" meta:cell-count="6950" meta:object-count="0"/>
  </office:meta>
</office:document-meta>
</file>